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6.png"/>
  <manifest:file-entry manifest:media-type="image/png" manifest:full-path="Pictures/image1.png"/>
  <manifest:file-entry manifest:media-type="image/png" manifest:full-path="Pictures/image2.png"/>
  <manifest:file-entry manifest:media-type="image/png" manifest:full-path="Pictures/image5.png"/>
  <manifest:file-entry manifest:media-type="image/png" manifest:full-path="Pictures/image4.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weight="bold"/>
    </style:style>
    <style:style style:name="P4" style:parent-style-name="Title" style:family="paragraph">
      <style:paragraph-properties fo:margin-left="0.000000000000000pt" fo:margin-right="0.000000000000000pt"/>
      <style:text-properties fo:font-weight="bold"/>
    </style:style>
    <style:style style:name="P5" style:parent-style-name="Standard" style:family="paragraph">
      <style:paragraph-properties fo:margin-left="0.000000000000000pt" fo:margin-right="0.000000000000000pt"/>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P6" style:parent-style-name="Standard" style:family="paragraph">
      <style:paragraph-properties fo:margin-left="0.000000000000000pt" fo:margin-right="0.000000000000000pt"/>
      <style:text-properties fo:font-size="14.000000000000000pt"/>
    </style:style>
    <style:style style:name="T4" style:family="text">
      <style:text-properties fo:font-family="Georgia"/>
    </style:style>
    <style:style style:name="P7" style:family="paragraph">
      <style:paragraph-properties fo:margin="1.000000000000000pt"/>
    </style:style>
    <style:style style:name="T5" style:family="text">
      <style:text-properties fo:font-family="Book Antiqua" fo:font-size="14.000000000000000pt"/>
    </style:style>
    <style:style style:name="P8"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size="24.000000000000000pt"/>
    </style:style>
    <style:style style:name="P9" style:parent-style-name="Standard" style:family="paragraph">
      <style:paragraph-properties fo:margin-left="0.000000000000000pt" fo:margin-right="0.000000000000000pt"/>
      <style:text-properties fo:font-size="24.000000000000000pt"/>
    </style:style>
    <style:style style:name="T7" style:family="text">
      <style:text-properties fo:font-family="Sans Serif"/>
    </style:style>
    <style:style style:name="T8" style:family="text">
      <style:text-properties fo:font-family="Sans Serif" fo:font-weight="bold"/>
    </style:style>
    <style:style style:name="P10" style:parent-style-name="Standard" style:family="paragraph">
      <style:paragraph-properties fo:margin-left="0.000000000000000pt" fo:margin-right="0.000000000000000pt" fo:text-align="center"/>
    </style:style>
    <style:style style:name="T9" style:family="text">
      <style:text-properties fo:font-family="comic sans ms"/>
    </style:style>
    <style:style style:name="P11" style:parent-style-name="Standard" style:family="paragraph">
      <style:paragraph-properties fo:margin-left="0.000000000000000pt" fo:margin-right="0.000000000000000pt" fo:text-align="center"/>
      <style:text-properties fo:font-family="comic sans ms"/>
    </style:style>
    <style:style style:name="T10" style:family="text">
      <style:text-properties fo:font-size="36.000000000000000pt"/>
    </style:style>
    <style:style style:name="P12" style:parent-style-name="Title" style:family="paragraph">
      <style:paragraph-properties fo:margin-left="0.000000000000000pt" fo:margin-right="0.000000000000000pt"/>
      <style:text-properties fo:font-size="36.000000000000000pt"/>
    </style:style>
    <style:style style:name="T11" style:family="text">
      <style:text-properties fo:font-size="28.000000000000000pt"/>
    </style:style>
    <style:style style:name="T12" style:family="text">
      <style:text-properties fo:font-size="28.000000000000000pt" fo:font-weight="bold"/>
    </style:style>
    <style:style style:name="P13" style:parent-style-name="Title" style:family="paragraph">
      <style:paragraph-properties fo:margin-left="0.000000000000000pt" fo:margin-right="0.000000000000000pt"/>
      <style:text-properties fo:font-size="28.000000000000000pt"/>
    </style:style>
    <style:style style:name="T13" style:family="text">
      <style:text-properties fo:color="#a9a9a9"/>
    </style:style>
    <style:style style:name="T14" style:family="text">
      <style:text-properties fo:font-family="gentium"/>
    </style:style>
    <style:style style:name="P14" style:parent-style-name="Standard" style:family="paragraph">
      <style:paragraph-properties fo:margin-left="0.000000000000000pt" fo:margin-right="0.000000000000000pt"/>
      <style:text-properties fo:font-family="comic sans ms"/>
    </style:style>
    <style:style style:name="T15" style:family="text">
      <style:text-properties fo:font-family="Gentium"/>
    </style:style>
    <style:style style:name="P15" style:family="paragraph">
      <style:paragraph-properties fo:margin="1.000000000000000pt" fo:text-align="center"/>
    </style:style>
    <style:style style:name="T16" style:family="text">
      <style:text-properties fo:color="#ff0000" fo:font-family="comic sans ms" fo:font-weight="100"/>
    </style:style>
    <style:style style:name="T17" style:family="text">
      <style:text-properties fo:color="#ff0000" fo:font-family="times new roman" fo:font-size="20.000000000000000pt" fo:font-style="italic" fo:font-weight="100"/>
    </style:style>
    <style:style style:name="T18" style:family="text">
      <style:text-properties fo:color="#008b8b" fo:font-family="comic sans ms" fo:font-weight="100"/>
    </style:style>
    <style:style style:name="T19" style:family="text">
      <style:text-properties fo:color="#808080"/>
    </style:style>
    <style:style style:name="T20" style:family="text">
      <style:text-properties fo:font-family="sans serif"/>
    </style:style>
    <style:style style:name="T21" style:family="text">
      <style:text-properties fo:background-color="#ff4500"/>
    </style:style>
    <style:style style:name="T22" style:family="text">
      <style:text-properties fo:color="#800000"/>
    </style:style>
    <style:style style:name="T23" style:family="text">
      <style:text-properties fo:color="#800000" fo:font-family="Sans Serif" fo:font-weight="bold"/>
    </style:style>
    <style:style style:name="P16" style:family="paragraph" style:list-style-name="L2">
      <style:paragraph-properties fo:margin="1.133860232000000pt" fo:text-indent="0.000000000000000pt"/>
      <style:text-properties fo:color="#008000" fo:font-family="Comic Sans MS"/>
    </style:style>
    <style:style style:name="T24" style:family="text">
      <style:text-properties fo:font-size="13.000000000000000pt"/>
    </style:style>
    <style:style style:name="T25" style:family="text">
      <style:text-properties fo:font-size="12.000000000000000pt"/>
    </style:style>
    <style:style style:name="T26" style:family="text">
      <style:text-properties fo:color="#ff4500" fo:font-family="Comic Sans MS" fo:font-weight="100"/>
    </style:style>
    <style:style style:name="P17" style:family="paragraph">
      <style:paragraph-properties fo:margin-bottom="1.000000000000000pt" fo:margin-left="0.000000000000000pt" fo:margin-right="0.000000000000000pt" fo:margin-top="1.000000000000000pt" fo:text-align="center" fo:text-indent="0.000000000000000pt"/>
    </style:style>
    <style:style style:name="T27" style:family="text">
      <style:text-properties fo:color="#8b0000" fo:font-family="Comic Sans MS" fo:font-size="14.000000000000000pt"/>
    </style:style>
    <style:style style:name="T28" style:family="text">
      <style:text-properties fo:color="#0000ff"/>
    </style:style>
    <style:style style:name="T29" style:family="text">
      <style:text-properties fo:color="#0000ff" fo:font-family="Sans Serif" fo:font-weight="bold"/>
    </style:style>
    <style:style style:name="T30" style:family="text">
      <style:text-properties fo:color="#0000ff" fo:font-family="Comic Sans MS" fo:font-size="14.000000000000000pt"/>
    </style:style>
    <style:style style:name="T31" style:family="text">
      <style:text-properties fo:color="#708090"/>
    </style:style>
    <style:style style:name="T32" style:family="text">
      <style:text-properties fo:background-color="#7cfc00"/>
    </style:style>
    <style:style style:name="T33" style:family="text">
      <style:text-properties fo:background-color="#7cfc00" fo:font-family="Sans Serif" fo:font-weight="bold"/>
    </style:style>
    <style:style style:name="T34" style:family="text">
      <style:text-properties fo:color="#808080" fo:font-family="Sans Serif" fo:font-weight="bold"/>
    </style:style>
    <style:style style:name="T35" style:family="text">
      <style:text-properties fo:background-color="#7cfc00" fo:color="#708090"/>
    </style:style>
    <style:style style:name="T36" style:family="text">
      <style:text-properties style:text-position="sub"/>
    </style:style>
    <style:style style:name="T37" style:family="text">
      <style:text-properties fo:font-size="36.000000000000000pt" fo:font-weight="100"/>
    </style:style>
    <style:style style:name="P18" style:parent-style-name="Title" style:family="paragraph">
      <style:paragraph-properties fo:margin-left="0.000000000000000pt" fo:margin-right="0.000000000000000pt"/>
      <style:text-properties fo:font-weight="100"/>
    </style:style>
    <style:style style:name="T38" style:family="text">
      <style:text-properties fo:font-family="gentium" fo:font-size="36.000000000000000pt"/>
    </style:style>
    <style:style style:name="T39" style:family="text">
      <style:text-properties fo:color="#708090" fo:font-family="Sans Serif"/>
    </style:style>
    <style:style style:name="T40" style:family="text">
      <style:text-properties fo:color="#708090" fo:font-family="Sans Serif" fo:font-weight="bold"/>
    </style:style>
    <style:style style:name="T41" style:family="text">
      <style:text-properties fo:color="#708090" fo:font-family="gentium"/>
    </style:style>
    <style:style style:name="T42" style:family="text">
      <style:text-properties fo:background-color="#7cfc00" style:text-position="sub"/>
    </style:style>
    <style:style style:name="T43" style:family="text">
      <style:text-properties fo:color="#a9a9a9" style:text-position="sub"/>
    </style:style>
    <style:style style:name="T44" style:family="text">
      <style:text-properties fo:color="#b22222"/>
    </style:style>
    <style:style style:name="T45" style:family="text">
      <style:text-properties fo:color="#b22222" fo:font-family="Sans Serif" fo:font-weight="bold"/>
    </style:style>
    <style:style style:name="P19" style:parent-style-name="Standard" style:family="paragraph">
      <style:paragraph-properties fo:margin-left="0.000000000000000pt" fo:margin-right="0.000000000000000pt" fo:text-align="left"/>
    </style:style>
    <style:style style:name="P20" style:parent-style-name="Standard" style:family="paragraph" style:list-style-name="L4">
      <style:paragraph-properties fo:margin-bottom="7.982376033280000pt" fo:margin-left="36.000000000000000pt" fo:margin-right="0.000000000000000pt" fo:text-align="left"/>
    </style:style>
    <style:style style:name="P21" style:parent-style-name="Standard" style:family="paragraph" style:list-style-name="L4">
      <style:paragraph-properties fo:margin-bottom="7.982376033280000pt" fo:margin-left="36.000000000000000pt" fo:margin-right="0.000000000000000pt"/>
    </style:style>
    <style:style style:name="P22" style:parent-style-name="Standard" style:family="paragraph" style:list-style-name="L4">
      <style:paragraph-properties fo:margin-left="10.000000000000000pt" fo:margin-right="0.000000000000000pt"/>
    </style:style>
    <style:style style:name="P23" style:parent-style-name="Standard" style:family="paragraph" style:list-style-name="L4">
      <style:paragraph-properties fo:margin-bottom="7.982376033280000pt" fo:margin-left="60.000000000000000pt" fo:margin-right="0.000000000000000pt"/>
    </style:style>
    <style:style style:name="T46" style:family="text">
      <style:text-properties fo:color="#0000ff" fo:font-weight="bold"/>
    </style:style>
    <style:style style:name="T47" style:family="text">
      <style:text-properties fo:font-weight="100"/>
    </style:style>
    <style:style style:name="T48" style:family="text">
      <style:text-properties fo:color="#800080" fo:font-weight="bold"/>
    </style:style>
    <style:style style:name="T49" style:family="text">
      <style:text-properties fo:color="#800080"/>
    </style:style>
    <style:style style:name="T50" style:family="text">
      <style:text-properties fo:color="#a9a9a9" style:text-position="0% 100%"/>
    </style:style>
    <style:style style:name="T51" style:family="text">
      <style:text-properties fo:background-color="#ff6347"/>
    </style:style>
    <style:style style:name="T52" style:family="text">
      <style:text-properties fo:font-family="gentium" style:text-position="sub"/>
    </style:style>
    <style:style style:name="T53" style:family="text">
      <style:text-properties fo:font-family="Comic Sans MS"/>
    </style:style>
    <style:style style:name="T54" style:family="text">
      <style:text-properties fo:color="#708090" fo:font-family="gentium" fo:font-weight="100"/>
    </style:style>
    <style:style style:name="T55" style:family="text">
      <style:text-properties fo:color="#708090" fo:font-weight="100"/>
    </style:style>
    <style:style style:name="P24" style:family="paragraph">
      <style:paragraph-properties fo:margin="1.000000000000000pt" fo:text-align="right"/>
    </style:style>
    <style:style style:name="T56" style:family="text">
      <style:text-properties fo:color="#008000" fo:font-family="comic sans ms"/>
    </style:style>
    <style:style style:name="P25" style:family="paragraph">
      <style:paragraph-properties fo:margin-bottom="1.000000000000000pt" fo:margin-left="0.000000000000000pt" fo:margin-right="0.000000000000000pt" fo:margin-top="1.000000000000000pt" fo:text-indent="0.000000000000000pt"/>
    </style:style>
    <style:style style:name="T57" style:family="text">
      <style:text-properties fo:font-size="20.000000000000000pt"/>
    </style:style>
    <style:style style:name="T58" style:family="text">
      <style:text-properties fo:font-size="20.000000000000000pt" fo:font-weight="bold"/>
    </style:style>
    <style:style style:name="P26" style:family="paragraph">
      <style:paragraph-properties fo:margin-bottom="1.000000000000000pt" fo:margin-left="140.000000000000000pt" fo:margin-right="0.000000000000000pt" fo:margin-top="1.000000000000000pt" fo:text-indent="0.000000000000000pt"/>
    </style:style>
    <style:style style:name="gr8"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9" style:family="graphic">
      <style:graphic-properties draw:color-mode="standard" draw:fill="none" draw:stroke="none"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fill="solid" draw:fill-color="#ffffff" draw:stroke="none" fo:margin="1.000000000000000pt" style:wrap="biggest" style:wrap-dynamic-threshold="0.000000000000000pt" svg:fill-rule="nonzero"/>
    </style:style>
    <style:style style:name="gr12" style:family="graphic">
      <style:graphic-properties draw:auto-grow-height="false" draw:fill="none" draw:stroke="solid" draw:stroke-linejoin="miter" draw:textarea-vertical-align="top" fo:margin="1.000000000000000pt" style:wrap="biggest" style:wrap-dynamic-threshold="0.000000000000000pt" svg:stroke-color="#000000" svg:stroke-linecap="butt" svg:stroke-opacity="1" svg:stroke-width="0.000000000000000pt"/>
      <style:paragraph-properties fo:margin="1.000000000000000pt"/>
    </style:style>
    <style:style style:name="gr13" style:family="graphic">
      <style:graphic-properties draw:color-mode="standard" draw:fill="none" draw:stroke="none" fo:margin="1.000000000000000pt" style:flow-with-text="true" style:horizontal-pos="left" style:horizontal-rel="char" style:vertical-pos="top" style:vertical-rel="line"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paragraph-properties fo:margin="1.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text:list-style style:name="L1" style:display-name="L1">
      <text:list-level-style-bullet text:bullet-char="✔" text:level="1">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style>
    <text:list-style style:name="L3" style:display-name="L3">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presentation>
      <draw:page draw:name="page1" draw:id="page1" xml:id="page1" draw:master-page-name="Default1" draw:style-name="dp2" presentation:presentation-page-layout-name="pl2">
        <draw:layer-set>
          <draw:layer draw:name=""/>
        </draw:layer-set>
        <draw:frame draw:style-name="gr8" xml:id="shape-41" draw:id="shape-41"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8" xml:id="shape-42" draw:id="shape-42" draw:layer="" svg:width="598.67067387966pt" svg:height="243.86933854676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6"/>
            <text:p text:style-name="P6"/>
            <text:p text:style-name="P6"/>
            <text:p text:style-name="P6"/>
            <text:p text:style-name="P6"/>
            <text:p text:style-name="P6"/>
            <text:p text:style-name="P6"/>
            <text:p text:style-name="P6"/>
            <text:p text:style-name="P6"><text:span text:style-name="T4"><text:s text:c="2"/>kya@cs.pdx.edu<text:tab/><text:tab/>sheard@cs.pdx.edu<text:tab/><text:tab/>Marcelo.Fiore@cl.cam.ac.uk</text:span></text:p>
          </draw:text-box>
        </draw:frame>
        <draw:frame draw:style-name="gr8" xml:id="shape-43" draw:id="shape-43" draw:layer="" svg:width="99.70674486804pt" svg:height="20.39141414141pt" svg:x="539.74584555230pt" svg:y="483.47385141740pt">
          <draw:text-box>
            <text:p text:style-name="P7"><text:span text:style-name="T5">TYPES 2013</text:span></text:p>
          </draw:text-box>
        </draw:frame>
        <draw:frame draw:style-name="gr9" xml:id="shape-44" draw:id="shape-44" draw:layer="" svg:width="134.64629533574pt" svg:height="134.64629533574pt" svg:x="52.50000000000pt" svg:y="276.59156917550pt">
          <draw:image xlink:type="simple" xlink:show="embed" xlink:actuate="onLoad" xlink:href="Pictures/image1.png"/>
        </draw:frame>
        <draw:frame draw:style-name="gr9" xml:id="shape-45" draw:id="shape-45" draw:layer="" svg:width="129.68909939933pt" svg:height="139.27481544189pt" svg:x="244.60349127215pt" svg:y="274.97372340997pt">
          <draw:image xlink:type="simple" xlink:show="embed" xlink:actuate="onLoad" xlink:href="Pictures/image2.png"/>
        </draw:frame>
        <draw:frame draw:style-name="gr9" xml:id="shape-46" draw:id="shape-46" draw:layer="" svg:width="132.97236773855pt" svg:height="138.43698559082pt" svg:x="439.13714037115pt" svg:y="273.33208924036pt">
          <draw:image xlink:type="simple" xlink:show="embed" xlink:actuate="onLoad" xlink:href="Pictures/image3.png"/>
        </draw:frame>
        <presentation:notes>
          <draw:frame presentation:style-name="pr1" xml:id="shape-47" draw:id="shape-47" draw:layer="" svg:width="489.57000000000pt" svg:height="356.37000000000pt" svg:x="62.22000000000pt" svg:y="374.46000000000pt" presentation:class="notes">
            <draw:text-box>
              <text:p text:style-name="P8"/>
            </draw:text-box>
          </draw:frame>
          <draw:page-thumbnail draw:style-name="gr10" xml:id="shape-48" draw:id="shape-48"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8" xml:id="shape-49" draw:id="shape-49" draw:layer="" svg:width="612.00000000000pt" svg:height="56.16666666667pt" svg:x="34.00000000000pt" svg:y="10.50000000000pt" presentation:class="title">
          <draw:text-box>
            <text:p text:style-name="P3">Outline</text:p>
          </draw:text-box>
        </draw:frame>
        <draw:frame draw:style-name="gr8" xml:id="shape-50" draw:id="shape-50" draw:layer="" svg:width="544.00000000000pt" svg:height="379.60831840135pt" svg:x="68.00000000000pt" svg:y="82.40000000000pt" presentation:class="subtitle">
          <draw:text-box>
            <text:p text:style-name="P5"><text:span text:style-name="T6">Mendler-style Recursion Schemes</text:span></text:p>
            <text:p text:style-name="P9"><text:tab/>mit (iteration)</text:p>
            <text:p text:style-name="P9"><text:tab/>msfit (iteration with syntactic Inverse)</text:p>
            <text:p text:style-name="P9"/>
            <text:p text:style-name="P9">Untyped HOAS (Regular Mixed-Variant Datatype)</text:p>
            <text:p text:style-name="P9">Formatting Untyped HOAS (using msfit at kind<text:s text:c="2"/><text:span text:style-name="T7">*</text:span>)</text:p>
            <text:p text:style-name="P9"/>
            <text:p text:style-name="P9">Simply-Typed HOAS (Indexed Mixed-Variant Datatype)</text:p>
            <text:p text:style-name="P9">Formatting Untyped HOAS (using msfit at kind<text:s text:c="2"/><text:span text:style-name="T7">*<text:s/></text:span><text:span text:style-name="T8">→</text:span><text:span text:style-name="T7"><text:s/>*</text:span>)</text:p>
            <text:p text:style-name="P9"/>
            <text:p text:style-name="P9">The Nax language</text:p>
            <text:p text:style-name="P9"/>
            <text:p text:style-name="P9">Need for yet another Mendler-style Recursion Scheme</text:p>
          </draw:text-box>
        </draw:frame>
        <draw:path draw:style-name="gr11" xml:id="shape-51" draw:id="shape-51" draw:layer="" svg:width="86.36263182340pt" svg:height="76.38422470380pt" svg:x="27.86330791508pt" svg:y="19.87440939768pt" svg:viewBox="0 0 86 76" svg:d="M12.1607 12.7726C14.6137 17.0302 17.0667 21.2877 19.5197 25.5452C17.7789 29.8346 14.1715 33.6547 14.5316 38.6232C14.7803 42.0518 16.9808 45.0234 18.8227 47.7905L4.33923 22.6518C7.28371 26.5256 11.5486 27.8163 16.1782 28.6613C23.0968 29.9243 29.0385 29.209 35.6633 27.692C38.8804 26.9554 41.9278 26.3601 44.9066 24.8571C48.4427 23.0728 51.7476 20.8823 55.1781 18.9132C56.9926 17.8715 59.107 16.6741 61.3023 16.9571C63.1044 17.1894 64.6318 18.5256 65.7689 19.8579C68.138 22.6333 69.5795 25.4835 71.0599 28.7667L85.5474 53.912C86.0435 55.5271 86.4338 57.1329 86.3517 58.8397C86.0651 64.7949 81.29 69.1765 76.9456 72.6557C75.6851 73.6651 74.41 74.6511 73.0796 75.5659C72.9438 75.6593 72.0419 76.426 71.8669 76.3824C71.7406 76.3509 71.4422 75.6454 71.3824 75.5414C70.8133 74.5537 70.2443 73.566 69.6752 72.5785C67.4755 68.7603 65.2757 64.9422 63.076 61.1242C61.693 58.7238 60.3101 56.3234 58.9271 53.9229C58.7111 53.5481 57.3155 51.743 57.4146 51.2976C57.5548 50.6665 58.4856 50.576 59.0163 50.2078C60.3381 49.2913 61.644 48.2987 62.8762 47.2667C67.0505 43.7708 71.5804 39.5094 71.8589 33.685C71.9404 31.9886 71.5424 30.3763 71.0599 28.7667L85.5474 53.912C83.709 49.8405 80.9443 42.9343 75.81 42.1377C72.9182 41.6892 70.1918 43.543 67.8265 44.9081C64.4359 46.8648 61.0911 49.0426 57.5165 50.6523C55.334 51.6352 52.9516 52.021 50.6313 52.5287C48.5455 52.9851 46.4732 53.6714 44.3655 53.9957C39.8744 54.6866 34.8515 54.0719 30.4068 53.3008C25.9765 52.5323 21.6654 51.4882 18.8227 47.7905L4.33923 22.6518C2.10302 19.2904 -0.880032 15.2415 0.245579 10.9432C0.956539 8.22829 2.24175 5.76555 3.44751 3.25452C3.9036 2.30474 4.84448 1.08285 4.80185 0C7.25483 4.25755 9.70778 8.51511 12.1607 12.7726Z" calligra:nodeTypes="ccccccccccccccccccccccccccccccccccccccc"/>
        <presentation:notes>
          <draw:frame presentation:style-name="pr2" xml:id="shape-52" draw:id="shape-52" draw:layer="" svg:width="489.57000000000pt" svg:height="356.37000000000pt" svg:x="62.22000000000pt" svg:y="374.46000000000pt" presentation:class="notes">
            <draw:text-box>
              <text:p text:style-name="P7"/>
            </draw:text-box>
          </draw:frame>
          <draw:page-thumbnail draw:style-name="gr10" xml:id="shape-53" draw:id="shape-53"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3">
        <draw:layer-set>
          <draw:layer draw:name=""/>
        </draw:layer-set>
        <draw:frame draw:style-name="gr8" xml:id="shape-54" draw:id="shape-54" draw:layer="" svg:width="622.66739965290pt" svg:height="76.24498771260pt" svg:x="32.67642330540pt" svg:y="366.70208376060pt" presentation:class="subtitle">
          <draw:text-box>
            <text:p text:style-name="P10"><text:span text:style-name="T9">already inconsistent as a logic (via Curry--Howard correspondence)</text:span></text:p>
            <text:p text:style-name="P11">without even having to introduce any term-level recursion</text:p>
            <text:p text:style-name="P11">since we can already define general recursion using this</text:p>
          </draw:text-box>
        </draw:frame>
        <draw:frame draw:style-name="gr8" xml:id="shape-55" draw:id="shape-55" draw:layer="" svg:width="612.00000000000pt" svg:height="81.60000000000pt" svg:x="34.00000000000pt" svg:y="25.50000000000pt" presentation:class="title">
          <draw:text-box>
            <text:p text:style-name="P3"><text:span text:style-name="T10">(iso-) Recursive Types</text:span></text:p>
            <text:p text:style-name="P12">in Functional Languages</text:p>
          </draw:text-box>
        </draw:frame>
        <draw:frame draw:style-name="gr9" xml:id="shape-56" draw:id="shape-56" draw:layer="" svg:width="659.16666666667pt" svg:height="218.07017543860pt" svg:x="15.00000000000pt" svg:y="125.00000000000pt">
          <draw:image xlink:type="simple" xlink:show="embed" xlink:actuate="onLoad" xlink:href="Pictures/image4.png"/>
        </draw:frame>
        <presentation:notes>
          <draw:frame presentation:style-name="pr2" xml:id="shape-57" draw:id="shape-57" draw:layer="" svg:width="489.57000000000pt" svg:height="356.37000000000pt" svg:x="62.22000000000pt" svg:y="374.46000000000pt" presentation:class="notes">
            <draw:text-box>
              <text:p text:style-name="P7"/>
            </draw:text-box>
          </draw:frame>
          <draw:page-thumbnail draw:style-name="gr10" xml:id="shape-58" draw:id="shape-58" draw:layer="" svg:width="396.28000000000pt" svg:height="296.96000000000pt" svg:x="108.00000000000pt" svg:y="60.18000000000pt" presentation:class="page" draw:page-number="3"/>
        </presentation:notes>
      </draw:page>
      <draw:page draw:name="page4" draw:id="page4" xml:id="page4" draw:master-page-name="Default2" draw:style-name="dp3" presentation:presentation-page-layout-name="pl3">
        <draw:layer-set>
          <draw:layer draw:name=""/>
        </draw:layer-set>
        <draw:frame draw:style-name="gr8" xml:id="shape-59" draw:id="shape-59" draw:layer="" svg:width="612.00000000000pt" svg:height="106.19837574255pt" svg:x="34.00000000000pt" svg:y="10.89214110180pt" presentation:class="title">
          <draw:text-box>
            <text:p text:style-name="P3"><text:span text:style-name="T11">Having both<text:s/></text:span><text:span text:style-name="T12">unrestricted formation</text:span></text:p>
            <text:p text:style-name="P13"><text:tab/> <text:s text:c="5"/>and<text:s/><text:span text:style-name="T1">unrestricted elimination</text:span></text:p>
            <text:p text:style-name="P13">of μ leads to inconsistency</text:p>
          </draw:text-box>
        </draw:frame>
        <draw:frame draw:style-name="gr8" xml:id="shape-60" draw:id="shape-60" draw:layer="" svg:width="568.28257603015pt" svg:height="328.08924798598pt" svg:x="68.00000000000pt" svg:y="125.24408534735pt" presentation:class="subtitle">
          <draw:text-box>
            <text:p text:style-name="P5">data T a r = C (r<text:s/><text:span text:style-name="T7">→</text:span><text:s/>a)<text:s/></text:p>
            <text:p text:style-name="P5"/>
            <text:p text:style-name="P5">w : μ (T a)<text:s/><text:span text:style-name="T7">→</text:span><text:s/>a<text:tab/><text:span text:style-name="T13">-- encoding of (λx. x x) in the untyped λ-calc</text:span></text:p>
            <text:p text:style-name="P5">w = λv. case (unIn v) of <text:s/>(C x)<text:s/><text:span text:style-name="T7">→</text:span><text:s/>f (C x)</text:p>
            <text:p text:style-name="P5"/>
            <text:p text:style-name="P5"><text:span text:style-name="T13">-- w (C w) <text:s text:c="2"/>amounts to a well-known diverging term in λ-calculus</text:span></text:p>
            <text:p text:style-name="P5"/>
            <text:p text:style-name="P5">fix : (a<text:s/><text:span text:style-name="T14">→</text:span><text:s/>a)<text:s/><text:span text:style-name="T7">→</text:span><text:s/>a<text:s text:c="5"/><text:span text:style-name="T13">-- the Y combinator (λf.(λx.f(xx))(λx.f(xx))))</text:span></text:p>
            <text:p text:style-name="P5">fix = λf. (λx. f (w x)) (In (C (λx. f (w x))))</text:p>
            <text:p text:style-name="P5"/>
            <text:p text:style-name="P5"><text:span text:style-name="T9"><text:s text:c="2"/>To recover consistency, one could</text:span></text:p>
            <text:p text:style-name="P14"><text:tab/>either<text:tab/>restrict formation<text:tab/><text:span text:style-name="T14">(conventional approach)</text:span></text:p>
            <text:p text:style-name="P14"><text:tab/>or<text:tab/>restrict elimination<text:tab/><text:span text:style-name="T15">(Mendler-style approach)</text:span></text:p>
          </draw:text-box>
        </draw:frame>
        <presentation:notes>
          <draw:frame presentation:style-name="pr2" xml:id="shape-61" draw:id="shape-61" draw:layer="" svg:width="489.57000000000pt" svg:height="356.37000000000pt" svg:x="62.22000000000pt" svg:y="374.46000000000pt" presentation:class="notes">
            <draw:text-box>
              <text:p text:style-name="P7"/>
            </draw:text-box>
          </draw:frame>
          <draw:page-thumbnail draw:style-name="gr10" xml:id="shape-62" draw:id="shape-62" draw:layer="" svg:width="396.28000000000pt" svg:height="296.96000000000pt" svg:x="108.00000000000pt" svg:y="60.18000000000pt" presentation:class="page" draw:page-number="4"/>
        </presentation:notes>
      </draw:page>
      <draw:page draw:name="page5" draw:id="page5" xml:id="page5" draw:master-page-name="Default1" draw:style-name="dp3" presentation:presentation-page-layout-name="pl1">
        <draw:layer-set>
          <draw:layer draw:name=""/>
        </draw:layer-set>
        <draw:frame draw:style-name="gr8" xml:id="shape-63" draw:id="shape-63" draw:layer="" svg:width="612.00000000000pt" svg:height="92.83333333333pt" svg:x="34.00000000000pt" svg:y="10.50000000000pt" presentation:class="title">
          <draw:text-box>
            <text:p text:style-name="P12">Conventional Iteration over Recursive Types</text:p>
          </draw:text-box>
        </draw:frame>
        <draw:frame draw:style-name="gr9" xml:id="shape-64" draw:id="shape-64" draw:layer="" svg:width="569.91663125569pt" svg:height="349.73765942895pt" svg:x="18.25898824152pt" svg:y="107.20261963273pt">
          <draw:image xlink:type="simple" xlink:show="embed" xlink:actuate="onLoad" xlink:href="Pictures/image5.png"/>
        </draw:frame>
        <draw:frame draw:style-name="gr8" xml:id="shape-65" draw:id="shape-65" draw:layer="" svg:width="225.10424943720pt" svg:height="64.69710688418pt" svg:x="448.39314202410pt" svg:y="146.13622644915pt">
          <draw:text-box>
            <text:p text:style-name="P15"><text:span text:style-name="T16">allow formation of only positive recursive types</text:span></text:p>
            <text:p text:style-name="P15"><text:span text:style-name="T16">(i.e., when<text:s/></text:span><text:span text:style-name="T17">F<text:s/></text:span><text:span text:style-name="T16">has a map)</text:span></text:p>
          </draw:text-box>
        </draw:frame>
        <draw:frame draw:style-name="gr8" xml:id="shape-66" draw:id="shape-66" draw:layer="" svg:width="356.71762108395pt" svg:height="30.86106645510pt" svg:x="293.18013132345pt" svg:y="367.60976218575pt">
          <draw:text-box>
            <text:p text:style-name="P15"><text:span text:style-name="T18">freely eliminate (i.e. use unIn) recursive values</text:span></text:p>
          </draw:text-box>
        </draw:frame>
        <presentation:notes>
          <draw:frame presentation:style-name="pr2" xml:id="shape-67" draw:id="shape-67" draw:layer="" svg:width="489.57000000000pt" svg:height="356.37000000000pt" svg:x="62.22000000000pt" svg:y="374.46000000000pt" presentation:class="notes">
            <draw:text-box>
              <text:p text:style-name="P7"/>
            </draw:text-box>
          </draw:frame>
          <draw:page-thumbnail draw:style-name="gr10" xml:id="shape-68" draw:id="shape-68"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8" xml:id="shape-69" draw:id="shape-69" draw:layer="" svg:width="612.00000000000pt" svg:height="92.83333333333pt" svg:x="34.00000000000pt" svg:y="10.50000000000pt" presentation:class="title">
          <draw:text-box>
            <text:p text:style-name="P3"><text:span text:style-name="T10">Mendler-style Iteration over Recursive Types</text:span></text:p>
          </draw:text-box>
        </draw:frame>
        <draw:frame draw:style-name="gr9" xml:id="shape-70" draw:id="shape-70" draw:layer="" svg:width="589.95911048683pt" svg:height="252.63966653114pt" svg:x="17.47677870448pt" svg:y="132.21598573247pt">
          <draw:image xlink:type="simple" xlink:show="embed" xlink:actuate="onLoad" xlink:href="Pictures/image6.png"/>
        </draw:frame>
        <draw:frame draw:style-name="gr8" xml:id="shape-71" draw:id="shape-71" draw:layer="" svg:width="173.36657920365pt" svg:height="47.96611970050pt" svg:x="484.04671052710pt" svg:y="297.03388029950pt">
          <draw:text-box>
            <text:p text:style-name="P15"><text:span text:style-name="T16">elimination is possible only through mit</text:span></text:p>
          </draw:text-box>
        </draw:frame>
        <draw:frame draw:style-name="gr8" xml:id="shape-72" draw:id="shape-72" draw:layer="" svg:width="334.02566045520pt" svg:height="30.86106645510pt" svg:x="233.27335526355pt" svg:y="157.93604597610pt">
          <draw:text-box>
            <text:p text:style-name="P15"><text:span text:style-name="T18">freely form ANY recursive type!!</text:span></text:p>
          </draw:text-box>
        </draw:frame>
        <draw:frame draw:style-name="gr8" xml:id="shape-73" draw:id="shape-73" draw:layer="" svg:width="173.36657920365pt" svg:height="25.46611970050pt" svg:x="482.38004386043pt" svg:y="217.03388029950pt">
          <draw:text-box>
            <text:p text:style-name="P15"><text:span text:style-name="T16">note, no (μ-elim) rule</text:span></text:p>
          </draw:text-box>
        </draw:frame>
        <presentation:notes>
          <draw:frame presentation:style-name="pr2" xml:id="shape-74" draw:id="shape-74" draw:layer="" svg:width="489.57000000000pt" svg:height="356.37000000000pt" svg:x="62.22000000000pt" svg:y="374.46000000000pt" presentation:class="notes">
            <draw:text-box>
              <text:p text:style-name="P7"/>
            </draw:text-box>
          </draw:frame>
          <draw:page-thumbnail draw:style-name="gr10" xml:id="shape-75" draw:id="shape-75" draw:layer="" svg:width="396.28000000000pt" svg:height="296.96000000000pt" svg:x="108.00000000000pt" svg:y="60.18000000000pt" presentation:class="page" draw:page-number="6"/>
        </presentation:notes>
      </draw:page>
      <draw:page draw:name="page7" draw:id="page7" xml:id="page7" draw:master-page-name="Default5" draw:style-name="dp3" presentation:presentation-page-layout-name="pl3">
        <draw:layer-set>
          <draw:layer draw:name=""/>
        </draw:layer-set>
        <draw:frame draw:style-name="gr8" xml:id="shape-76" draw:id="shape-76" draw:layer="" svg:width="612.00000000000pt" svg:height="63.84221244705pt" svg:x="34.00000000000pt" svg:y="11.15778755295pt" presentation:class="title">
          <draw:text-box>
            <text:p text:style-name="P3">Mendler-style Iteration</text:p>
          </draw:text-box>
        </draw:frame>
        <draw:frame draw:style-name="gr8" xml:id="shape-77" draw:id="shape-77" draw:layer="" svg:width="580.09384164223pt" svg:height="311.10000000000pt" svg:x="31.24144672532pt" svg:y="88.05778755295pt" presentation:class="subtitle">
          <draw:text-box>
            <text:p text:style-name="P5"><text:span text:style-name="T19">-- Mu at different kinds (there are many more, one at each kind)</text:span></text:p>
            <text:p text:style-name="P5">data Mu0 (f ::<text:s/><text:span text:style-name="T20">*</text:span><text:s/><text:span text:style-name="T8">→</text:span><text:s/><text:span text:style-name="T20">*</text:span>)<text:tab/><text:tab/>= In0 (f (Mu0 f ))</text:p>
            <text:p text:style-name="P5">data Mu1 (f :: (<text:span text:style-name="T20">*</text:span><text:span text:style-name="T8">→</text:span><text:span text:style-name="T20">*</text:span>)<text:span text:style-name="T8">→</text:span>(<text:span text:style-name="T20">*</text:span><text:span text:style-name="T8">→</text:span><text:span text:style-name="T20">*</text:span>)) i<text:tab/>= In1 (f (Mu1 f ) i)</text:p>
            <text:p text:style-name="P5"/>
            <text:p text:style-name="P5"><text:span text:style-name="T19">-- Mendler-style iterators at different kinds</text:span></text:p>
            <text:p text:style-name="P5">mit0 :: Phi0 f a<text:s/><text:span text:style-name="T8">→</text:span><text:s/>Mu f<text:s/><text:span text:style-name="T8">→</text:span><text:s/>a</text:p>
            <text:p text:style-name="P5">mit0 phi<text:s/><text:span text:style-name="T21">(In0 x)</text:span><text:s/>= phi<text:s/><text:span text:style-name="T22">(mit0 phi)</text:span><text:s/>x</text:p>
            <text:p text:style-name="P5"/>
            <text:p text:style-name="P5">mit1 :: Phi1 f a i<text:s/><text:span text:style-name="T8">→</text:span><text:s/>Mu f i<text:s/><text:span text:style-name="T8">→</text:span><text:s/>a i</text:p>
            <text:p text:style-name="P5">mit1 phi<text:s/><text:span text:style-name="T21">(In1 x)</text:span><text:s/>= phi<text:s/><text:span text:style-name="T22">(mit1 phi)</text:span><text:s/>x</text:p>
            <text:p text:style-name="P5"/>
            <text:p text:style-name="P5">type Phi0 = ∀r.<text:s text:c="9"/><text:span text:style-name="T22">(r<text:s text:c="3"/></text:span><text:span text:style-name="T23">→</text:span><text:span text:style-name="T22"><text:s text:c="2"/>a )</text:span><text:s/><text:span text:style-name="T8">→</text:span><text:s text:c="9"/>(f r<text:s text:c="3"/><text:span text:style-name="T8">→</text:span><text:s/>a <text:s/>)</text:p>
            <text:p text:style-name="P5">type Phi1 = ∀r.<text:s/><text:span text:style-name="T22">(∀i. r i<text:s/></text:span><text:span text:style-name="T23">→</text:span><text:span text:style-name="T22"><text:s/>a i)</text:span><text:s/><text:span text:style-name="T8">→</text:span><text:s/>(∀i. f r i<text:s/><text:span text:style-name="T8">→</text:span><text:s/>a i)</text:p>
          </draw:text-box>
        </draw:frame>
        <draw:frame draw:style-name="gr8" xml:id="shape-78" draw:id="shape-78" draw:layer="" svg:width="240.51048313583pt" svg:height="228.68760791376pt" svg:x="434.37860832574pt" svg:y="158.35308416894pt">
          <draw:text-box>
            <text:list text:style-name="L1" xml:id="list-2a1d2113-f6cc-496f-b5fc-ec300a9a0592">
              <text:list-item>
                <text:p text:style-name="P16">Uniformly defined at different kinds (can handle non-regular datatypes quite the same way as handling regular datatypes)<text:line-break/></text:p>
              </text:list-item>
              <text:list-item>
                <text:p text:style-name="P16">Terminates for ANY datatype<text:line-break/>(can embed Mu and mit into Fw.<text:line-break/><text:s/><text:span text:style-name="T24">see<text:s/></text:span><text:span text:style-name="T25">Abel, Matthes and Uustallu TCS'04</text:span>)<text:line-break/></text:p>
              </text:list-item>
            </text:list>
            <text:list text:style-name="L1" xml:id="list-55aac36c-8554-42fb-906d-0ceed674e24d">
              <text:list-item>
                <text:p text:style-name="P16">However, not very useful for mixed-variant datatypes</text:p>
              </text:list-item>
            </text:list>
          </draw:text-box>
        </draw:frame>
        <draw:frame draw:style-name="gr8" xml:id="shape-79" draw:id="shape-79" draw:layer="" svg:width="320.00000000000pt" svg:height="42.50000000000pt" svg:x="63.33333333333pt" svg:y="404.16666666667pt">
          <draw:text-box>
            <text:p text:style-name="P7"><text:span text:style-name="T26">eliminating In0 or In1 by pattern matching is only allowed in Mendler-style iterators</text:span></text:p>
          </draw:text-box>
        </draw:frame>
        <draw:frame draw:style-name="gr8" xml:id="shape-80" draw:id="shape-80" draw:layer="" svg:width="100.83333333333pt" svg:height="20.00000000000pt" svg:x="189.16666666667pt" svg:y="332.50000000000pt">
          <draw:text-box>
            <text:p text:style-name="P17"><text:span text:style-name="T27">recursive call</text:span></text:p>
          </draw:text-box>
        </draw:frame>
        <presentation:notes>
          <draw:frame presentation:style-name="pr2" xml:id="shape-81" draw:id="shape-81" draw:layer="" svg:width="489.57000000000pt" svg:height="356.37000000000pt" svg:x="62.22000000000pt" svg:y="374.46000000000pt" presentation:class="notes">
            <draw:text-box>
              <text:p text:style-name="P7"/>
            </draw:text-box>
          </draw:frame>
          <draw:page-thumbnail draw:style-name="gr10" xml:id="shape-82" draw:id="shape-82" draw:layer="" svg:width="396.28000000000pt" svg:height="296.96000000000pt" svg:x="108.00000000000pt" svg:y="60.18000000000pt" presentation:class="page" draw:page-number="7"/>
        </presentation:notes>
      </draw:page>
      <draw:page draw:name="page8" draw:id="page8" xml:id="page8" draw:master-page-name="Default4" draw:style-name="dp3" presentation:presentation-page-layout-name="pl3">
        <draw:layer-set>
          <draw:layer draw:name=""/>
        </draw:layer-set>
        <draw:frame draw:style-name="gr8" xml:id="shape-83" draw:id="shape-83" draw:layer="" svg:width="612.00000000000pt" svg:height="87.32405687124pt" svg:x="34.00000000000pt" svg:y="6.15778755295pt" presentation:class="title">
          <draw:text-box>
            <text:p text:style-name="P3"><text:span text:style-name="T10">Mendler-style Iteration<text:line-break/>with a syntactic inverse</text:span></text:p>
          </draw:text-box>
        </draw:frame>
        <draw:frame draw:style-name="gr8" xml:id="shape-84" draw:id="shape-84" draw:layer="" svg:width="608.75855327468pt" svg:height="311.10000000000pt" svg:x="31.24144672532pt" svg:y="97.22445421962pt" presentation:class="subtitle">
          <draw:text-box>
            <text:p text:style-name="P5"><text:span text:style-name="T19">-- Mu' at different kinds (we only use two of them in this talk)</text:span></text:p>
            <text:p text:style-name="P5">data Mu'0 (f ::<text:s/><text:span text:style-name="T20">*</text:span><text:s/><text:span text:style-name="T8">→</text:span><text:s/><text:span text:style-name="T20">*</text:span>) <text:s text:c="18"/>a <text:s text:c="4"/>= In'0 (f (Mu'0 f a))<text:tab/>| <text:s/>Inverse0 a</text:p>
            <text:p text:style-name="P5">data Mu'1 (f :: (<text:span text:style-name="T20">*</text:span><text:span text:style-name="T8">→</text:span><text:span text:style-name="T20">*</text:span>)<text:span text:style-name="T8">→</text:span>(<text:span text:style-name="T20">*</text:span><text:span text:style-name="T8">→</text:span><text:span text:style-name="T20">*</text:span>)) a i <text:s text:c="2"/>= In'1 (f (Mu'1 f a) i)<text:tab/>| <text:s/>Inverse1 (a i)</text:p>
            <text:p text:style-name="P5"/>
            <text:p text:style-name="P5"><text:span text:style-name="T19">-- msfit at different kinds</text:span></text:p>
            <text:p text:style-name="P5">msfit0 :: Phi'0 f a<text:s/><text:span text:style-name="T8">→</text:span><text:s/>Mu'0 f<text:s/><text:span text:style-name="T8">→</text:span><text:s/>a</text:p>
            <text:p text:style-name="P5">msfit0 phi<text:s/><text:span text:style-name="T21">(In'0 x)</text:span><text:s/>= phi<text:s/><text:span text:style-name="T28">Inverse0</text:span><text:s/><text:span text:style-name="T22">(msfit0 phi)</text:span><text:s/>x</text:p>
            <text:p text:style-name="P5"/>
            <text:p text:style-name="P5">msfit1 :: Phi'1 f a i<text:s/><text:span text:style-name="T8">→</text:span><text:s/>Mu'1 f i<text:s/><text:span text:style-name="T8">→</text:span><text:s/>a i</text:p>
            <text:p text:style-name="P5">msfit1 phi<text:s/><text:span text:style-name="T21">(In'1 x)</text:span><text:s/>= phi<text:s/><text:span text:style-name="T28">Inverse1</text:span><text:s/><text:span text:style-name="T22">(msfit1 phi)</text:span><text:s/>x</text:p>
            <text:p text:style-name="P5"/>
            <text:p text:style-name="P5">type Phi'0 f a = ∀r.<text:s text:c="9"/><text:span text:style-name="T28">(a<text:s text:c="3"/></text:span><text:span text:style-name="T29">→<text:s/></text:span><text:span text:style-name="T28">r a <text:s/>)</text:span><text:s/><text:span text:style-name="T8">→</text:span><text:s text:c="9"/><text:span text:style-name="T22">(r a<text:s text:c="3"/></text:span><text:span text:style-name="T23">→</text:span><text:span text:style-name="T22"><text:s/>a <text:s/>)</text:span><text:s/><text:span text:style-name="T8">→<text:s text:c="6"/></text:span><text:s/>(f r a<text:s text:c="6"/><text:span text:style-name="T8">→</text:span><text:s/>a <text:s/>)</text:p>
            <text:p text:style-name="P5">type Phi'1 f a = ∀r.<text:s/><text:span text:style-name="T28">(∀i. a i<text:s/></text:span><text:span text:style-name="T29">→<text:s/></text:span><text:span text:style-name="T28">r a i)</text:span><text:s/><text:span text:style-name="T8">→</text:span><text:s/><text:span text:style-name="T22">(∀i. r a i<text:s/></text:span><text:span text:style-name="T23">→</text:span><text:span text:style-name="T22"><text:s/>a i)</text:span><text:s/><text:span text:style-name="T8">→</text:span><text:s/>(∀i. f (r a) i<text:s/><text:span text:style-name="T8">→</text:span><text:s/>a i)</text:p>
          </draw:text-box>
        </draw:frame>
        <draw:frame draw:style-name="gr8" xml:id="shape-85" draw:id="shape-85" draw:layer="" svg:width="226.87329079308pt" svg:height="158.96232148283pt" svg:x="438.29079307201pt" svg:y="181.87101185050pt">
          <draw:text-box>
            <text:list text:style-name="L1" xml:id="list-3fbb86e8-3334-4e5c-88fa-c7a542d546ee">
              <text:list-item>
                <text:p text:style-name="P16">Terminates for ANY datatype<text:line-break/>(can embed Mu and msfit into<text:line-break/> Fw.<text:s/><text:span text:style-name="T24">see Ahn and Sheard ICFP'11</text:span>)<text:line-break/></text:p>
              </text:list-item>
            </text:list>
            <text:list text:style-name="L1" xml:id="list-21ae8807-c1f7-4eca-9c48-37cd0101dead">
              <text:list-item>
                <text:p text:style-name="P16">msfit is quite useful for mixed-variant datatypes,<text:line-break/>due to "inverse" operation in addition to "recursive call"</text:p>
              </text:list-item>
            </text:list>
          </draw:text-box>
        </draw:frame>
        <draw:frame draw:style-name="gr8" xml:id="shape-86" draw:id="shape-86" draw:layer="" svg:width="335.00000000000pt" svg:height="42.50000000000pt" svg:x="69.16666666667pt" svg:y="417.50000000000pt">
          <draw:text-box>
            <text:p text:style-name="P7"><text:span text:style-name="T26">eliminating In'0 or In'1 by pattern matching is only allowed in Mendler-style iterators</text:span></text:p>
          </draw:text-box>
        </draw:frame>
        <draw:frame draw:style-name="gr8" xml:id="shape-87" draw:id="shape-87" draw:layer="" svg:width="102.50000000000pt" svg:height="24.16666666667pt" svg:x="352.50000000000pt" svg:y="344.16666666667pt">
          <draw:text-box>
            <text:p text:style-name="P17"><text:span text:style-name="T27">recursive call</text:span></text:p>
          </draw:text-box>
        </draw:frame>
        <draw:frame draw:style-name="gr8" xml:id="shape-88" draw:id="shape-88" draw:layer="" svg:width="102.50000000000pt" svg:height="20.00000000000pt" svg:x="202.50000000000pt" svg:y="341.66666666666pt">
          <draw:text-box>
            <text:p text:style-name="P17"><text:span text:style-name="T30">inverse</text:span></text:p>
          </draw:text-box>
        </draw:frame>
        <presentation:notes>
          <draw:frame presentation:style-name="pr2" xml:id="shape-89" draw:id="shape-89" draw:layer="" svg:width="489.57000000000pt" svg:height="356.37000000000pt" svg:x="62.22000000000pt" svg:y="374.46000000000pt" presentation:class="notes">
            <draw:text-box>
              <text:p text:style-name="P7"/>
            </draw:text-box>
          </draw:frame>
          <draw:page-thumbnail draw:style-name="gr10" xml:id="shape-90" draw:id="shape-90"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2">
        <draw:layer-set>
          <draw:layer draw:name=""/>
        </draw:layer-set>
        <draw:frame draw:style-name="gr8" xml:id="shape-91" draw:id="shape-91" draw:layer="" svg:width="602.01251624852pt" svg:height="320.07496750294pt" svg:x="68.82081708481pt" svg:y="89.92503249706pt" presentation:class="outline">
          <draw:text-box>
            <text:p text:style-name="P5"><text:span text:style-name="T1">-- using general recursion at type level</text:span></text:p>
            <text:p text:style-name="P5">data Exp = Lam (Exp<text:s/><text:span text:style-name="T8">→</text:span><text:s/>Exp) | App Exp Exp</text:p>
            <text:p text:style-name="P5"/>
            <text:p text:style-name="P5"><text:span text:style-name="T1">-- using fixpoint<text:s/></text:span>(Mu'0)<text:span text:style-name="T1"><text:s/>over non-recursive base structure<text:s/></text:span>(ExpF)</text:p>
            <text:p text:style-name="P5">data ExpF r = Lam (r<text:s/><text:span text:style-name="T8">→</text:span><text:s/>r) | App r r</text:p>
            <text:p text:style-name="P5">type Exp' a = Mu'0 ExpF a<text:tab/><text:span text:style-name="T31">-- (Exp' a) may contain Inverse</text:span></text:p>
            <text:p text:style-name="P5">type Exp = ∀a . Exp' a<text:tab/><text:span text:style-name="T31">-- Exp does not contain Inverse</text:span></text:p>
            <text:p text:style-name="P5"/>
            <text:p text:style-name="P5">lam ::<text:s/><text:span text:style-name="T32">(∀a. Exp' a<text:s/></text:span><text:span text:style-name="T33">→</text:span><text:span text:style-name="T32"><text:s/>Exp' a)</text:span><text:s/>-&gt; Exp<text:tab/><text:span text:style-name="T19">-- it's not <text:s/>(Exp<text:s/></text:span><text:span text:style-name="T34">→</text:span><text:span text:style-name="T19"><text:s/>Exp)<text:s/></text:span><text:span text:style-name="T34">→</text:span><text:span text:style-name="T19"><text:s/>Exp</text:span></text:p>
            <text:p text:style-name="P5">lam<text:s/><text:span text:style-name="T32"><text:s/>f<text:s/></text:span><text:s/>= In'0 (Lam f )<text:tab/><text:tab/><text:span text:style-name="T31">--</text:span><text:span text:style-name="T35"><text:s/>f<text:s/></text:span><text:span text:style-name="T31"><text:s/>can handle Inverse containg values</text:span></text:p>
            <text:p text:style-name="P5"><text:tab/><text:tab/><text:tab/><text:tab/><text:span text:style-name="T31">-- but can never examine its content</text:span></text:p>
            <text:p text:style-name="P5">app :: Exp<text:s/><text:span text:style-name="T8">→</text:span><text:s/>Exp<text:s/><text:span text:style-name="T8">→</text:span><text:s/>Exp</text:p>
            <text:p text:style-name="P5">app e<text:span text:style-name="T36">1</text:span><text:s/>e<text:span text:style-name="T36">2</text:span><text:s/>= In'0 (App e<text:span text:style-name="T36">1</text:span><text:s/>e<text:span text:style-name="T36">2</text:span>)</text:p>
            <text:p text:style-name="P5"/>
          </draw:text-box>
        </draw:frame>
        <draw:frame draw:style-name="gr8" xml:id="shape-92" draw:id="shape-92" draw:layer="" svg:width="612.00000000000pt" svg:height="62.99636286519pt" svg:x="34.00000000000pt" svg:y="8.67030380147pt" presentation:class="title">
          <draw:text-box>
            <text:p text:style-name="P3">Untyped HOAS</text:p>
          </draw:text-box>
        </draw:frame>
        <draw:frame draw:style-name="gr8" xml:id="shape-93" draw:id="shape-93" draw:layer="" svg:width="260.34639927074pt" svg:height="29.44393801276pt" svg:x="404.15679124886pt" svg:y="60.11470677606pt">
          <draw:text-box>
            <text:p text:style-name="P7"><text:span text:style-name="T9">(a regular mixed-variant datatype)</text:span></text:p>
          </draw:text-box>
        </draw:frame>
        <presentation:notes>
          <draw:frame presentation:style-name="pr2" xml:id="shape-94" draw:id="shape-94" draw:layer="" svg:width="489.57000000000pt" svg:height="356.37000000000pt" svg:x="62.22000000000pt" svg:y="374.46000000000pt" presentation:class="notes">
            <draw:text-box>
              <text:p text:style-name="P7"/>
            </draw:text-box>
          </draw:frame>
          <draw:page-thumbnail draw:style-name="gr10" xml:id="shape-95" draw:id="shape-95" draw:layer="" svg:width="396.28000000000pt" svg:height="296.96000000000pt" svg:x="108.00000000000pt" svg:y="60.18000000000pt" presentation:class="page" draw:page-number="9"/>
        </presentation:notes>
      </draw:page>
      <draw:page draw:name="page10" draw:id="page10" xml:id="page10" draw:master-page-name="Default1" draw:style-name="dp3" presentation:presentation-page-layout-name="pl8">
        <draw:layer-set>
          <draw:layer draw:name=""/>
        </draw:layer-set>
        <draw:frame draw:style-name="gr8" xml:id="shape-96" draw:id="shape-96" draw:layer="" svg:width="612.00000000000pt" svg:height="89.41439187282pt" svg:x="34.00000000000pt" svg:y="25.50000000000pt" presentation:class="title">
          <draw:text-box>
            <text:p text:style-name="P3"><text:span text:style-name="T37">Formatting Untyped HOAS</text:span></text:p>
            <text:p text:style-name="P18"><text:span text:style-name="T10">using<text:s/></text:span><text:span text:style-name="T38">msfit0</text:span><text:span text:style-name="T10"><text:s/>at kind *</text:span></text:p>
          </draw:text-box>
        </draw:frame>
        <draw:frame draw:style-name="gr8" xml:id="shape-97" draw:id="shape-97" draw:layer="" svg:width="568.49669450529pt" svg:height="315.01111850713pt" svg:x="44.79608116011pt" svg:y="131.56666666667pt" presentation:class="outline">
          <draw:text-box>
            <text:p text:style-name="P5">showExp :: Exp<text:s/><text:span text:style-name="T8">→</text:span><text:s/>String</text:p>
            <text:p text:style-name="P5">showExp e = msfit0 <text:s/>phi e vars <text:s text:c="2"/>where</text:p>
            <text:p text:style-name="P5"><text:s text:c="3"/>phi :: Phi'0 ExpF ([String]<text:s/><text:span text:style-name="T8">→</text:span><text:s/>String)</text:p>
            <text:p text:style-name="P5"><text:s text:c="3"/>phi<text:s/><text:span text:style-name="T28">inv</text:span><text:s/><text:span text:style-name="T22">showE</text:span><text:s/>(Lam z) <text:s text:c="4"/>=</text:p>
            <text:p text:style-name="P5"><text:tab/>λ(v:vs)<text:s/><text:span text:style-name="T8">→</text:span><text:s/>"(λ"++v++"<text:span text:style-name="T8">→</text:span>"++ showE (z (inv (const v))) vs ++")"</text:p>
            <text:p text:style-name="P5"><text:s text:c="3"/>phi<text:s/><text:span text:style-name="T28">inv</text:span><text:s/><text:span text:style-name="T22">showE</text:span><text:s/>(App x y) <text:s/>=</text:p>
            <text:p text:style-name="P5"><text:tab/>λvs<text:s text:c="7"/><text:span text:style-name="T8">→</text:span><text:s/>"("++ showE x vs ++" "++ showE y vs ++")"</text:p>
            <text:p text:style-name="P5"/>
            <text:p text:style-name="P5">type Phi0 f a = ∀ r.<text:s/><text:span text:style-name="T28">(a<text:s/></text:span><text:span text:style-name="T29">→</text:span><text:span text:style-name="T28"><text:s/>r a)</text:span><text:s/>-&gt;<text:s/><text:span text:style-name="T22">(r a -&gt; a)</text:span><text:s/><text:span text:style-name="T8">→</text:span><text:s/>(f r a<text:s/><text:span text:style-name="T8">→</text:span><text:s/>a)</text:p>
            <text:p text:style-name="P5"/>
            <text:p text:style-name="P5">vars = [ "x"++show n | n&lt;-[0..] ] :: [String]</text:p>
          </draw:text-box>
        </draw:frame>
        <draw:frame draw:style-name="gr8" xml:id="shape-98" draw:id="shape-98" draw:layer="" svg:width="102.50000000000pt" svg:height="20.00000000000pt" svg:x="290.83333333333pt" svg:y="305.83333333333pt">
          <draw:text-box>
            <text:p text:style-name="P17"><text:span text:style-name="T27">recursive call</text:span></text:p>
          </draw:text-box>
        </draw:frame>
        <draw:frame draw:style-name="gr8" xml:id="shape-99" draw:id="shape-99" draw:layer="" svg:width="102.50000000000pt" svg:height="20.00000000000pt" svg:x="187.50000000000pt" svg:y="307.50000000000pt">
          <draw:text-box>
            <text:p text:style-name="P17"><text:span text:style-name="T30">inverse</text:span></text:p>
          </draw:text-box>
        </draw:frame>
        <presentation:notes>
          <draw:frame presentation:style-name="pr2" xml:id="shape-100" draw:id="shape-100" draw:layer="" svg:width="489.57000000000pt" svg:height="356.37000000000pt" svg:x="62.22000000000pt" svg:y="374.46000000000pt" presentation:class="notes">
            <draw:text-box>
              <text:p text:style-name="P7"/>
            </draw:text-box>
          </draw:frame>
          <draw:page-thumbnail draw:style-name="gr10" xml:id="shape-101" draw:id="shape-101" draw:layer="" svg:width="396.28000000000pt" svg:height="296.96000000000pt" svg:x="108.00000000000pt" svg:y="60.18000000000pt" presentation:class="page" draw:page-number="10"/>
        </presentation:notes>
      </draw:page>
      <draw:page draw:name="page11" draw:id="page11" xml:id="page11" draw:master-page-name="Default1" draw:style-name="dp3" presentation:presentation-page-layout-name="pl3">
        <draw:layer-set>
          <draw:layer draw:name=""/>
        </draw:layer-set>
        <draw:frame draw:style-name="gr8" xml:id="shape-102" draw:id="shape-102" draw:layer="" svg:width="612.00000000000pt" svg:height="61.16666666667pt" svg:x="34.00000000000pt" svg:y="4.66666666667pt" presentation:class="title">
          <draw:text-box>
            <text:p text:style-name="P3">Simply-Typed HOAS</text:p>
          </draw:text-box>
        </draw:frame>
        <draw:frame draw:style-name="gr8" xml:id="shape-103" draw:id="shape-103" draw:layer="" svg:width="599.50000000000pt" svg:height="417.13605152312pt" svg:x="68.00000000000pt" svg:y="75.73333333333pt" presentation:class="subtitle">
          <draw:text-box>
            <text:p text:style-name="P5"><text:span text:style-name="T1">-- using general recursion at type level</text:span></text:p>
            <text:p text:style-name="P5">data Exp t where<text:span text:style-name="T31"><text:tab/>-- Exp ::<text:s/></text:span><text:span text:style-name="T39">*</text:span><text:span text:style-name="T31"><text:s/></text:span><text:span text:style-name="T40">→</text:span><text:span text:style-name="T31"><text:s/></text:span><text:span text:style-name="T39">*</text:span><text:span text:style-name="T14"><text:s/></text:span></text:p>
            <text:p text:style-name="P5"><text:s text:c="3"/>Lam :: (Exp t<text:span text:style-name="T36">1</text:span><text:s/><text:span text:style-name="T8">→</text:span><text:s/>Exp t<text:span text:style-name="T36">2</text:span>)<text:s/><text:span text:style-name="T8">→</text:span><text:s/>Exp (t<text:span text:style-name="T36">1</text:span><text:s/><text:span text:style-name="T8">→</text:span><text:s/>t<text:span text:style-name="T36">2</text:span>)</text:p>
            <text:p text:style-name="P5"><text:s text:c="3"/>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
            <text:p text:style-name="P5"><text:span text:style-name="T1">-- using fixpoint<text:s/></text:span>(Mu'1)<text:span text:style-name="T1"><text:s/>over non-recursive base structure<text:s/></text:span>(ExpF)</text:p>
            <text:p text:style-name="P5">data ExpF r t where<text:tab/><text:span text:style-name="T31">-- ExpF :: (</text:span><text:span text:style-name="T39">*</text:span><text:span text:style-name="T31"><text:s/></text:span><text:span text:style-name="T40">→</text:span><text:span text:style-name="T31"><text:s/></text:span><text:span text:style-name="T39">*</text:span><text:span text:style-name="T41">)<text:s/></text:span><text:span text:style-name="T40">→</text:span><text:span text:style-name="T41"><text:s/>(</text:span><text:span text:style-name="T39">*</text:span><text:span text:style-name="T41"><text:s/></text:span><text:span text:style-name="T40">→</text:span><text:span text:style-name="T41"><text:s/></text:span><text:span text:style-name="T39">*</text:span><text:span text:style-name="T41">)</text:span></text:p>
            <text:p text:style-name="P5"><text:s text:c="3"/>Lam :: (r t<text:span text:style-name="T36">1</text:span><text:s/><text:span text:style-name="T8">→</text:span><text:s/>r t<text:span text:style-name="T36">2</text:span>)<text:s/><text:span text:style-name="T8">→</text:span><text:s/>ExpF r (t<text:span text:style-name="T36">1</text:span><text:s/><text:span text:style-name="T8">→</text:span><text:s/>t<text:span text:style-name="T36">2</text:span>)</text:p>
            <text:p text:style-name="P5"><text:s text:c="3"/>App :: r (t1<text:s/><text:span text:style-name="T8">→</text:span><text:s/>t2)<text:s/><text:span text:style-name="T8">→</text:span><text:s/>r t1<text:s/><text:span text:style-name="T8">→</text:span><text:s/>ExpF r t2</text:p>
            <text:p text:style-name="P5">type Exp' a t = Mu'1 ExpF a t<text:tab/><text:span text:style-name="T31">-- (Exp' a t) might contain Inverse</text:span></text:p>
            <text:p text:style-name="P5">type Exp t = ∀a . Exp' a t<text:tab/><text:span text:style-name="T31">-- (Exp t) does not contain Inverse</text:span></text:p>
            <text:p text:style-name="P5"/>
            <text:p text:style-name="P5">lam ::<text:s/><text:span text:style-name="T32">(forall a . Exp' a t</text:span><text:span text:style-name="T42">1</text:span><text:span text:style-name="T32"><text:s/>-&gt; Exp' a t</text:span><text:span text:style-name="T42">2</text:span><text:span text:style-name="T32">)</text:span><text:s/>-&gt; Exp (t<text:span text:style-name="T36">1</text:span><text:s/><text:span text:style-name="T8">→</text:span><text:s/>t<text:span text:style-name="T36">2</text:span>)</text:p>
            <text:p text:style-name="P5">lam<text:s/><text:span text:style-name="T32"><text:s/>f<text:s/></text:span><text:s/>= In'1 (Lam f )<text:tab/><text:tab/><text:span text:style-name="T31">--</text:span><text:span text:style-name="T35"><text:s/>f<text:s/></text:span><text:span text:style-name="T31"><text:s/>can handle Inverse containg values</text:span></text:p>
            <text:p text:style-name="P5"><text:tab/><text:tab/><text:tab/><text:tab/><text:span text:style-name="T31">-- but can never examine its content</text:span></text:p>
            <text:p text:style-name="P5">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app e<text:span text:style-name="T36">1</text:span><text:s/>e<text:span text:style-name="T36">2</text:span><text:s text:c="2"/>= In'1 (App e<text:span text:style-name="T36">1</text:span><text:s/>e<text:span text:style-name="T36">2</text:span>)<text:tab/></text:p>
          </draw:text-box>
        </draw:frame>
        <draw:frame draw:style-name="gr8" xml:id="shape-104" draw:id="shape-104" draw:layer="" svg:width="293.19963536919pt" svg:height="29.44393801276pt" svg:x="378.74202370100pt" svg:y="54.59396839867pt">
          <draw:text-box>
            <text:p text:style-name="P7"><text:span text:style-name="T9">(a non-regular mixed-variant datatype)</text:span></text:p>
          </draw:text-box>
        </draw:frame>
        <presentation:notes>
          <draw:frame presentation:style-name="pr2" xml:id="shape-105" draw:id="shape-105" draw:layer="" svg:width="489.57000000000pt" svg:height="356.37000000000pt" svg:x="62.22000000000pt" svg:y="374.46000000000pt" presentation:class="notes">
            <draw:text-box>
              <text:p text:style-name="P7"/>
            </draw:text-box>
          </draw:frame>
          <draw:page-thumbnail draw:style-name="gr10" xml:id="shape-106" draw:id="shape-106" draw:layer="" svg:width="396.28000000000pt" svg:height="296.96000000000pt" svg:x="108.00000000000pt" svg:y="60.18000000000pt" presentation:class="page" draw:page-number="11"/>
        </presentation:notes>
      </draw:page>
      <draw:page draw:name="page12" draw:id="page12" xml:id="page12" draw:master-page-name="Default1" draw:style-name="dp3" presentation:presentation-page-layout-name="pl8">
        <draw:layer-set>
          <draw:layer draw:name=""/>
        </draw:layer-set>
        <draw:frame draw:style-name="gr8" xml:id="shape-107" draw:id="shape-107" draw:layer="" svg:width="608.66666666667pt" svg:height="301.00000000000pt" svg:x="48.00000000000pt" svg:y="131.44674870861pt" presentation:class="outline">
          <draw:text-box>
            <text:p text:style-name="P5">newtype Id a = MkId { unId :: a }</text:p>
            <text:p text:style-name="P5"/>
            <text:p text:style-name="P5">evalHOAS :: Exp t<text:s/><text:span text:style-name="T8">→</text:span><text:s/>Id t</text:p>
            <text:p text:style-name="P5">evalHOAS e = msfit1 phi e <text:s text:c="2"/>where</text:p>
            <text:p text:style-name="P5"><text:s text:c="3"/>phi :: Phi'1 ExpF Id<text:s text:c="13"/><text:span text:style-name="T13">{- v :: t</text:span><text:span text:style-name="T43">1</text:span><text:span text:style-name="T13"><text:s/>-}</text:span><text:s text:c="8"/><text:span text:style-name="T13">{- f :: r Id t</text:span><text:span text:style-name="T43">1</text:span><text:span text:style-name="T13"><text:s/>-&gt; r Id t</text:span><text:span text:style-name="T43">2</text:span><text:span text:style-name="T13"><text:s/>-}</text:span></text:p>
            <text:p text:style-name="P5"><text:s text:c="3"/>phi<text:s/><text:span text:style-name="T28">inv</text:span><text:s/><text:span text:style-name="T44">ev</text:span><text:s/>(Lam f ) = MkId(λv<text:s/><text:span text:style-name="T8">→</text:span><text:s/>unId(ev (f (inv (MkId v)))))</text:p>
            <text:p text:style-name="P5"><text:s text:c="3"/>phi<text:s/><text:span text:style-name="T28">inv</text:span><text:s/><text:span text:style-name="T44">ev</text:span><text:s/>(App e<text:span text:style-name="T36">1</text:span><text:s/>e<text:span text:style-name="T36">2</text:span>) = MkId(unId(ev e<text:span text:style-name="T36">1</text:span>) (unId(ev e<text:span text:style-name="T36">2</text:span>)))</text:p>
            <text:p text:style-name="P5"/>
            <text:p text:style-name="P5">type Phi'1 f a = ∀r.<text:s/><text:span text:style-name="T28">(∀i. a i<text:s/></text:span><text:span text:style-name="T29">→</text:span><text:span text:style-name="T28"><text:s/>r a i)</text:span><text:s/><text:span text:style-name="T8">→</text:span><text:s/><text:span text:style-name="T44">(∀i. r a i<text:s/></text:span><text:span text:style-name="T45">→</text:span><text:span text:style-name="T44"><text:s/>a i)</text:span><text:s/><text:span text:style-name="T8">→</text:span><text:s/>(∀i. f (r a) i<text:s/><text:span text:style-name="T8">→</text:span><text:s/>a i)</text:p>
            <text:p text:style-name="P5"/>
            <text:p text:style-name="P19"><text:span text:style-name="T9">This is example is a super awesome cooooool discovery that System Fw can express Simply-Typed HOAS evaluation!!!</text:span></text:p>
          </draw:text-box>
        </draw:frame>
        <draw:frame draw:style-name="gr8" xml:id="shape-108" draw:id="shape-108" draw:layer="" svg:width="612.00000000000pt" svg:height="89.41439187282pt" svg:x="34.00000000000pt" svg:y="25.50000000000pt" presentation:class="title">
          <draw:text-box>
            <text:p text:style-name="P3"><text:span text:style-name="T10">Evaluating Simply-Typed HOAS</text:span></text:p>
            <text:p text:style-name="P3"><text:span text:style-name="T10">using<text:s/></text:span><text:span text:style-name="T38">msfit1</text:span><text:span text:style-name="T10"><text:s/>at kind *→*</text:span></text:p>
          </draw:text-box>
        </draw:frame>
        <draw:frame draw:style-name="gr8" xml:id="shape-109" draw:id="shape-109" draw:layer="" svg:width="102.50000000000pt" svg:height="20.00000000000pt" svg:x="357.50000000000pt" svg:y="304.16666666666pt">
          <draw:text-box>
            <text:p text:style-name="P17"><text:span text:style-name="T27">recursive call</text:span></text:p>
          </draw:text-box>
        </draw:frame>
        <draw:frame draw:style-name="gr8" xml:id="shape-110" draw:id="shape-110" draw:layer="" svg:width="102.50000000000pt" svg:height="20.00000000000pt" svg:x="192.50000000000pt" svg:y="305.83333333333pt">
          <draw:text-box>
            <text:p text:style-name="P17"><text:span text:style-name="T30">inverse</text:span></text:p>
          </draw:text-box>
        </draw:frame>
        <presentation:notes>
          <draw:frame presentation:style-name="pr2" xml:id="shape-111" draw:id="shape-111" draw:layer="" svg:width="489.57000000000pt" svg:height="356.37000000000pt" svg:x="62.22000000000pt" svg:y="374.46000000000pt" presentation:class="notes">
            <draw:text-box>
              <text:p text:style-name="P7"/>
            </draw:text-box>
          </draw:frame>
          <draw:page-thumbnail draw:style-name="gr10" xml:id="shape-112" draw:id="shape-112" draw:layer="" svg:width="396.28000000000pt" svg:height="296.96000000000pt" svg:x="108.00000000000pt" svg:y="60.18000000000pt" presentation:class="page" draw:page-number="12"/>
        </presentation:notes>
      </draw:page>
      <draw:page draw:name="page13" draw:id="page13" xml:id="page13" draw:master-page-name="Default1" draw:style-name="dp3" presentation:presentation-page-layout-name="pl3">
        <draw:layer-set>
          <draw:layer draw:name=""/>
        </draw:layer-set>
        <draw:frame draw:style-name="gr8" xml:id="shape-113" draw:id="shape-113" draw:layer="" svg:width="612.00000000000pt" svg:height="62.83333333333pt" svg:x="34.00000000000pt" svg:y="12.16666666667pt" presentation:class="title">
          <draw:text-box>
            <text:p text:style-name="P3">The Nax language</text:p>
          </draw:text-box>
        </draw:frame>
        <draw:frame draw:style-name="gr8" xml:id="shape-114" draw:id="shape-114" draw:layer="" svg:width="609.60574293528pt" svg:height="363.65325129140pt" svg:x="20.39425706472pt" svg:y="98.01341537527pt" presentation:class="subtitle">
          <draw:text-box>
            <text:list text:style-name="L3" xml:id="list-51a25efc-bd40-439b-930c-6e523c9e5e3b">
              <text:list-item>
                <text:p text:style-name="P20">Built upon the idea of Mendler-style recursion schemes</text:p>
              </text:list-item>
              <text:list-item>
                <text:p text:style-name="P21">Supports an extension of Hindley--Milner type inference to make it easier to use Mendler-style recursion schemes and indexed datatypes</text:p>
              </text:list-item>
              <text:list-item>
                <text:p text:style-name="P21">Handling different notions of recursive type operators (Mu, Mu') still needs more rigorous clarification in the theory, but intuitively,</text:p>
              </text:list-item>
            </text:list>
            <text:p text:style-name="P22"><text:tab/>Mu0 f <text:s/>= ∀a. Mu'0 f a</text:p>
            <text:p text:style-name="P22"><text:tab/>Mu1 f <text:s/>= ∀a. Mu'1 f a i<text:line-break/><text:tab/>...</text:p>
            <text:p text:style-name="P23">So, we hide Mu' from users as if there is one kind of Mu<text:line-break/>and Mu' is only used during the computation of msfit</text:p>
            <text:list text:style-name="L3" xml:id="list-3bbb84fb-2dc6-4964-b2dd-637102097a11">
              <text:list-item>
                <text:p text:style-name="P21">Supports<text:s/><text:span text:style-name="T1">term-indexed types</text:span><text:s/>as well as type-indexed types.<text:line-break/>Our term indexed calculus, System Fi (to appear in TLCA 2013), extends System Fw with erasable term indices.</text:p>
              </text:list-item>
            </text:list>
          </draw:text-box>
        </draw:frame>
        <presentation:notes>
          <draw:frame presentation:style-name="pr2" xml:id="shape-115" draw:id="shape-115" draw:layer="" svg:width="489.57000000000pt" svg:height="356.37000000000pt" svg:x="62.22000000000pt" svg:y="374.46000000000pt" presentation:class="notes">
            <draw:text-box>
              <text:p text:style-name="P7"/>
            </draw:text-box>
          </draw:frame>
          <draw:page-thumbnail draw:style-name="gr10" xml:id="shape-116" draw:id="shape-116" draw:layer="" svg:width="396.28000000000pt" svg:height="296.96000000000pt" svg:x="108.00000000000pt" svg:y="60.18000000000pt" presentation:class="page" draw:page-number="13"/>
        </presentation:notes>
      </draw:page>
      <draw:page draw:name="page14" draw:id="page14" xml:id="page14" draw:master-page-name="Default1" draw:style-name="dp3" presentation:presentation-page-layout-name="pl2">
        <draw:layer-set>
          <draw:layer draw:name=""/>
        </draw:layer-set>
        <draw:frame draw:style-name="gr8" xml:id="shape-117" draw:id="shape-117" draw:layer="" svg:width="612.00000000000pt" svg:height="81.60000000000pt" svg:x="34.00000000000pt" svg:y="5.50000000000pt" presentation:class="title">
          <draw:text-box>
            <text:p text:style-name="P3"><text:span text:style-name="T10">Need for yet another<text:line-break/>Mendler-style recursion scheme</text:span></text:p>
          </draw:text-box>
        </draw:frame>
        <draw:frame draw:style-name="gr8" xml:id="shape-118" draw:id="shape-118" draw:layer="" svg:width="575.83333333334pt" svg:height="365.10000000000pt" svg:x="58.33333333333pt" svg:y="102.40000000000pt" presentation:class="outline">
          <draw:text-box>
            <text:p text:style-name="P5">There are more recursion schemes other than<text:s/><text:span text:style-name="T1">mit</text:span><text:s/>and<text:s/><text:span text:style-name="T1">msfit</text:span></text:p>
            <text:p text:style-name="P5"/>
            <text:p text:style-name="P5">E.g., Mendler-style primitive recursion (<text:span text:style-name="T1">mpr</text:span>) can<text:s/><text:span text:style-name="T46">cast</text:span><text:s/>from abstract recursive type (r) to concrete recursive type (Mu f ).</text:p>
            <text:p text:style-name="P5"><text:s text:c="3"/>Phi0 f a = ∀r.<text:s text:c="9"/><text:span text:style-name="T28">(r <text:s text:c="2"/>→ Mu f <text:s/>)</text:span><text:s/>→<text:s text:c="9"/><text:span text:style-name="T44">(r <text:s text:c="2"/>→ a <text:s/>)</text:span><text:s/>→ <text:s text:c="8"/>(f r <text:s text:c="2"/>→ a <text:s/>)</text:p>
            <text:p text:style-name="P5"><text:s text:c="3"/>Phi1 f a = ∀r.<text:s/><text:span text:style-name="T28">(∀i. r i → Mu f i)</text:span><text:s/>→<text:s/><text:span text:style-name="T44">(∀i. r i → a i)</text:span><text:s/>→ (∀i. f r i → a i)</text:p>
            <text:p text:style-name="P5">With<text:s/><text:span text:style-name="T1">mpr</text:span><text:span text:style-name="T47">, one can write constant time predecessor for natural numbers and tail function for lists by using the cast operation.</text:span></text:p>
            <text:p text:style-name="P5"/>
            <text:p text:style-name="P5"><text:span text:style-name="T47">Next example motivates an extension to mpr that can<text:s/></text:span><text:span text:style-name="T48">uncast</text:span><text:span text:style-name="T47"><text:s/>from concrete recursive type (Mu f i) to abstract recursive type (r i)</text:span></text:p>
            <text:p text:style-name="P5"><text:s text:c="3"/>Phi1 f a = ∀r.<text:s/><text:span text:style-name="T49">(∀i. Mu f i -&gt; r i)</text:span><text:s/>→</text:p>
            <text:p text:style-name="P5"><text:tab/><text:s text:c="14"/><text:span text:style-name="T28">(∀i. r i → Mu f i)</text:span><text:s/>→<text:s/><text:span text:style-name="T44">(∀i. r i → a i)</text:span><text:s/>→ (∀i. f r i → a i)</text:p>
            <text:p text:style-name="P5">Recursion scheme with above Phi1 type does not terminate for mixed-variant datatypes -- needs some additional restriction on uncast.</text:p>
          </draw:text-box>
        </draw:frame>
        <presentation:notes>
          <draw:frame presentation:style-name="pr2" xml:id="shape-119" draw:id="shape-119" draw:layer="" svg:width="489.57000000000pt" svg:height="356.37000000000pt" svg:x="62.22000000000pt" svg:y="374.46000000000pt" presentation:class="notes">
            <draw:text-box>
              <text:p text:style-name="P7"/>
            </draw:text-box>
          </draw:frame>
          <draw:page-thumbnail draw:style-name="gr10" xml:id="shape-120" draw:id="shape-120" draw:layer="" svg:width="396.28000000000pt" svg:height="296.96000000000pt" svg:x="108.00000000000pt" svg:y="60.18000000000pt" presentation:class="page" draw:page-number="14"/>
        </presentation:notes>
      </draw:page>
      <draw:page draw:name="page15" draw:id="page15" xml:id="page15" draw:master-page-name="Default2" draw:style-name="dp3" presentation:presentation-page-layout-name="pl8">
        <draw:layer-set>
          <draw:layer draw:name=""/>
        </draw:layer-set>
        <draw:frame draw:style-name="gr8" xml:id="shape-121" draw:id="shape-121" draw:layer="" svg:width="608.66666666667pt" svg:height="346.88658462472pt" svg:x="48.00000000000pt" svg:y="126.44674870861pt" presentation:class="outlin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
            <text:p text:style-name="P5">evalHOAS :: Exp t<text:s/><text:span text:style-name="T8">→</text:span><text:s/>Val t</text:p>
            <text:p text:style-name="P5">evalHOAS e = msfit1 phi e <text:s text:c="2"/>where</text:p>
            <text:p text:style-name="P5"><text:s text:c="3"/>phi :: Phi'1 ExpF (Mu1 V)<text:s text:c="13"/><text:span text:style-name="T13">-- f :: r Val t</text:span><text:span text:style-name="T43">1</text:span><text:span text:style-name="T13"><text:s/>-&gt; r Val t</text:span><text:span text:style-name="T43">2</text:span><text:span text:style-name="T50"><text:s/>, <text:s text:c="3"/>v :: Val t</text:span><text:span text:style-name="T43">1</text:span><text:span text:style-name="T50"><text:s/></text:span></text:p>
            <text:p text:style-name="P5"><text:s text:c="3"/>phi inv ev (Lam f ) = val(λv → ev (f (inv v)))</text:p>
            <text:p text:style-name="P5"><text:s text:c="3"/>phi inv ev (App e<text:span text:style-name="T36">1</text:span><text:s/>e<text:span text:style-name="T36">2</text:span>) =<text:s text:c="2"/><text:span text:style-name="T51"><text:s/>unVal<text:s/></text:span>(ev e<text:span text:style-name="T36">1</text:span>) (ev e<text:span text:style-name="T36">2</text:span>)</text:p>
            <text:p text:style-name="P5"/>
            <text:p text:style-name="P19"><text:span text:style-name="T9">Only if we had<text:s/></text:span><text:span text:style-name="T14">unVal :: Val (t</text:span><text:span text:style-name="T52">1</text:span><text:span text:style-name="T14"><text:s/></text:span><text:span text:style-name="T8">→</text:span><text:span text:style-name="T14"><text:s/>t</text:span><text:span text:style-name="T52">2</text:span><text:span text:style-name="T14">)<text:s/></text:span><text:span text:style-name="T8">→</text:span><text:span text:style-name="T14"><text:s/>(Val t</text:span><text:span text:style-name="T52">1</text:span><text:span text:style-name="T14"><text:s/></text:span><text:span text:style-name="T8">→</text:span><text:span text:style-name="T14"><text:s/>Val t</text:span><text:span text:style-name="T52">2</text:span><text:span text:style-name="T14">)</text:span><text:span text:style-name="T53"><text:s/>i</text:span><text:span text:style-name="T9">t would be possible to write this, but<text:s/></text:span><text:span text:style-name="T14">unVal</text:span><text:span text:style-name="T9"><text:s/>does not seem to be definable using any known Mendler-style recursion scheme.</text:span></text:p>
          </draw:text-box>
        </draw:frame>
        <draw:frame draw:style-name="gr8" xml:id="shape-122" draw:id="shape-122" draw:layer="" svg:width="612.00000000000pt" svg:height="89.41439187282pt" svg:x="34.00000000000pt" svg:y="25.50000000000pt" presentation:class="title">
          <draw:text-box>
            <text:p text:style-name="P3"><text:span text:style-name="T10">Evaluating Simply-Typed HOAS</text:span></text:p>
            <text:p text:style-name="P3"><text:span text:style-name="T10">into a user defined value domain</text:span></text:p>
          </draw:text-box>
        </draw:frame>
        <presentation:notes>
          <draw:frame presentation:style-name="pr2" xml:id="shape-123" draw:id="shape-123" draw:layer="" svg:width="489.57000000000pt" svg:height="356.37000000000pt" svg:x="62.22000000000pt" svg:y="374.46000000000pt" presentation:class="notes">
            <draw:text-box>
              <text:p text:style-name="P7"/>
            </draw:text-box>
          </draw:frame>
          <draw:page-thumbnail draw:style-name="gr10" xml:id="shape-124" draw:id="shape-124" draw:layer="" svg:width="396.28000000000pt" svg:height="296.96000000000pt" svg:x="108.00000000000pt" svg:y="60.18000000000pt" presentation:class="page" draw:page-number="15"/>
        </presentation:notes>
      </draw:page>
      <draw:page draw:name="page16" draw:id="page16" xml:id="page16" draw:master-page-name="Default1" draw:style-name="dp3" presentation:presentation-page-layout-name="pl3">
        <draw:layer-set>
          <draw:layer draw:name=""/>
        </draw:layer-set>
        <draw:frame draw:style-name="gr8" xml:id="shape-125" draw:id="shape-125" draw:layer="" svg:width="633.50000000000pt" svg:height="50.33333333333pt" svg:x="23.25000000000pt" svg:y="5.50000000000pt" presentation:class="title">
          <draw:text-box>
            <text:p text:style-name="P3"><text:span text:style-name="T10">New recursion scheme to write unVal</text:span></text:p>
          </draw:text-box>
        </draw:frame>
        <draw:frame draw:style-name="gr8" xml:id="shape-126" draw:id="shape-126" draw:layer="" svg:width="544.00000000000pt" svg:height="412.50000000000pt" svg:x="53.00000000000pt" svg:y="58.75000000000pt" presentation:class="subtitl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unVal v = unId(mprsi phi v) where</text:p>
            <text:p text:style-name="P5"><text:tab/><text:tab/>phi :: Phi1 V Id</text:p>
            <text:p text:style-name="P5"><text:tab/><text:tab/>phi uncast cast (V f) = Id(λv. cast (f (uncast v)))</text:p>
            <text:p text:style-name="P5"/>
            <text:p text:style-name="P5">mprsi :: Phi1 f a<text:s/><text:span text:style-name="T8">→</text:span><text:s/>Mu f i<text:s/><text:span text:style-name="T8">→</text:span><text:s/>a i</text:p>
            <text:p text:style-name="P5">mprsi phi (In1 x) = phi <text:s/>id <text:s/>id <text:s/>(mrpsi phi) <text:s/>x</text:p>
            <text:p text:style-name="P5"><text:span text:style-name="T31">-- size restriction over indices in both uncast and cast</text:span></text:p>
            <text:p text:style-name="P5">type Phi1 f a = ∀ r <text:s/>j.<text:tab/>(∀i. (i &lt; j) ⇒ Mu f i<text:s/><text:span text:style-name="T8">→</text:span><text:s/>r i)<text:s/><text:span text:style-name="T8">→</text:span><text:span text:style-name="T54"><text:tab/>-- uncast</text:span></text:p>
            <text:p text:style-name="P5"><text:tab/><text:tab/><text:tab/>(∀i. (i &lt; j) ⇒ r i<text:s/><text:span text:style-name="T8">→</text:span><text:s/>Mu f i)<text:s/><text:span text:style-name="T8">→</text:span><text:span text:style-name="T55"><text:tab/>-- cast</text:span></text:p>
            <text:p text:style-name="P5"><text:tab/><text:tab/><text:tab/>(∀i. r i<text:s/><text:span text:style-name="T8">→</text:span><text:s/>a i)<text:s/><text:span text:style-name="T8">→</text:span><text:s/>(r j<text:s/><text:span text:style-name="T8">→</text:span><text:s/>a j)</text:p>
            <text:p text:style-name="P5"><text:span text:style-name="T31">-- or, maybe without the size restriction over indices in cast</text:span></text:p>
            <text:p text:style-name="P5">type Phi1 f a = ∀ r <text:s/>j.<text:tab/>(∀i. (i &lt; j) ⇒ Mu f i<text:s/><text:span text:style-name="T8">→</text:span><text:s/>r i)<text:s/><text:span text:style-name="T8">→</text:span><text:span text:style-name="T54"><text:tab/>-- uncast</text:span></text:p>
            <text:p text:style-name="P5"><text:tab/><text:tab/><text:tab/>(∀i. <text:s text:c="15"/>r i<text:s/><text:span text:style-name="T8">→</text:span><text:s/>Mu f i)<text:s/><text:span text:style-name="T8">→</text:span><text:span text:style-name="T55"><text:tab/>-- cast</text:span></text:p>
            <text:p text:style-name="P5"><text:tab/><text:tab/><text:tab/>(∀i. r i<text:s/><text:span text:style-name="T8">→</text:span><text:s/>a i)<text:s/><text:span text:style-name="T8">→<text:s/></text:span>(f r j<text:s/><text:span text:style-name="T8">→</text:span><text:s/>a j)</text:p>
          </draw:text-box>
        </draw:frame>
        <draw:frame draw:style-name="gr8" xml:id="shape-127" draw:id="shape-127" draw:layer="" svg:width="300.83333333333pt" svg:height="44.16666666667pt" svg:x="367.50000000000pt" svg:y="220.00000000000pt">
          <draw:text-box>
            <text:p text:style-name="P24"><text:span text:style-name="T56">Preliminary idea that still need further studies for the termination proof</text:span></text:p>
          </draw:text-box>
        </draw:frame>
        <presentation:notes>
          <draw:frame presentation:style-name="pr2" xml:id="shape-128" draw:id="shape-128" draw:layer="" svg:width="489.57000000000pt" svg:height="356.37000000000pt" svg:x="62.22000000000pt" svg:y="374.46000000000pt" presentation:class="notes">
            <draw:text-box>
              <text:p text:style-name="P7"/>
            </draw:text-box>
          </draw:frame>
          <draw:page-thumbnail draw:style-name="gr10" xml:id="shape-129" draw:id="shape-129" draw:layer="" svg:width="396.28000000000pt" svg:height="296.96000000000pt" svg:x="108.00000000000pt" svg:y="60.18000000000pt" presentation:class="page" draw:page-number="16"/>
        </presentation:notes>
      </draw:page>
      <draw:page draw:name="page17" draw:id="page17" xml:id="page17" draw:master-page-name="Default1" draw:style-name="dp3" presentation:presentation-page-layout-name="pl3">
        <draw:layer-set>
          <draw:layer draw:name=""/>
        </draw:layer-set>
        <draw:frame draw:style-name="gr8" xml:id="shape-130" draw:id="shape-130" draw:layer="" svg:width="544.00000000000pt" svg:height="80.10000000000pt" svg:x="68.00000000000pt" svg:y="92.40000000000pt" presentation:class="subtitle">
          <draw:text-box>
            <text:p text:style-name="P5">Thanks for listening.</text:p>
          </draw:text-box>
        </draw:frame>
        <draw:frame draw:style-name="gr8" xml:id="shape-131" draw:id="shape-131" draw:layer="" svg:width="612.00000000000pt" svg:height="59.50000000000pt" svg:x="34.00000000000pt" svg:y="14.66666666667pt" presentation:class="title">
          <draw:text-box>
            <text:p text:style-name="P3">Questions or Suggestions?</text:p>
          </draw:text-box>
        </draw:frame>
        <draw:frame draw:style-name="gr12" xml:id="shape-132" draw:id="shape-132" draw:layer="" svg:width="407.66666666667pt" svg:height="177.60000000000pt" svg:x="129.00000000000pt" svg:y="258.23333333333pt" presentation:class="subtitle">
          <draw:text-box>
            <text:p text:style-name="P25"><text:span text:style-name="T57">===============&lt;<text:s/></text:span><text:span text:style-name="T58">Advertisement</text:span><text:span text:style-name="T57"><text:s/>&gt;=============</text:span></text:p>
            <text:p text:style-name="P26"/>
            <text:p text:style-name="P26"><draw:frame draw:style-name="gr13" xml:id="shape-133" draw:id="shape-133" draw:layer="" svg:width="134.64629533574pt" svg:height="134.64629533574pt" svg:x="52.50000000000pt" svg:y="276.59156917550pt" text:anchor-type="char"><draw:image xlink:type="simple" xlink:show="embed" xlink:actuate="onLoad" xlink:href="Pictures/image1.png"/></draw:frame><text:span text:style-name="T57">Ki Yung Ahn &lt;kya@cs.pdx.edu&gt; is graduating soon this summer and openly looking for research positions worldwide.</text:span></text:p>
          </draw:text-box>
        </draw:frame>
        <draw:frame draw:style-name="gr9" xml:id="shape-134" draw:id="shape-134" draw:layer="" svg:width="134.64629533574pt" svg:height="134.64629533574pt" svg:x="126.66666666667pt" svg:y="288.25823584217pt">
          <draw:image xlink:type="simple" xlink:show="embed" xlink:actuate="onLoad" xlink:href="Pictures/image1.png"/>
        </draw:frame>
        <presentation:notes>
          <draw:frame presentation:style-name="pr2" xml:id="shape-135" draw:id="shape-135" draw:layer="" svg:width="489.57000000000pt" svg:height="356.37000000000pt" svg:x="62.22000000000pt" svg:y="374.46000000000pt" presentation:class="notes">
            <draw:text-box>
              <text:p text:style-name="P7"/>
            </draw:text-box>
          </draw:frame>
          <draw:page-thumbnail draw:style-name="gr10" xml:id="shape-136" draw:id="shape-136" draw:layer="" svg:width="396.28000000000pt" svg:height="296.96000000000pt" svg:x="108.00000000000pt" svg:y="60.18000000000pt" presentation:class="page" draw:page-number="17"/>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21"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1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Sans Serif"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101"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keep-together="auto" fo:margin="0.000000000000000pt" fo:text-align="start" fo:text-indent="0.000000000000000pt" style:font-independent-line-spacing="false"/>
      <style:text-properties fo:background-color="transparent" fo:color="#000000" fo:country="US" fo:font-family="Gentium" fo:font-size="20.000000000000000pt" fo:font-style="normal"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text:list-style style:name="L" style:display-name="L">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2" style:display-name="L2">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4" style:display-name="L4">
      <text:list-level-style-bullet text:bullet-char="✔" text:level="1">
        <style:list-level-properties text:list-level-position-and-space-mode="label-alignment" fo:text-align="start">
          <style:list-level-label-alignment text:label-followed-by="listtab" text:list-tab-stop-position="36.00006236600pt" fo:text-indent="-18.14176371200pt" fo:margin-left="36.00006236600pt"/>
        </style:list-level-properties>
      </text:list-level-style-bullet>
    </text:list-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fo:margin="0.000000000000000pt" style:wrap="biggest" style:wrap-dynamic-threshold="0.000000000000000pt" svg:fill-rule="evenodd"/>
    </style:style>
    <style:style style:name="gr2" style:family="graphic">
      <style:graphic-properties draw:fill="none" draw:stroke="none" fo:margin="0.000000000000000pt" style:wrap="biggest" style:wrap-dynamic-threshold="0.000000000000000pt"/>
    </style:style>
    <style:style style:name="gr3"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86398754223pt" svg:height="113.13537052077pt" svg:x="0.00000000000pt" svg:y="396.70200000000pt" svg:viewBox="0 0 681 113" svg:d="M580.062 62.1145L583.119 62.1145L583.119 85.3584L584.827 85.3584L584.827 59.9078L592.034 59.9078L592.034 64.049C593.324 63.5955 594.98 63.5099 596.833 64.7139L596.833 63.807L601.258 56.19L603.46 56.1598L603.46 52.865L607.246 52.865L607.246 50.9309L603.982 50.9309L603.982 49.6009L605.11 49.6009C604.357 48.5732 605.291 47.8478 605.291 47.8478L606.209 47.8478C607.107 48.4261 606.825 49.21 606.606 49.6009L607.246 49.6009L607.246 47.1223L604.042 47.1223L604.042 45.7619L605.079 45.7619C604.563 44.7837 605.446 44.1299 605.446 44.1299L606.392 44.1299C607.185 44.6497 607.096 45.3078 606.911 45.7619L607.246 45.7619L607.216 43.284L603.982 43.284L603.982 41.9536L604.956 41.9536C604.502 41.037 605.291 40.4125 605.291 40.4125L606.118 40.4125C606.82 40.902 606.741 41.5285 606.576 41.9536L607.216 41.9536L607.216 39.4449L604.103 39.4449L604.103 38.2358L603.859 38.2358L603.705 37.5103L603.705 36.7548L603.827 36.2711L604.654 36.2411L604.834 36.4827L604.834 37.6013L605.718 37.6314L605.749 38.0545L605.446 38.0846L605.446 37.8431L604.744 37.8431L604.684 38.1148L607.216 38.1148L607.216 35.5762L603.982 35.5762L603.982 34.2157L607.216 34.2157L607.216 33.8836L607.155 33.8836C607.155 33.8836 604.056 33.7732 603.46 33.3694C603.478 32.4147 603.46 32.4026 603.46 32.4026C603.46 32.4026 603.667 32.1919 604.226 32.0999C604.281 32.1183 604.257 31.8882 604.257 31.8882L603.736 31.8882L603.49 31.6467L603.49 27.7476L603.157 27.7476C603.157 27.7476 602.954 27.6333 602.882 27.4452L602.882 22.3973C602.882 22.3973 603.162 22.0545 603.521 21.9441C603.501 21.9245 603.521 18.498 603.521 18.498C603.918 17.8573 605.685 17.6288 606.88 17.4705L606.88 17.1988C606.88 17.1988 605.841 17.1473 605.659 16.9263C605.639 16.9263 605.28 16.6031 605.261 16.473C605.247 16.4471 605.261 14.1154 605.261 14.1154C605.401 13.8771 606.453 13.4548 607.43 13.3901L608.713 13.3901L608.468 10.7302L608.468 10.6998L607.982 5.07797L607.891 5.07797L607.921 4.32232L607.86 3.77826L607.921 3.77826L607.921 3.71782L611.524 3.77826L611.524 3.83869L611.583 3.83869L611.247 7.37512L611.247 7.79829L611.216 7.79829L611.006 10.126L611.006 10.7302L610.944 10.7302L610.701 13.3901L611.983 13.3901C612.956 13.4548 614.043 13.8467 614.182 14.0851C614.182 14.0851 614.196 16.4471 614.182 16.473C614.163 16.6031 613.803 16.9263 613.783 16.9263C613.601 17.1472 612.564 17.1988 612.564 17.1988L612.564 17.4705C613.755 17.6288 615.524 17.8574 615.918 18.498C615.918 18.498 615.938 21.9245 615.918 21.9441C616.281 22.0545 616.563 22.3973 616.563 22.3973L616.563 27.4452C616.491 27.6333 616.287 27.7476 616.287 27.7476L615.95 27.7476L615.95 31.6467L615.706 31.8581L615.189 31.8581C615.189 31.8581 615.164 32.1183 615.218 32.0999C615.772 32.1919 615.95 32.372 615.95 32.372C615.95 32.372 615.962 32.4147 615.98 33.3694C615.388 33.7732 612.258 33.8836 612.258 33.8836L612.166 33.8836L612.166 34.2157L615.461 34.2157L615.461 35.5762L612.166 35.5762L612.166 38.1148L612.594 38.1148C612.456 37.3689 612.926 36.8757 612.926 36.8757L613.602 36.8757C614.037 37.2484 614.112 37.7262 614.06 38.1148L615.554 38.1148L615.554 39.4449L612.166 39.4449L612.166 41.9234L613.844 41.9234C613.146 40.8664 613.969 40.1095 613.969 40.1095L614.73 40.1095C615.512 40.7077 615.254 41.5444 615.068 41.9234L615.432 41.9234L615.432 43.284L612.166 43.284L612.196 45.7619L615.523 45.7619L615.523 47.1223L612.196 47.1223L612.196 49.5708L613.722 49.5708C612.757 48.4851 613.814 47.7268 613.814 47.7268L614.761 47.7268C615.814 48.3717 615.348 49.251 615.129 49.5708L615.461 49.5708L615.461 50.9309L612.196 50.9309L612.196 52.865L615.95 52.865L615.95 65.9832L616.349 68.7341L617.787 68.8244L617.787 79.1619L618.947 79.1619L619.557 76.7741L620.411 78.92L620.411 64.3208L622.857 64.3208L622.857 61.2982L623.896 61.2982L623.896 41.1377L635.623 33.8532L635.562 62.9607L639.167 60.9053L639.167 84.7842L640.178 84.7842L640.178 70.5474C640.55 69.329 640.919 68.3783 641.304 67.6457L641.304 63.293L644.42 63.293L644.42 55.948L646.284 50.5379L648.634 46.7593L650.895 50.3564L652.82 56.2807L652.82 62.568L657.22 62.568L657.22 74.1443L658.409 74.1443L658.409 85.3584L658.93 85.3584L658.93 71.7867L663.083 71.7867L663.083 85.3584L663.478 85.3584L663.478 71.1214L665.956 71.1214L665.956 67.2529L670.692 67.2529L670.692 85.3584L673.409 85.3584L673.409 74.7486L675.425 74.7486L675.425 62.9912L680.864 62.9912L680.588 94.6379L680.588 113.135L1.04179e-13 113.135L0 62.8096L0.22204 62.8096L0.22204 73.4493L1.44387 73.4493L1.44387 60.3006L6.02565 60.3006L6.02565 58.6686L5.35363 58.6686L5.35363 50.2658L6.6365 50.2658L6.6365 48.8753L7.24742 48.8753L8.98851 46.0344L8.98851 43.4048L11.035 37.4799L11.035 36.3922L11.0656 37.4799L12.9593 43.4048L12.9593 46.0344L14.7005 48.9056L15.3115 48.9056L15.3115 50.2658L16.5942 50.2658L16.5942 58.6686L15.9225 58.6686L15.9225 59.8173L18.5798 59.8173L18.5798 71.4544L20.8094 71.4544L20.8094 71.545L21.4508 71.545L21.4508 64.6234L21.6038 64.6234L21.6038 59.6962L27.7128 59.6962L27.7128 47.2131C27.7128 45.4168 30.2126 41.0923 33.3331 41.0166C36.601 40.9375 39.1598 45.5226 39.2282 47.2131C39.2329 47.3314 39.2298 61.9045 39.2282 73.1466L39.9613 73.1466L39.9613 62.9306L41.7939 62.9306L41.7939 62.0238L44.1766 62.0238L44.1766 55.646L48.3919 55.646L48.3919 62.0238L51.477 62.0238L51.477 85.3584L51.5686 85.3584L51.5686 64.1395L53.4926 60.8148L55.3562 64.0189L55.3562 85.3584L55.4784 85.3584L55.4784 69.8526L55.5701 69.8526L55.5701 64.3513L61.007 64.3513L60.9459 69.8526L61.2817 69.8526L61.2817 68.2502L66.6272 66.8293L66.6272 85.3584L67.4215 85.3584L67.4215 64.1395L68.6738 64.1395L68.6738 64.0189C68.6738 64.0189 71.2395 60.9319 74.8133 62.1749L74.8133 61.9331L82.0223 61.9331L82.0223 66.9205L83.5799 66.9205L86.7871 78.7992L86.7871 65.802L91.247 57.0061L94.9732 56.9455L99.036 65.1371L99.036 75.1419L99.8911 77.2879L99.8911 85.0558L101.173 85.0558L101.173 70.8496L103.187 70.8496L104.808 60.21L106.338 70.7591L107.741 70.8496L107.741 73.0258L107.893 73.0258L107.893 84.7842L109.937 84.7842L109.937 64.3812L112.811 64.3812L112.811 63.3233L117.791 63.3233L117.791 66.9205L119.41 66.9205L119.41 79.585L120.692 79.585L120.692 61.3887L121.489 61.3887L121.489 34.8808L124.756 25.3293L128.878 18.7099L132.882 25.027L136.271 35.4552L136.271 60.6938L136.61 60.6938L136.61 70.0337C137.37 71.2851 137.86 72.5425 137.86 72.5425L137.86 76.6835C138.01 76.6721 138.167 76.6633 138.315 76.6533L138.315 69.9127L140.759 69.9127L140.79 67.827L141.127 65.2276L141.433 66.618L141.433 33.3694L144.519 33.3694L144.519 36.2711L151.788 36.2711L151.788 33.3395L154.659 33.3395L154.659 70.396C154.707 70.3917 154.761 70.3956 154.812 70.396L154.812 61.1169L160.248 61.1169L160.218 66.2247L162.445 67.525L163.03 65.8627L162.905 67.7968L166.144 69.6404L166.144 76.7741L166.604 76.7741L168.74 69.8221L169.99 67.2223L169.777 69.7612L170.694 69.7612L170.694 66.1345L174.881 66.1345C174.938 65.8291 174.99 65.5565 175.032 65.53C175.41 65.0628 175.046 65.6393 174.82 64.9556C174.794 64.8054 175.132 62.7056 175.551 62.5073C175.763 62.4492 178.734 61.9094 180.349 61.8729C180.301 61.8909 184.134 61.8729 184.134 61.8729C184.134 61.8729 189.62 62.472 192.627 63.747L194.427 60.9658L197.237 61.0264L200.442 65.2581L200.596 68.7341C202.288 70.2146 204.571 72.3501 205.729 74.3558L206.466 74.1748L206.466 64.7441L213.642 64.7441L213.642 72.3912L215.383 71.9684L215.383 66.9509L221.063 66.9509L221.063 70.5474L221.86 70.336L221.86 69.6404L223.233 70.0033L223.723 69.8824L223.723 61.1774L224.545 56.1297L224.302 56.1598L224.332 56.0088L224.576 55.9787L224.851 54.6183L225.004 53.4998L225.096 54.6488L225.338 55.9182L225.584 55.9182L225.584 56.0691L225.37 56.0995L225.615 57.1271L226.41 59.485L226.929 59.485L229.19 51.5353L231.603 59.485L232.091 59.485L232.521 57.1271L232.734 56.2506L232.459 56.2205L232.429 56.0389L232.765 56.0389L233.07 54.3159L233.192 53.3792L233.314 54.3465L233.585 56.0389L233.862 56.0389L233.892 56.2506L233.616 56.2205L234.413 61.1774L234.413 64.6234L234.993 63.6557L236.671 66.5577L242.447 66.5577L242.447 65.7415L248.527 65.7415L248.527 66.5577L249.746 66.5577L249.746 63.2327L259.554 63.2327L259.554 66.5577L260.102 66.5577C259.923 65.2212 260.68 65.4092 260.68 65.4092C261.033 65.4081 260.987 66.1949 260.987 66.1949L262.268 66.1949C262.268 65.9435 262.364 65.5797 262.208 65.3486C261.876 64.8605 261.878 64.3096 262.454 64.0791C263.589 64.4317 262.727 65.4092 262.727 65.4092L262.727 66.1646L263.98 66.1949C263.928 65.3063 264.522 65.3711 264.5 65.3787C265.114 65.3275 264.957 66.316 264.957 66.316L264.957 66.7993L269.907 66.7993L269.907 62.6283L276.474 62.6283L276.474 66.7993L278.307 66.7993L278.307 64.7441L286.311 64.7441L286.311 66.7993L290.065 66.7993L290.065 64.9556L290.432 64.9556L290.432 61.1169L291.257 56.0691L291.011 56.0995L291.041 55.9182L291.288 55.8883L291.531 54.5578L291.715 53.4091L291.807 54.5578L292.051 55.8275L292.295 55.8578L292.295 56.0088L292.082 56.0088L292.326 57.0364L292.755 58.5779L293.884 58.5779L295.872 51.4445L298.132 59.4545L298.803 59.4545L299.228 57.0364L299.443 56.19L299.167 56.1598L299.137 55.9787L299.473 55.9787L299.748 54.2556L299.902 53.2882L299.993 54.2556L300.298 55.9787L300.574 55.9787L300.604 56.1598L300.33 56.1598L301.121 61.1169L301.152 70.0337L302.254 70.3058L302.254 64.049L309.065 67.9483L309.065 71.9984L311.967 72.7239L311.967 68.0687L313.586 68.0687L313.586 64.472L318.563 64.472L318.563 65.6204C320.088 64.6965 322.558 64.0028 325.404 66.4368C325.394 66.8142 325.381 68.2393 325.376 69.4896L326.568 61.3588L327.849 69.8526L331.851 69.8526L332.339 71.6357L332.339 66.2553L336.435 59.273L340.128 59.3335L344.59 66.9509L344.59 80.2196L346.637 80.2196L347.216 77.8319L348.165 80.1899L348.165 81.7008L349.354 82.0032L349.354 63.0513L356.562 63.0513L356.562 83.8168L358.241 84.2094L358.241 67.3131L358.271 67.3131L358.271 65.2581L363.955 65.2581L363.955 67.3131L364.537 67.3131L364.537 85.3584L364.782 85.3584L364.782 67.9783L368.965 69.066L368.965 64.3208L375.99 64.3208L375.99 69.2782L376.02 69.2782L376.02 65.1673L377.792 62.1446L377.792 58.7595L377.09 58.7595L377.09 57.4294L377.762 57.4294C377.762 57.4294 377.919 55.0447 380.481 54.6183C380.51 54.6133 380.773 52.7534 380.725 52.2908C380.448 52.194 380.265 51.9679 380.265 51.7166C380.253 51.3993 380.53 51.1263 380.909 51.0819L380.97 49.2682L381.03 51.0819C381.441 51.0876 381.769 51.3717 381.761 51.7166C381.756 51.974 381.562 52.2023 381.273 52.2908C381.234 52.8193 381.397 54.5506 381.426 54.5578C383.991 55.2038 384.329 57.4294 384.329 57.4294L385.031 57.4294L385.031 58.6988L384.299 58.6988L384.268 63.6259L384.878 63.6259L384.878 66.8293L385.336 66.8293L385.336 64.049L388.392 64.049L388.392 62.2354L387.688 62.2354L387.688 60.9053L388.361 60.9053C388.361 60.9053 388.522 58.5205 391.078 58.0942C391.109 58.0894 391.37 56.2295 391.322 55.7668C391.045 55.6701 390.865 55.4439 390.865 55.1924C390.857 54.8664 391.146 54.5897 391.538 54.5578L391.569 52.7445L391.659 54.5578C392.06 54.5774 392.369 54.8573 392.362 55.1924C392.355 55.45 392.161 55.6783 391.873 55.7668C391.834 56.295 391.996 58.0266 392.026 58.0339C392.966 58.2712 393.606 58.7368 394.042 59.2126L395.414 59.2126L395.414 60.9053L395.627 60.9053L395.627 61.5399L402.474 61.5399L402.474 63.4443L404.856 63.4443L404.856 64.049L408.002 64.049L408.002 61.4496L407.329 61.4496L407.329 60.21L407.972 60.21C407.972 60.21 408.132 58.0326 410.598 57.6412C410.626 57.6364 410.872 55.9908 410.839 55.5251C410.56 55.4383 410.377 55.2214 410.382 54.981C410.379 54.6866 410.658 54.438 411.023 54.4067L411.053 52.7445L411.147 54.4067C411.524 54.4262 411.822 54.6779 411.821 54.981C411.821 55.2276 411.621 55.4465 411.33 55.5251C411.296 56.0193 411.484 57.5738 411.512 57.5805C412.565 57.8332 413.206 58.34 413.622 58.8501L413.622 58.7894L416.493 58.7894L416.493 57.4901L417.134 57.4901C417.134 57.4901 417.293 55.1054 419.853 54.6789C419.885 54.6734 420.212 52.5976 420.129 52.2606C419.826 52.1683 419.628 51.9249 419.639 51.6564C419.649 51.3415 419.938 51.0825 420.312 51.0516L420.341 49.2079L420.433 51.0212C420.832 51.0409 421.142 51.321 421.134 51.6564C421.128 51.9138 420.934 52.142 420.648 52.2303C420.575 52.6114 420.798 54.6109 420.83 54.6183C423.389 55.2647 423.73 57.4901 423.73 57.4901L424.435 57.4901L424.435 58.7595L423.7 58.7595L423.7 59.485L429.506 59.485L429.506 67.1019C429.796 67.137 430.112 67.1859 430.208 67.2529C430.209 67.2486 430.208 68.6433 430.208 68.6433C430.208 68.6626 430.21 76.0652 430.208 82.6079L432.957 82.6079L432.957 63.2631L433.964 63.2631L433.964 62.477L435.37 62.477L435.37 56.8853L439.585 56.8853L439.585 62.477L440.255 62.477L440.255 63.2631L442.67 63.2631L442.67 71.1214L446.67 71.1214L446.67 71.0613L453.483 71.0613L453.483 75.3836L457.178 75.3836L458.096 72.7539L459.197 75.3836L459.197 81.2474L459.869 81.2474L459.869 65.2581C459.869 65.2581 463.598 60.7325 468.329 64.7743C468.328 64.804 468.329 64.9798 468.329 65.0162L469.824 65.0162L469.824 62.7188L469.399 62.3861L469.399 61.8729L469.855 61.8729L469.855 61.6911L470.041 61.6911L470.01 61.5704L469.855 61.5704L469.672 61.3887L469.672 61.2077L470.163 60.9357L470.163 60.3006L470.375 60.3006C470.723 57.4156 472.459 51.8658 477.646 50.0542L477.646 49.6611L477.858 49.6611L477.858 49.3895C477.858 49.3895 477.457 49.4462 477.401 49.1776C477.401 49.1074 477.385 48.8881 477.646 48.7849L477.798 48.7546L477.798 47.9383L477.92 47.9383L477.92 47.4851L478.07 47.4851L478.07 47.878L478.406 47.878L478.406 47.1528L478.221 47.1528L478.221 46.7294L478.59 46.7294L478.59 43.5858L478.191 43.2536L478.191 43.0115L478.62 43.0115L478.62 42.0446L479.019 42.4375L479.019 42.9209L479.325 42.9209L479.325 41.1075L478.927 41.1075L478.927 40.8052L479.141 40.8052L479.141 39.8377C479.141 39.8377 479.677 39.0219 479.998 39.0219L479.998 38.7194L479.722 38.5686L479.722 38.4476L480.029 38.4476L480.029 37.6915L480.241 37.6915C480.241 37.6915 480.051 37.5468 480.029 37.4199L480.029 37.1174C480.029 37.1174 480.117 37.003 480.209 36.9967C480.316 36.9894 480.332 36.9664 480.332 36.9664L480.332 36.8152C479.43 36.3763 480.145 35.5495 480.332 35.6365L480.363 34.0646L480.513 33.2483L480.636 34.0646L480.666 35.6365C480.855 35.5495 481.572 36.3763 480.666 36.8152L480.666 36.9664C480.666 36.9664 480.682 36.9894 480.788 36.9967C480.884 37.003 480.972 37.1174 480.972 37.1174L480.972 37.4199C480.95 37.5468 480.758 37.6915 480.758 37.6915L480.972 37.6915L480.972 38.4476L481.279 38.4476L481.279 38.5686L481.003 38.7194L481.003 39.0219C481.322 39.0219 481.859 39.8377 481.859 39.8377L481.859 40.8052L482.072 40.8052L482.072 41.1075L481.676 41.1075L481.676 42.9209L481.981 42.9209L481.981 42.4375L482.379 42.0446L482.379 43.0115L482.806 43.0115L482.806 43.2536L482.41 43.5858L482.41 46.7294L482.776 46.7294L482.776 47.1528L482.592 47.1528L482.592 47.878L482.929 47.878L482.929 47.4851L483.084 47.4851L483.084 47.9383L483.206 47.9383L483.206 48.7546L483.357 48.7849C483.616 48.8881 483.602 49.1074 483.602 49.1776C483.544 49.4462 483.145 49.3895 483.145 49.3895L483.145 49.6611L483.357 49.6611L483.357 50.0542C488.543 51.8658 490.282 57.4156 490.625 60.3006L490.838 60.3006L490.838 60.9357L491.328 61.2077L491.328 61.3887L491.144 61.5704L491.02 61.5704L490.959 61.6911L491.144 61.6911L491.144 61.8729L491.603 61.8729L491.603 62.3861L491.175 62.7188L491.175 65.56L492.276 65.56L493.313 65.8627L493.985 66.2856L493.985 66.5274L493.835 66.5879L493.835 67.5554L494.415 67.7667L494.415 67.9178L494.719 67.9178L494.719 68.7641L498.753 69.8221L498.753 60.1196L501.804 60.1196L501.804 53.7421L506.05 53.7421L506.05 60.1196L508.434 60.1196L508.434 64.5324L509.26 65.923L509.26 81.187L510.661 81.187L510.661 80.8242L511.887 80.8242L511.887 62.6283L512.19 62.6283L512.19 59.9078L520.195 59.9078L520.195 64.7139L520.833 64.7139L520.833 67.6154L521.477 67.6154L521.477 61.9331L521.996 61.9331L521.996 57.7917L528.594 57.7917L528.594 62.2052L531.893 62.2052L531.893 65.1069L532.046 65.1069L532.046 64.6836L532.29 64.6836L532.29 64.3812L532.076 64.3812L532.076 64.049L532.259 64.049L532.259 63.7164L532.413 63.7164L532.382 63.5955L532.565 63.5955L532.565 63.0513L532.842 62.6584L532.842 61.9331L533.329 61.1169L533.45 61.1169C533.45 61.1169 533.5 60.6703 533.723 60.6335C533.723 60.6147 533.723 60.3311 533.723 60.3311C533.526 60.3047 533.446 59.9347 533.723 59.8173C533.724 59.8179 533.72 59.5159 533.723 59.5149C533.404 59.4154 533.405 58.8946 533.846 58.8806C534.287 58.8954 534.259 59.4154 533.937 59.5149C533.938 59.5159 533.934 59.8179 533.937 59.8173C534.214 59.9347 534.134 60.3046 533.937 60.3311C533.937 60.3311 533.937 60.6147 533.937 60.6335C534.16 60.6703 534.211 61.1169 534.211 61.1169L534.336 61.1169L534.824 61.9331L534.824 62.6584L535.099 63.0513L535.099 63.5955L535.281 63.5955L535.253 63.7164L535.405 63.7164L535.405 64.049L535.587 64.049L535.587 64.3812L535.374 64.3812L535.374 64.6836L535.617 64.6836L535.617 65.1371L535.894 65.1371L535.894 65.56L535.71 65.56L535.71 66.8597L535.955 67.2829L536.198 67.2829L536.198 66.8597L536.047 66.8597L536.047 66.5879L536.198 66.5879L536.198 66.2553L536.474 66.2553L536.474 66.5879L536.656 66.5879L536.656 66.618L538.949 66.618L538.949 58.3966L547.809 58.3966C548.259 36.9529 551.564 13.2361 562.499 0.151128C562.347 -0.000319179 564.792 5.62358e-09 564.792 5.62358e-09C576.38 11.5565 579.709 38.6146 580.062 62.1145M604.287 41.6816L603.613 41.6816L603.49 42.0746L602.698 42.0746L602.546 41.3491L602.546 40.6237L602.698 40.1095L603.49 40.0793L603.675 40.3517L603.675 41.44L604.563 41.47L604.594 41.8932L604.287 41.9536L604.287 41.6816M614.699 43.737C615.996 44.5289 614.946 45.7318 614.946 45.7318C614.946 45.7318 613.717 45.6324 613.693 45.6718C612.592 44.5421 613.753 43.737 613.753 43.737L614.699 43.737M603.521 44.0997L603.521 45.218L604.411 45.2483L604.441 45.6718L604.135 45.7016L604.135 45.46L603.429 45.46L603.307 45.8527L602.546 45.8527L602.392 45.1275L602.392 44.3717L602.515 43.8883L603.307 43.8581L603.521 44.0997M603.736 47.9687L603.736 49.0871L604.654 49.0871L604.654 49.5405L604.349 49.5708L604.349 49.2985L603.675 49.2985L603.551 49.6917L602.76 49.7218L602.607 48.9964L602.607 48.2408L602.76 47.7268L603.551 47.6966L603.736 47.9687M531.893 66.9509L531.955 66.8597L531.955 65.56L531.893 65.56L531.893 66.9509M536.474 67.6154L536.535 67.6154L536.535 66.8597L536.474 66.8597L536.474 67.6154M236.917 85.3584L242.447 85.3584L242.447 70.3058L236.917 70.3058L236.917 85.3584M248.527 85.3584L249.746 85.3584L249.746 70.3058L248.527 70.3058L248.527 85.3584M259.554 85.3584L261.232 85.3584L261.293 77.8925L263.523 77.8925L263.523 74.3558L269.082 74.3558L269.082 85.3584L269.907 85.3584L269.907 70.3058L259.554 70.3058L259.554 85.3584M276.474 74.2956L277.908 74.2956L277.908 85.3584L278.307 85.3584L278.307 70.3058L276.474 70.3058L276.474 74.2956M286.311 77.2879L288.45 77.2879L288.45 85.3584L290.065 85.3584L290.065 70.3058L286.311 70.3058L286.311 77.2879M301.152 70.9406L301.829 71.1214C301.536 70.8726 301.353 70.7238 301.152 70.5474L301.152 70.9406M301.152 73.5399C301.169 73.5969 301.196 73.6324 301.214 73.6911L301.214 85.3584L302.254 85.3584L302.254 72.7847C301.882 72.4174 301.535 72.0723 301.152 71.6962L301.152 73.5399M168.008 76.7741L169.076 76.7741L169.076 72.8143L168.008 76.7741M221.063 73.9933L221.063 85.3584L221.86 85.3584L221.86 73.2376C221.6 73.4934 221.322 73.7422 221.063 73.9933M213.642 80.9453L213.642 85.3584L215.383 85.3584L215.383 79.3735C214.797 79.9063 214.214 80.4415 213.642 80.9453M310.589 85.3584L311.967 85.3584L311.967 81.8822C311.516 81.4932 311.049 81.1107 310.589 80.7033L310.589 85.3584M178.089 81.2474L178.302 81.187C178.302 81.0544 178.302 80.8011 178.302 80.7941C178.298 80.796 178.164 80.7901 178.089 80.794L178.089 81.2474M178.302 80.7941C178.302 80.794 178.302 80.794 178.302 80.794C178.302 80.7941 178.302 80.7941 178.302 80.7941M38.7395 85.3584L39.0754 85.3584L39.0754 85.3281L38.7395 85.3281L38.7395 85.3584"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 draw:id="shape-2" draw:name="g7576" svg:y="414.72900000000pt">
        <draw:path draw:style-name="gr3" xml:id="shape-3" draw:id="shape-3" draw:name="path2836" draw:layer="" svg:width="83.47917784995pt" svg:height="86.76286740283pt" svg:x="36.26410000000pt" svg:y="415.22900000000pt" svg:viewBox="0 0 83 87" svg:d="M38.6339 0.00459954C37.4743 0.090735 36.5756 1.07353 36.5737 2.25844C36.682 3.42037 37.6395 4.30774 38.7854 4.30774C39.9308 4.30774 40.8885 3.42037 40.9973 2.25844C40.9958 1.63393 40.7414 1.03781 40.2937 0.611028C39.8461 0.184279 39.2456 -0.0351686 38.6339 0.00459954ZM46.2091 0.158975C45.0495 0.24511 44.1508 1.22793 44.1486 2.4128C44.1486 3.66614 45.1459 4.68214 46.3756 4.68214C47.6058 4.68214 48.603 3.66614 48.603 2.4128C48.602 1.78254 48.343 1.18119 47.8887 0.753425C47.4345 0.325672 46.8256 0.110244 46.2091 0.158975ZM53.2392 1.57922C52.0555 1.65046 51.1353 2.65596 51.1482 3.86392C51.1482 5.11724 52.1454 6.1332 53.3755 6.1332C54.6052 6.1332 55.6023 5.11724 55.6023 3.86392C55.6143 2.63309 54.6586 1.61826 53.451 1.57922C53.3802 1.57575 53.3096 1.57575 53.2392 1.57922ZM30.0891 1.70271C28.9291 1.78883 28.0307 2.77164 28.0284 3.95656C28.0284 5.20989 29.0259 6.22586 30.2558 6.22586C31.4856 6.22586 32.483 5.20989 32.483 3.95656C32.4818 3.32632 32.2227 2.72491 31.7688 2.29717C31.3144 1.86939 30.7057 1.65399 30.0891 1.70271ZM23.2409 4.41969C22.0811 4.50584 21.1828 5.4886 21.1807 6.67352C21.1807 7.92684 22.1776 8.94284 23.4076 8.94284C24.6376 8.94284 25.6346 7.92684 25.6346 6.67352C25.6337 6.04329 25.3751 5.44189 24.9206 5.01414C24.4665 4.58642 23.8576 4.37097 23.2409 4.41969ZM60.1169 4.48143C58.9576 4.56755 58.0592 5.55036 58.0569 6.73529C58.0569 7.9886 59.054 9.00459 60.2839 9.00459C61.5139 9.00459 62.511 7.9886 62.511 6.73529C62.51 6.10501 62.2514 5.50364 61.7971 5.07589C61.3426 4.6481 60.7337 4.43271 60.1169 4.48143ZM16.8776 8.58777C15.7057 8.65841 14.7901 9.64559 14.7866 10.8417C14.7866 12.0949 15.7843 13.1108 17.014 13.1108C18.2442 13.1108 19.2411 12.0949 19.2411 10.8417C19.2397 10.2168 18.9852 9.62098 18.5376 9.19419C18.0901 8.76744 17.4894 8.54802 16.8776 8.58777ZM66.5106 8.68036C65.351 8.76649 64.4525 9.74928 64.4502 10.9344C64.5595 12.096 65.5167 12.9837 66.6627 12.9837C67.8077 12.9837 68.7656 12.096 68.8742 10.9344C68.8727 10.3095 68.6183 9.71355 68.1704 9.28677C67.7233 8.86004 67.1228 8.64057 66.5106 8.68036ZM11.6357 13.744C10.4759 13.8299 9.57731 14.8132 9.57514 15.9977C9.57514 17.251 10.5724 18.267 11.802 18.267C13.0323 18.267 14.0293 17.251 14.0293 15.9977C14.0283 15.3671 13.7696 14.766 13.3151 14.3382C12.8612 13.9105 12.2524 13.6951 11.6357 13.744ZM71.6319 13.8054C70.4721 13.8916 69.5734 14.8745 69.571 16.0596C69.571 17.3128 70.5685 18.3286 71.7984 18.3286C73.028 18.3286 74.0257 17.3128 74.0257 16.0596C74.0248 15.4292 73.7653 14.8277 73.3114 14.3998C72.8577 13.9725 72.2486 13.7568 71.6319 13.8054ZM7.60558 19.8566C7.00399 19.8432 6.42257 20.0785 5.99428 20.509C5.56592 20.9397 5.32734 21.5286 5.33296 22.1421C5.33296 23.3952 6.33011 24.4112 7.56011 24.4112C8.79011 24.4112 9.78725 23.3952 9.78725 22.1421C9.79857 20.8995 8.82492 19.8794 7.60558 19.8566ZM76.1768 20.2893C75.0054 20.3763 74.1023 21.3773 74.1165 22.5744C74.1165 23.827 75.1133 24.8431 76.3433 24.8431C77.5735 24.8431 78.5705 23.827 78.5705 22.5744C78.5783 21.9382 78.323 21.3291 77.8683 20.8943C77.4124 20.4594 76.7991 20.2401 76.1768 20.2893ZM4.27244 26.8965C3.08892 26.968 2.16876 27.9729 2.18168 29.1813C2.18168 30.4344 3.17883 31.4507 4.40882 31.4507C5.6388 31.4507 6.63595 30.4344 6.63595 29.1813C6.64283 28.5515 6.39185 27.9471 5.94337 27.5135C5.49486 27.0797 4.88939 26.8564 4.27244 26.8965ZM79.116 26.8965C77.9445 26.9834 77.0419 27.9845 77.0556 29.1813C77.1642 30.3432 78.1221 31.2306 79.2675 31.2306C80.4131 31.2306 81.3708 30.3432 81.4794 29.1813C81.4861 28.5515 81.2353 27.9471 80.7869 27.5135C80.3385 27.0797 79.7329 26.8564 79.116 26.8965ZM2.5756 34.3681C1.41574 34.4543 0.517285 35.4371 0.515119 36.622C0.515119 37.8754 1.51223 38.8916 2.74224 38.8916C3.97227 38.8916 4.96936 37.8754 4.96936 36.622C4.96845 35.9919 4.70968 35.3904 4.25536 34.9629C3.80108 34.5346 3.19233 34.3195 2.5756 34.3681ZM80.9341 34.8005C79.7744 34.8867 78.876 35.8694 78.8738 37.0544C78.8738 38.3077 79.8703 39.3237 81.1005 39.3237C82.3308 39.3237 83.3278 38.3077 83.3278 37.0544C83.3269 36.4243 83.0681 35.8226 82.6137 35.3947C82.1595 34.9674 81.5509 34.7516 80.9341 34.8005ZM41.4821 38.5054C40.1798 38.5994 39.1725 39.7069 39.1793 41.0373C39.1799 41.9905 39.707 42.8622 40.5429 43.291L33.6947 81.1742C33.6953 81.1433 33.6953 81.1128 33.6947 81.0816C33.7747 80.2251 33.3715 79.3964 32.654 78.9431C31.9364 78.4897 31.0289 78.4897 30.3113 78.9431C29.594 79.3964 29.1906 80.2251 29.2707 81.0816C29.26 82.1654 30.0035 83.1048 31.0451 83.323C32.0865 83.5412 33.1338 82.9769 33.5433 81.9775L32.7255 86.5466L36.7249 86.6391C40.1117 55.0759 41.2602 43.9309 41.3003 43.538C41.3306 43.5385 41.3612 43.5385 41.3911 43.538C41.4482 44.0056 43.0802 57.2935 46.4817 86.7629L50.2092 86.5157L49.6634 83.5826C50.3451 83.8194 51.0967 83.7051 51.681 83.2754C52.265 82.8463 52.6086 82.1548 52.6028 81.4211C52.606 80.5358 52.1022 79.7299 51.3136 79.3578C50.5253 78.9861 49.5967 79.1168 48.9361 79.6926L42.2396 43.4766C43.3396 43.1966 44.1133 42.1924 44.1185 41.0373C44.1217 40.3375 43.8395 39.6676 43.3399 39.1878C42.8403 38.7076 42.1677 38.4605 41.4821 38.5054ZM2.06045 41.9327C0.900638 42.0184 0.00216812 43.0016 0 44.1866C-7.10543e-14 45.4393 0.997114 46.4558 2.22712 46.4558C3.45714 46.4558 4.45426 45.4393 4.45426 44.1866C4.45332 43.5563 4.19454 42.9548 3.74027 42.5268C3.28596 42.0991 2.6772 41.8837 2.06045 41.9327ZM81.0856 42.6425C79.9258 42.7289 79.0272 43.7117 79.025 44.8966C79.025 46.1497 80.0223 47.1659 81.252 47.1659C82.4824 47.1659 83.4792 46.1497 83.4792 44.8966C83.4782 44.2661 83.2196 43.6648 82.7652 43.2372C82.3111 42.8095 81.7022 42.5938 81.0856 42.6425ZM3.33311 49.7131C2.16134 49.7835 1.24557 50.7709 1.24234 51.9669C1.24234 53.2201 2.23946 54.2363 3.46948 54.2363C4.69948 54.2363 5.6966 53.2201 5.6966 51.9669C5.69508 51.3423 5.44045 50.746 4.99292 50.3197C4.54542 49.8926 3.94481 49.6732 3.33311 49.7131ZM79.7828 50.2071C78.6229 50.293 77.7245 51.276 77.7222 52.4608C77.7222 53.7142 78.7193 54.7299 79.9493 54.7299C81.1792 54.7299 82.1763 53.7142 82.1763 52.4608C82.1754 51.8304 81.9165 51.2293 81.4622 50.8012C81.0086 50.3736 80.3994 50.1581 79.7828 50.2071ZM5.72691 56.9684C4.56706 57.0546 3.6686 58.0372 3.66644 59.2225C3.77513 60.3843 4.73289 61.2717 5.87838 61.2717C7.02391 61.2717 7.9817 60.3843 8.09038 59.2225C8.08884 58.5979 7.83421 58.0017 7.38672 57.5751C6.93921 57.1482 6.33857 56.9289 5.72691 56.9684ZM77.1162 57.7713C75.9566 57.8574 75.0576 58.8404 75.0554 60.0249C75.0554 61.2783 76.0531 62.2946 77.2829 62.2946C78.5128 62.2946 79.5101 61.2783 79.5101 60.0249C79.509 59.3949 79.2503 58.7934 78.7958 58.3656C78.3415 57.938 77.7331 57.7225 77.1162 57.7713ZM9.75693 64.1006C8.58542 64.1873 7.68264 65.1885 7.69648 66.3854C7.80511 67.5473 8.76293 68.4343 9.90844 68.4343C11.0537 68.4343 12.0115 67.5473 12.1204 66.3854C12.1272 65.7556 11.8765 65.151 11.428 64.7176C10.9794 64.2838 10.3739 64.0601 9.75693 64.1006ZM72.8738 64.6563C71.714 64.7424 70.816 65.7251 70.8138 66.91C70.8138 68.1633 71.8105 69.1795 73.041 69.1795C74.2706 69.1795 75.2678 68.1633 75.2678 66.91C75.2669 66.2797 75.008 65.6786 74.5539 65.2509C74.0994 64.8226 73.4907 64.6075 72.8738 64.6563ZM15.999 70.4918C15.3923 70.469 14.803 70.7006 14.3679 71.1322C13.9326 71.5636 13.6902 72.1576 13.696 72.7763C13.696 74.0295 14.6933 75.0457 15.9232 75.0457C17.1533 75.0457 18.1503 74.0295 18.1503 72.7763C18.1618 71.5458 17.2063 70.5308 15.999 70.4918ZM67.1472 70.8623C65.9633 70.9333 65.0437 71.9388 65.0566 73.1468C65.0566 74.4002 66.0536 75.4163 67.2836 75.4163C68.5134 75.4163 69.5107 74.4002 69.5107 73.1468C69.5224 71.9161 68.5665 70.9009 67.359 70.8623C67.2885 70.859 67.2177 70.859 67.1472 70.8623ZM22.7259 75.339C22.1243 75.325 21.5432 75.5601 21.1144 75.9907C20.6861 76.4214 20.4474 77.0108 20.4531 77.6234C20.4531 78.877 21.4503 79.8929 22.6802 79.8929C23.9102 79.8929 24.9073 78.877 24.9073 77.6234C24.9187 76.3813 23.9452 75.3617 22.7259 75.339ZM59.4508 76.0492C58.2907 76.1353 57.3925 77.1181 57.39 78.303C57.4989 79.465 58.4567 80.3523 59.6021 80.3523C60.7477 80.3523 61.7057 79.465 61.814 78.303C61.8124 77.6782 61.558 77.0822 61.1105 76.6555C60.6631 76.2287 60.0621 76.0092 59.4508 76.0492ZM41.4218 79.6616C40.2618 79.7479 39.3631 80.7302 39.361 81.9152C39.361 83.1686 40.3582 84.1844 41.5882 84.1844C42.8181 84.1844 43.8153 83.1686 43.8153 81.9152C43.8143 81.2851 43.5558 80.6835 43.1014 80.2559C42.6471 79.8283 42.0385 79.6128 41.4218 79.6616Z" calligra:nodeTypes="ccccccccccccccccccccccccccccccccccccccccccccccccccccccccccccccccccccccccccccccccccccccccccccccccccccccccccccccccccccccccccccccccccccccccccccccccccccccccccccccccccccccccccccccccccccccccccccccccccccccc"/>
        <draw:path draw:style-name="gr4" xml:id="shape-4" draw:id="shape-4" draw:name="path2898" draw:layer="" svg:width="64.96557067784pt" svg:height="64.96557067784pt" svg:x="45.35510000000pt" svg:y="424.19600000000pt" svg:viewBox="0 0 65 65" svg:d="M64.9656 32.4826C64.9656 50.4224 50.4224 64.9656 32.4826 64.9656C14.5429 64.9656 0 50.4224 0 32.4826C0 14.5429 14.5429 0 32.4826 0C50.4224 0 64.9656 14.5429 64.9656 32.4826Z" calligra:nodeTypes="ccccc"/>
        <draw:path draw:style-name="gr5" xml:id="shape-5" draw:id="shape-5" draw:name="path2900" draw:layer="" svg:width="74.77742618852pt" svg:height="74.77742618852pt" svg:x="41.09770000000pt" svg:y="419.66000000000pt" svg:viewBox="0 0 75 75" svg:d="M74.7774 37.3886C74.7774 58.0379 58.0379 74.7774 37.3886 74.7774C16.7394 74.7774 0 58.0379 0 37.3886C0 16.7394 16.7394 0 37.3886 0C58.0379 0 74.7774 16.7394 74.7774 37.3886Z" calligra:nodeTypes="ccccc"/>
        <draw:path draw:style-name="gr6" xml:id="shape-6" draw:id="shape-6" draw:name="path2902" draw:layer="" svg:width="74.23137792000pt" svg:height="74.78430730542pt" svg:x="41.32970000000pt" svg:y="419.59500000000pt" svg:viewBox="0 0 74 75" svg:d="M24.8938 6.80015L21.5145 3.91437L21.7773 8.2992L18.5109 5.60087L18.7736 9.79836L15.7325 7.24986L16.3705 11.4846L13.1039 9.57341L14.1929 13.3212L10.0628 12.2344L11.8651 15.6448L7.9976 14.8577L9.95014 18.3435L5.66967 17.7435L8.22287 21.0412L4.16778 21.0412L6.79607 23.29L2.85358 24.0022L5.55702 26.2135L1.50193 27.45L4.46816 29.8114L1.01379 31.5728L4.20529 33.1469L0.150193 35.3206L3.30417 35.9199L0 38.8057L3.67965 39.2554L0.375474 42.4038L4.4306 42.5911L0.938695 45.7768L4.99378 45.7018L1.8023 48.6997L6.27046 48.7751L3.30417 51.8481L7.35929 51.3984L4.58078 55.4459L9.01135 54.0216L6.45815 58.6689L10.7387 56.795L9.16154 62.2294L13.4046 59.7556L12.1652 65.2273L16.5582 62.4917L15.7699 67.8882L19.6368 64.8153L19.2994 70.4744L23.129 66.6513L23.8426 72.1608L27.372 68.2631L28.3859 73.7723L31.4271 69.3125L32.9666 74.4844L35.2569 69.6124L37.7354 74.7843L39.312 69.6496L41.8278 74.4468L43.2546 69.0126L46.4836 73.5099L47.1596 68.1509L50.8392 72.2356L50.9893 66.7263L54.8945 70.4744L54.5938 64.628L58.6863 67.9259L57.823 62.5665L61.653 65.4897L60.6015 59.8306L65.0319 62.0045L63.4548 56.4955L67.9985 58.2938L65.5951 53.3472L70.3637 54.8461L67.1347 49.974L72.1284 50.4239L68.4867 46.6013L72.9545 46.3759L69.1999 43.0034L73.9311 41.7667L69.6882 38.881L74.194 37.7192L70.0633 35.5826L74.2314 34.4209L69.6126 32.8094L73.7053 30.2607L68.6743 29.8488L72.4666 27.0378L68.2988 27.0378L72.3914 24.1897L67.1347 24.3393L70.5139 20.7415L65.6326 21.9411L68.9369 18.2306L64.1683 18.6803L66.3463 14.3705L61.8405 16.1319L63.5676 11.2222L59.6251 13.5838L60.7516 8.56155L56.8468 11.4846L57.1095 6.01308L53.7868 9.32986L53.1521 3.81606L49.276 6.83716L48.4793 1.90803L45.5059 5.6711L44.8684 1.06001L42.1073 5.1411L40.6738 0.477015L39.0275 4.50513L36.9566 0L35.5761 4.50513L32.8148 0.530012L32.4432 4.7701L28.8854 1.21902L28.673 5.6711L25.3807 2.43805Z" calligra:nodeTypes="ccccccccccccccccccccccccccccccccccccccccccccccccccccccccccccccccccccccccccccccccccccccccccccccccccccccccccccccccccccc"/>
      </draw:g>
      <draw:frame draw:style-name="gr7" xml:id="shape-7" draw:id="shape-7" draw:layer="" svg:width="612.00000000000pt" svg:height="81.60000000000pt" svg:x="34.00000000000pt" svg:y="22.19169916372pt" presentation:class="title">
        <draw:text-box>
          <text:p text:style-name="P1"/>
        </draw:text-box>
      </draw:frame>
      <draw:frame draw:style-name="gr7" xml:id="shape-8" draw:id="shape-8" draw:layer="" svg:width="544.00000000000pt" svg:height="311.10000000000pt" svg:x="65.53754874558pt" svg:y="125.68326833922pt" presentation:class="outline">
        <draw:text-box>
          <text:p text:style-name="P2"/>
        </draw:text-box>
      </draw:frame>
    </style:master-page>
    <style:master-page style:name="Default2" draw:style-name="dp1" style:display-name="London" style:page-layout-name="pm1">
      <draw:layer-set>
        <draw:layer draw:name=""/>
      </draw:layer-set>
      <draw:path draw:style-name="gr1" xml:id="shape-9" draw:id="shape-9" draw:name="path4607" draw:layer="" svg:width="680.72801470478pt" svg:height="113.27053224661pt" svg:x="0.00000000000pt" svg:y="396.70200000000pt" svg:viewBox="0 0 681 113" svg:d="M579.946 62.1889L583.003 62.1889L583.003 85.4607L584.71 85.4607L584.71 59.9796L591.916 59.9796L591.916 64.1257C593.205 63.6717 594.861 63.586 596.714 64.7914L596.714 63.8834L601.138 56.2573L603.339 56.2271L603.339 52.9283L607.125 52.9283L607.125 50.9919L603.861 50.9919L603.861 49.6603L604.989 49.6603C604.236 48.6314 605.17 47.9051 605.17 47.9051L606.088 47.9051C606.986 48.4841 606.704 49.269 606.485 49.6603L607.125 49.6603L607.125 47.1788L603.921 47.1788L603.921 45.8167L604.958 45.8167C604.442 44.8373 605.325 44.1828 605.325 44.1828L606.271 44.1828C607.064 44.7032 606.975 45.3621 606.79 45.8167L607.125 45.8167L607.095 43.3359L603.861 43.3359L603.861 42.0039L604.835 42.0039C604.381 41.0862 605.17 40.4609 605.17 40.4609L605.997 40.4609C606.699 40.951 606.62 41.5782 606.455 42.0039L607.095 42.0039L607.095 39.4922L603.982 39.4922L603.982 38.2816L603.738 38.2816L603.584 37.5552L603.584 36.7988L603.706 36.3146L604.533 36.2845L604.713 36.5264L604.713 37.6463L605.597 37.6765L605.628 38.1001L605.325 38.1302L605.325 37.8884L604.623 37.8884L604.563 38.1605L607.095 38.1605L607.095 35.6188L603.861 35.6188L603.861 34.2567L607.095 34.2567L607.095 33.9242L607.034 33.9242C607.034 33.9242 603.935 33.8137 603.339 33.4094C603.357 32.4535 603.339 32.4414 603.339 32.4414C603.339 32.4414 603.546 32.2305 604.105 32.1384C604.16 32.1568 604.136 31.9264 604.136 31.9264L603.615 31.9264L603.369 31.6846L603.369 27.7808L603.037 27.7808C603.037 27.7808 602.834 27.6664 602.762 27.4781L602.762 22.4241C602.762 22.4241 603.042 22.0809 603.4 21.9704C603.38 21.9508 603.4 18.5202 603.4 18.5202C603.797 17.8787 605.564 17.6499 606.759 17.4914L606.759 17.2194C606.759 17.2194 605.72 17.1678 605.538 16.9466C605.518 16.9466 605.159 16.623 605.14 16.4927C605.126 16.4668 605.14 14.1323 605.14 14.1323C605.28 13.8937 606.332 13.4709 607.309 13.4061L608.591 13.4061L608.346 10.7431L608.346 10.7126L607.861 5.08405L607.77 5.08405L607.8 4.3275L607.739 3.78279L607.8 3.78279L607.8 3.72227L611.402 3.78279L611.402 3.84329L611.461 3.84329L611.125 7.38396L611.125 7.80763L611.094 7.80763L610.884 10.1381L610.884 10.7431L610.822 10.7431L610.579 13.4061L611.861 13.4061C612.834 13.4709 613.92 13.8633 614.059 14.102C614.059 14.102 614.073 16.4668 614.059 16.4927C614.04 16.623 613.68 16.9466 613.66 16.9466C613.478 17.1677 612.442 17.2194 612.442 17.2194L612.442 17.4914C613.632 17.6499 615.401 17.8788 615.795 18.5202C615.795 18.5202 615.815 21.9508 615.795 21.9704C616.158 22.0809 616.44 22.4241 616.44 22.4241L616.44 27.4781C616.368 27.6664 616.164 27.7808 616.164 27.7808L615.827 27.7808L615.827 31.6846L615.583 31.8963L615.066 31.8963C615.066 31.8963 615.041 32.1568 615.095 32.1384C615.649 32.2305 615.827 32.4108 615.827 32.4108C615.827 32.4108 615.839 32.4535 615.857 33.4094C615.265 33.8137 612.136 33.9242 612.136 33.9242L612.044 33.9242L612.044 34.2567L615.338 34.2567L615.338 35.6188L612.044 35.6188L612.044 38.1605L612.472 38.1605C612.334 37.4137 612.804 36.9199 612.804 36.9199L613.479 36.9199C613.914 37.293 613.989 37.7714 613.937 38.1605L615.431 38.1605L615.431 39.4922L612.044 39.4922L612.044 41.9736L613.721 41.9736C613.024 40.9154 613.846 40.1575 613.846 40.1575L614.607 40.1575C615.389 40.7565 615.131 41.5942 614.945 41.9736L615.309 41.9736L615.309 43.3359L612.044 43.3359L612.074 45.8167L615.4 45.8167L615.4 47.1788L612.074 47.1788L612.074 49.6302L613.599 49.6302C612.635 48.5432 613.691 47.784 613.691 47.784L614.638 47.784C615.691 48.4296 615.225 49.31 615.006 49.6302L615.338 49.6302L615.338 50.9919L612.074 50.9919L612.074 52.9283L615.827 52.9283L615.827 66.0622L616.226 68.8164L617.664 68.9068L617.664 79.2567L618.823 79.2567L619.433 76.8661L620.287 79.0145L620.287 64.3979L622.733 64.3979L622.733 61.3716L623.771 61.3716L623.771 41.187L635.496 33.8938L635.435 63.0361L639.039 60.9783L639.039 84.8858L640.05 84.8858L640.05 70.6319C640.422 69.4121 640.791 68.4602 641.176 67.7267L641.176 63.3688L644.291 63.3688L644.291 56.015L646.155 50.5984L648.504 46.8153L650.765 50.4167L652.69 56.3481L652.69 62.643L657.089 62.643L657.089 74.2331L658.277 74.2331L658.277 85.4607L658.798 85.4607L658.798 71.8727L662.951 71.8727L662.951 85.4607L663.345 85.4607L663.345 71.2066L665.823 71.2066L665.823 67.3335L670.558 67.3335L670.558 85.4607L673.275 85.4607L673.275 74.8381L675.29 74.8381L675.29 63.0667L680.728 63.0667L680.452 94.7513L680.452 113.271L1.04158e-13 113.271L0 62.8848L0.221996 62.8848L0.221996 73.5373L1.44358 73.5373L1.44358 60.3728L6.02445 60.3728L6.02445 58.7389L5.35256 58.7389L5.35256 50.326L6.63517 50.326L6.63517 48.9339L7.24597 48.9339L8.98671 46.0895L8.98671 43.4568L11.0328 37.5248L11.0328 36.4358L11.0634 37.5248L12.9567 43.4568L12.9567 46.0895L14.6976 48.9642L15.3084 48.9642L15.3084 50.326L16.5909 50.326L16.5909 58.7389L15.9193 58.7389L15.9193 59.889L18.5761 59.889L18.5761 71.54L20.8052 71.54L20.8052 71.6307L21.4465 71.6307L21.4465 64.7008L21.5995 64.7008L21.5995 59.7677L27.7073 59.7677L27.7073 47.2697C27.7073 45.4712 30.2066 41.1415 33.3264 41.0657C36.5937 40.9865 39.152 45.5771 39.2204 47.2697C39.2251 47.3881 39.222 61.9787 39.2204 73.2342L39.9533 73.2342L39.9533 63.006L41.7856 63.006L41.7856 62.0981L44.1678 62.0981L44.1678 55.7127L48.3822 55.7127L48.3822 62.0981L51.4667 62.0981L51.4667 85.4607L51.5583 85.4607L51.5583 64.2163L53.4819 60.8877L55.3451 64.0956L55.3451 85.4607L55.4673 85.4607L55.4673 69.9363L55.559 69.9363L55.559 64.4284L60.9948 64.4284L60.9337 69.9363L61.2695 69.9363L61.2695 68.332L66.6139 66.9094L66.6139 85.4607L67.408 85.4607L67.408 64.2163L68.6601 64.2163L68.6601 64.0956C68.6601 64.0956 71.2253 61.0049 74.7984 62.2494L74.7984 62.0073L82.0059 62.0073L82.0059 67.0007L83.5632 67.0007L86.7698 78.8936L86.7698 65.8808L91.2288 57.0744L94.9542 57.0137L99.0162 65.2151L99.0162 75.2319L99.8711 77.3805L99.8711 85.1577L101.153 85.1577L101.153 70.9345L103.166 70.9345L104.787 60.2821L106.317 70.8439L107.719 70.9345L107.719 73.1133L107.871 73.1133L107.871 84.8858L109.915 84.8858L109.915 64.4583L112.788 64.4583L112.788 63.3992L117.767 63.3992L117.767 67.0007L119.386 67.0007L119.386 79.6803L120.668 79.6803L120.668 61.4622L121.465 61.4622L121.465 34.9226L124.731 25.3596L128.852 18.7323L132.855 25.057L136.244 35.4977L136.244 60.7665L136.583 60.7665L136.583 70.1176C137.343 71.3705 137.832 72.6294 137.832 72.6294L137.832 76.7754C137.982 76.764 138.139 76.7551 138.287 76.7451L138.287 69.9965L140.731 69.9965L140.762 67.9083L141.099 65.3057L141.405 66.6978L141.405 33.4094L144.49 33.4094L144.49 36.3146L151.758 36.3146L151.758 33.3794L154.628 33.3794L154.628 70.4803C154.676 70.476 154.73 70.4799 154.781 70.4803L154.781 61.1901L160.216 61.1901L160.186 66.304L162.413 67.6059L162.997 65.9416L162.872 67.878L166.111 69.7238L166.111 76.8661L166.571 76.8661L168.706 69.9057L169.956 67.3028L169.743 69.8448L170.66 69.8448L170.66 66.2137L174.846 66.2137C174.903 65.908 174.955 65.635 174.997 65.6085C175.375 65.1407 175.011 65.7179 174.785 65.0334C174.759 64.883 175.097 62.7807 175.516 62.5822C175.728 62.524 178.698 61.9836 180.313 61.947C180.265 61.965 184.097 61.947 184.097 61.947C184.097 61.947 189.582 62.5468 192.589 63.8234L194.388 61.0388L197.198 61.0995L200.402 65.3363L200.556 68.8164C202.248 70.2987 204.53 72.4368 205.688 74.4449L206.425 74.2637L206.425 64.8217L213.599 64.8217L213.599 72.4779L215.34 72.0546L215.34 67.0311L221.019 67.0311L221.019 70.6319L221.816 70.4203L221.816 69.7238L223.188 70.0872L223.678 69.9661L223.678 61.2507L224.5 56.1969L224.257 56.2271L224.287 56.0759L224.531 56.0458L224.806 54.6837L224.959 53.5639L225.051 54.7143L225.293 55.9852L225.539 55.9852L225.539 56.1363L225.325 56.1667L225.57 57.1955L226.365 59.5563L226.884 59.5563L229.144 51.597L231.557 59.5563L232.045 59.5563L232.475 57.1955L232.688 56.318L232.413 56.2879L232.383 56.106L232.719 56.106L233.023 54.381L233.145 53.4431L233.267 54.4116L233.538 56.106L233.815 56.106L233.845 56.318L233.569 56.2879L234.366 61.2507L234.366 64.7008L234.946 63.732L236.624 66.6374L242.399 66.6374L242.399 65.8203L248.477 65.8203L248.477 66.6374L249.696 66.6374L249.696 63.3085L259.502 63.3085L259.502 66.6374L260.05 66.6374C259.871 65.2993 260.628 65.4876 260.628 65.4876C260.981 65.4865 260.935 66.2742 260.935 66.2742L262.216 66.2742C262.216 66.0225 262.312 65.6583 262.156 65.4269C261.824 64.9382 261.826 64.3866 262.402 64.1559C263.536 64.5089 262.675 65.4876 262.675 65.4876L262.675 66.2439L263.927 66.2742C263.875 65.3845 264.469 65.4494 264.447 65.457C265.061 65.4058 264.904 66.3954 264.904 66.3954L264.904 66.8793L269.853 66.8793L269.853 62.7033L276.419 62.7033L276.419 66.8793L278.251 66.8793L278.251 64.8217L286.254 64.8217L286.254 66.8793L290.007 66.8793L290.007 65.0334L290.374 65.0334L290.374 61.1901L291.199 56.1363L290.953 56.1667L290.983 55.9852L291.23 55.9553L291.473 54.6232L291.657 53.4731L291.749 54.6232L291.993 55.8944L292.237 55.9247L292.237 56.0759L292.024 56.0759L292.268 57.1047L292.697 58.6481L293.825 58.6481L295.813 51.5061L298.072 59.5257L298.743 59.5257L299.168 57.1047L299.383 56.2573L299.107 56.2271L299.077 56.0458L299.413 56.0458L299.688 54.3206L299.842 53.352L299.933 54.3206L300.238 56.0458L300.514 56.0458L300.544 56.2271L300.27 56.2271L301.061 61.1901L301.092 70.1176L302.194 70.39L302.194 64.1257L309.003 68.0297L309.003 72.0847L311.905 72.811L311.905 68.1502L313.523 68.1502L313.523 64.5492L318.499 64.5492L318.499 65.699C320.024 64.774 322.494 64.0795 325.339 66.5164C325.329 66.8942 325.316 68.321 325.311 69.5728L326.503 61.4323L327.784 69.9363L331.785 69.9363L332.273 71.7215L332.273 66.3347L336.368 59.344L340.06 59.4046L344.521 67.0311L344.521 80.3157L346.568 80.3157L347.147 77.9251L348.095 80.286L348.095 81.7987L349.284 82.1014L349.284 63.1268L356.491 63.1268L356.491 83.9172L358.169 84.3103L358.169 67.3937L358.199 67.3937L358.199 65.3363L363.882 65.3363L363.882 67.3937L364.464 67.3937L364.464 85.4607L364.709 85.4607L364.709 68.0597L368.891 69.1487L368.891 64.3979L375.915 64.3979L375.915 69.3612L375.945 69.3612L375.945 65.2454L377.717 62.219L377.717 58.8299L377.015 58.8299L377.015 57.4982L377.687 57.4982C377.687 57.4982 377.844 55.1106 380.405 54.6837C380.434 54.6787 380.697 52.8166 380.649 52.3534C380.372 52.2565 380.189 52.0302 380.189 51.7786C380.177 51.4609 380.454 51.1875 380.833 51.1431L380.894 49.3272L380.954 51.1431C381.365 51.1488 381.693 51.4332 381.685 51.7786C381.68 52.0363 381.486 52.2648 381.197 52.3534C381.158 52.8826 381.321 54.6159 381.35 54.6232C383.914 55.2699 384.252 57.4982 384.252 57.4982L384.954 57.4982L384.954 58.7691L384.222 58.7691L384.191 63.7021L384.801 63.7021L384.801 66.9094L385.259 66.9094L385.259 64.1257L388.314 64.1257L388.314 62.31L387.611 62.31L387.611 60.9783L388.283 60.9783C388.283 60.9783 388.444 58.5906 391 58.1638C391.031 58.159 391.292 56.2969 391.244 55.8336C390.967 55.7368 390.787 55.5103 390.787 55.2585C390.779 54.9321 391.068 54.6551 391.46 54.6232L391.491 52.8077L391.581 54.6232C391.982 54.6428 392.291 54.923 392.284 55.2585C392.277 55.5164 392.083 55.745 391.795 55.8336C391.756 56.3624 391.918 58.0961 391.948 58.1034C392.888 58.341 393.527 58.8072 393.963 59.2835L395.335 59.2835L395.335 60.9783L395.548 60.9783L395.548 61.6136L402.394 61.6136L402.394 63.5203L404.775 63.5203L404.775 64.1257L407.921 64.1257L407.921 61.5232L407.248 61.5232L407.248 60.2821L407.891 60.2821C407.891 60.2821 408.05 58.1021 410.516 57.7103C410.544 57.7054 410.79 56.0579 410.757 55.5916C410.478 55.5047 410.295 55.2876 410.3 55.0469C410.297 54.7521 410.576 54.5032 410.941 54.4719L410.971 52.8077L411.065 54.4719C411.442 54.4914 411.74 54.7434 411.739 55.0469C411.739 55.2938 411.539 55.5129 411.248 55.5916C411.214 56.0864 411.402 57.6428 411.43 57.6495C412.483 57.9025 413.123 58.4099 413.539 58.9206L413.539 58.8598L416.41 58.8598L416.41 57.559L417.051 57.559C417.051 57.559 417.21 55.1714 419.769 54.7444C419.801 54.7389 420.128 52.6606 420.045 52.3232C419.742 52.2308 419.544 51.9871 419.555 51.7183C419.565 51.403 419.854 51.1437 420.228 51.1128L420.257 49.2668L420.349 51.0823C420.748 51.102 421.058 51.3825 421.05 51.7183C421.044 51.976 420.85 52.2045 420.564 52.2929C420.491 52.6744 420.714 54.6763 420.746 54.6837C423.304 55.3309 423.645 57.559 423.645 57.559L424.35 57.559L424.35 58.8299L423.615 58.8299L423.615 59.5563L429.42 59.5563L429.42 67.1823C429.71 67.2174 430.026 67.2664 430.122 67.3335C430.123 67.3292 430.122 68.7255 430.122 68.7255C430.122 68.7449 430.124 76.1563 430.122 82.7069L432.871 82.7069L432.871 63.3389L433.877 63.3389L433.877 62.5518L435.283 62.5518L435.283 56.9534L439.497 56.9534L439.497 62.5518L440.167 62.5518L440.167 63.3389L442.582 63.3389L442.582 71.2066L446.581 71.2066L446.581 71.1464L453.392 71.1464L453.392 75.4739L457.087 75.4739L458.005 72.8411L459.105 75.4739L459.105 81.3447L459.777 81.3447L459.777 65.3363C459.777 65.3363 463.505 60.8053 468.235 64.8519C468.234 64.8816 468.235 65.0576 468.235 65.0941L469.73 65.0941L469.73 62.7939L469.305 62.4608L469.305 61.947L469.761 61.947L469.761 61.765L469.947 61.765L469.916 61.6442L469.761 61.6442L469.578 61.4622L469.578 61.281L470.069 61.0087L470.069 60.3728L470.281 60.3728C470.629 57.4844 472.365 51.9279 477.551 50.1142L477.551 49.7206L477.763 49.7206L477.763 49.4487C477.763 49.4487 477.362 49.5054 477.306 49.2365C477.306 49.1662 477.29 48.9467 477.551 48.8433L477.703 48.813L477.703 47.9957L477.825 47.9957L477.825 47.542L477.975 47.542L477.975 47.9354L478.31 47.9354L478.31 47.2093L478.125 47.2093L478.125 46.7854L478.494 46.7854L478.494 43.638L478.095 43.3054L478.095 43.063L478.524 43.063L478.524 42.095L478.923 42.4883L478.923 42.9723L479.229 42.9723L479.229 41.1567L478.831 41.1567L478.831 40.8541L479.045 40.8541L479.045 39.8854C479.045 39.8854 479.581 39.0686 479.902 39.0686L479.902 38.7658L479.626 38.6148L479.626 38.4937L479.933 38.4937L479.933 37.7367L480.145 37.7367C480.145 37.7367 479.955 37.5918 479.933 37.4647L479.933 37.1619C479.933 37.1619 480.021 37.0473 480.113 37.041C480.22 37.0337 480.236 37.0107 480.236 37.0107L480.236 36.8593C479.334 36.4199 480.049 35.5921 480.236 35.6792L480.267 34.1054L480.417 33.2881L480.54 34.1054L480.57 35.6792C480.759 35.5921 481.476 36.4199 480.57 36.8593L480.57 37.0107C480.57 37.0107 480.586 37.0337 480.692 37.041C480.788 37.0473 480.876 37.1619 480.876 37.1619L480.876 37.4647C480.854 37.5918 480.662 37.7367 480.662 37.7367L480.876 37.7367L480.876 38.4937L481.183 38.4937L481.183 38.6148L480.907 38.7658L480.907 39.0686C481.226 39.0686 481.763 39.8854 481.763 39.8854L481.763 40.8541L481.976 40.8541L481.976 41.1567L481.58 41.1567L481.58 42.9723L481.885 42.9723L481.885 42.4883L482.283 42.095L482.283 43.063L482.71 43.063L482.71 43.3054L482.314 43.638L482.314 46.7854L482.68 46.7854L482.68 47.2093L482.496 47.2093L482.496 47.9354L482.833 47.9354L482.833 47.542L482.988 47.542L482.988 47.9957L483.109 47.9957L483.109 48.813L483.26 48.8433C483.519 48.9467 483.505 49.1662 483.505 49.2365C483.447 49.5054 483.049 49.4487 483.049 49.4487L483.049 49.7206L483.26 49.7206L483.26 50.1142C488.445 51.9279 490.184 57.4844 490.527 60.3728L490.74 60.3728L490.74 61.0087L491.23 61.281L491.23 61.4622L491.046 61.6442L490.922 61.6442L490.861 61.765L491.046 61.765L491.046 61.947L491.505 61.947L491.505 62.4608L491.077 62.7939L491.077 65.6385L492.178 65.6385L493.214 65.9416L493.886 66.365L493.886 66.6071L493.736 66.6677L493.736 67.6363L494.316 67.8479L494.316 67.9992L494.62 67.9992L494.62 68.8465L498.653 69.9057L498.653 60.1916L501.704 60.1916L501.704 53.8065L505.949 53.8065L505.949 60.1916L508.332 60.1916L508.332 64.6097L509.158 66.002L509.158 81.2843L510.559 81.2843L510.559 80.921L511.785 80.921L511.785 62.7033L512.088 62.7033L512.088 59.9796L520.091 59.9796L520.091 64.7914L520.729 64.7914L520.729 67.6964L521.373 67.6964L521.373 62.0073L521.892 62.0073L521.892 57.8609L528.488 57.8609L528.488 62.2797L531.787 62.2797L531.787 65.1849L531.94 65.1849L531.94 64.7611L532.184 64.7611L532.184 64.4583L531.97 64.4583L531.97 64.1257L532.153 64.1257L532.153 63.7927L532.307 63.7927L532.276 63.6717L532.459 63.6717L532.459 63.1268L532.736 62.7335L532.736 62.0073L533.222 61.1901L533.343 61.1901C533.343 61.1901 533.393 60.743 533.616 60.7061C533.616 60.6873 533.616 60.4034 533.616 60.4034C533.419 60.3769 533.339 60.0065 533.616 59.889C533.617 59.8896 533.613 59.5872 533.616 59.5862C533.297 59.4866 533.298 58.9652 533.739 58.9511C534.18 58.966 534.152 59.4866 533.83 59.5862C533.831 59.5872 533.827 59.8896 533.83 59.889C534.107 60.0065 534.027 60.3768 533.83 60.4034C533.83 60.4034 533.83 60.6873 533.83 60.7061C534.053 60.743 534.104 61.1901 534.104 61.1901L534.229 61.1901L534.717 62.0073L534.717 62.7335L534.992 63.1268L534.992 63.6717L535.174 63.6717L535.146 63.7927L535.298 63.7927L535.298 64.1257L535.48 64.1257L535.48 64.4583L535.267 64.4583L535.267 64.7611L535.51 64.7611L535.51 65.2151L535.787 65.2151L535.787 65.6385L535.603 65.6385L535.603 66.9398L535.848 67.3635L536.091 67.3635L536.091 66.9398L535.94 66.9398L535.94 66.6677L536.091 66.6677L536.091 66.3347L536.367 66.3347L536.367 66.6677L536.549 66.6677L536.549 66.6978L538.841 66.6978L538.841 58.4666L547.7 58.4666C548.149 36.9972 551.454 13.252 562.387 0.151309C562.235 -0.000319561 564.679 5.63028e-09 564.679 5.63028e-09C576.265 11.5703 579.593 38.6609 579.946 62.1889M604.166 41.7315L603.492 41.7315L603.369 42.125L602.578 42.125L602.426 41.3986L602.426 40.6724L602.578 40.1575L603.369 40.1273L603.554 40.4L603.554 41.4896L604.442 41.5197L604.473 41.9434L604.166 42.0039L604.166 41.7315M614.576 43.7894C615.873 44.5822 614.823 45.7866 614.823 45.7866C614.823 45.7866 613.594 45.6871 613.57 45.7265C612.47 44.5955 613.63 43.7894 613.63 43.7894L614.576 43.7894M603.4 44.1525L603.4 45.2722L604.29 45.3025L604.32 45.7265L604.014 45.7563L604.014 45.5145L603.308 45.5145L603.187 45.9076L602.426 45.9076L602.272 45.1816L602.272 44.4249L602.395 43.9409L603.187 43.9106L603.4 44.1525M603.615 48.0262L603.615 49.1459L604.533 49.1459L604.533 49.5998L604.228 49.6302L604.228 49.3576L603.554 49.3576L603.43 49.7512L602.64 49.7814L602.487 49.0551L602.487 48.2986L602.64 47.784L603.43 47.7537L603.615 48.0262M531.787 67.0311L531.849 66.9398L531.849 65.6385L531.787 65.6385L531.787 67.0311M536.367 67.6964L536.428 67.6964L536.428 66.9398L536.367 66.9398L536.367 67.6964M236.87 85.4607L242.399 85.4607L242.399 70.39L236.87 70.39L236.87 85.4607M248.477 85.4607L249.696 85.4607L249.696 70.39L248.477 70.39L248.477 85.4607M259.502 85.4607L261.18 85.4607L261.241 77.9858L263.47 77.9858L263.47 74.4449L269.028 74.4449L269.028 85.4607L269.853 85.4607L269.853 70.39L259.502 70.39L259.502 85.4607M276.419 74.3846L277.852 74.3846L277.852 85.4607L278.251 85.4607L278.251 70.39L276.419 70.39L276.419 74.3846M286.254 77.3805L288.392 77.3805L288.392 85.4607L290.007 85.4607L290.007 70.39L286.254 70.39L286.254 77.3805M301.092 71.0256L301.769 71.2066C301.476 70.9575 301.293 70.8085 301.092 70.6319L301.092 71.0256M301.092 73.628C301.109 73.6851 301.136 73.7206 301.154 73.7794L301.154 85.4607L302.194 85.4607L302.194 72.8719C301.822 72.5042 301.475 72.1586 301.092 71.7821L301.092 73.628M167.974 76.8661L169.042 76.8661L169.042 72.9015L167.974 76.8661M221.019 74.0819L221.019 85.4607L221.816 85.4607L221.816 73.3253C221.556 73.5814 221.278 73.8305 221.019 74.0819M213.599 81.0423L213.599 85.4607L215.34 85.4607L215.34 79.4686C214.754 80.002 214.171 80.5379 213.599 81.0423M310.527 85.4607L311.905 85.4607L311.905 81.9803C311.454 81.5908 310.987 81.2079 310.527 80.8L310.527 85.4607M178.053 81.3447L178.266 81.2843C178.266 81.1515 178.266 80.8979 178.266 80.8909C178.262 80.8928 178.128 80.8869 178.053 80.8908L178.053 81.3447M178.266 80.8909C178.266 80.8908 178.266 80.8908 178.266 80.8908C178.266 80.8909 178.266 80.8909 178.266 80.8909M38.7318 85.4607L39.0676 85.4607L39.0676 85.4303L38.7318 85.4303L38.7318 85.4607"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0" draw:id="shape-10" draw:name="g7576" svg:y="414.72900000000pt">
        <draw:path draw:style-name="gr3" xml:id="shape-11" draw:id="shape-11" draw:name="path2836" draw:layer="" svg:width="83.96114438038pt" svg:height="86.52641366005pt" svg:x="36.26410000000pt" svg:y="415.22900000000pt" svg:viewBox="0 0 84 87" svg:d="M38.8569 0.00458701C37.6906 0.0904877 36.7868 1.0706 36.7848 2.25228C36.8938 3.41105 37.8568 4.296 39.0093 4.296C40.1613 4.296 41.1246 3.41105 41.234 2.25228C41.2325 1.62948 40.9766 1.03498 40.5263 0.609363C40.0761 0.183777 39.4722 -0.0350727 38.8569 0.00458701ZM46.4759 0.158542C45.3096 0.244442 44.4057 1.22458 44.4035 2.40622C44.4035 3.65615 45.4065 4.66938 46.6433 4.66938C47.8806 4.66938 48.8836 3.65615 48.8836 2.40622C48.8826 1.77768 48.6221 1.17797 48.1652 0.751371C47.7084 0.324784 47.0959 0.109944 46.4759 0.158542ZM53.5466 1.57492C52.356 1.64596 51.4305 2.64872 51.4435 3.85339C51.4435 5.10329 52.4464 6.11648 53.6836 6.11648C54.9204 6.11648 55.9233 5.10329 55.9233 3.85339C55.9354 2.62591 54.9742 1.61385 53.7596 1.57492C53.6884 1.57146 53.6174 1.57146 53.5466 1.57492ZM30.2628 1.69807C29.0961 1.78395 28.1925 2.76409 28.1902 3.94578C28.1902 5.19569 29.1935 6.20889 30.4305 6.20889C31.6674 6.20889 32.6705 5.19569 32.6705 3.94578C32.6693 3.31725 32.4087 2.71748 31.9522 2.29091C31.4952 1.86429 30.883 1.64948 30.2628 1.69807ZM23.3751 4.40764C22.2086 4.49356 21.3051 5.47364 21.303 6.65533C21.303 7.90523 22.3056 8.91846 23.5427 8.91846C24.7798 8.91846 25.7826 7.90523 25.7826 6.65533C25.7817 6.02682 25.5216 5.42706 25.0645 5.00047C24.6078 4.57392 23.9953 4.35906 23.3751 4.40764ZM60.464 4.46922C59.298 4.5551 58.3944 5.53523 58.3921 6.71693C58.3921 7.96683 59.3949 8.98005 60.6319 8.98005C61.869 8.98005 62.8719 7.96683 62.8719 6.71693C62.8709 6.08837 62.6108 5.48864 62.1539 5.06205C61.6967 4.63543 61.0843 4.42063 60.464 4.46922ZM16.975 8.56436C15.7964 8.63481 14.8755 9.6193 14.872 10.8121C14.872 12.0619 15.8754 13.0751 17.1122 13.0751C18.3495 13.0751 19.3522 12.0619 19.3522 10.8121C19.3508 10.189 19.0948 9.59476 18.6446 9.16913C18.1945 8.74354 17.5904 8.52472 16.975 8.56436ZM66.8946 8.6567C65.7283 8.7426 64.8246 9.72271 64.8223 10.9046C64.9322 12.063 65.8949 12.9483 67.0476 12.9483C68.1992 12.9483 69.1626 12.063 69.2718 10.9046C69.2703 10.2814 69.0144 9.68707 68.564 9.26146C68.1143 8.83589 67.5103 8.61702 66.8946 8.6567ZM11.7029 13.7065C10.5364 13.7922 9.6326 14.7728 9.63042 15.9541C9.63042 17.204 10.6334 18.2172 11.8701 18.2172C13.1075 18.2172 14.1103 17.204 14.1103 15.9541C14.1093 15.3252 13.8491 14.7258 13.392 14.2991C12.9355 13.8726 12.3231 13.6578 11.7029 13.7065ZM72.0454 13.7678C70.879 13.8537 69.9751 14.834 69.9726 16.0158C69.9726 17.2656 70.9759 18.2786 72.2129 18.2786C73.4496 18.2786 74.4531 17.2656 74.4531 16.0158C74.4522 15.3871 74.1912 14.7873 73.7346 14.3606C73.2783 13.9344 72.6657 13.7193 72.0454 13.7678ZM7.64949 19.8025C7.04443 19.7891 6.45965 20.0238 6.02889 20.4531C5.59805 20.8826 5.3581 21.4699 5.36375 22.0817C5.36375 23.3314 6.36666 24.3447 7.60376 24.3447C8.84086 24.3447 9.84375 23.3314 9.84375 22.0817C9.85514 20.8425 8.87587 19.8252 7.64949 19.8025ZM76.6166 20.234C75.4384 20.3208 74.5301 21.319 74.5444 22.5129C74.5444 23.7621 75.5469 24.7754 76.784 24.7754C78.0213 24.7754 79.0241 23.7621 79.0241 22.5129C79.032 21.8784 78.7752 21.271 78.3179 20.8373C77.8593 20.4036 77.2425 20.1849 76.6166 20.234ZM4.29711 26.8232C3.10675 26.8945 2.18128 27.8967 2.19428 29.1018C2.19428 30.3514 3.19718 31.365 4.43427 31.365C5.67135 31.365 6.67426 30.3514 6.67426 29.1018C6.68118 28.4737 6.42875 27.8709 5.97768 27.4385C5.52658 27.0059 4.91762 26.7832 4.29711 26.8232ZM79.5728 26.8232C78.3945 26.9099 77.4867 27.9082 77.5005 29.1018C77.6097 30.2605 78.5731 31.1455 79.7251 31.1455C80.8773 31.1455 81.8406 30.2605 81.9498 29.1018C81.9565 28.4737 81.7043 27.8709 81.2533 27.4385C80.8023 27.0059 80.1932 26.7832 79.5728 26.8232ZM2.59047 34.2744C1.42391 34.3604 0.520271 35.3405 0.518093 36.5222C0.518093 37.7722 1.52096 38.7856 2.75807 38.7856C3.9952 38.7856 4.99805 37.7722 4.99805 36.5222C4.99713 35.8938 4.73687 35.2939 4.27993 34.8676C3.82302 34.4405 3.21076 34.226 2.59047 34.2744ZM81.4014 34.7056C80.235 34.7916 79.3314 35.7716 79.3292 36.9534C79.3292 38.2033 80.3314 39.2165 81.5687 39.2165C82.8061 39.2165 83.8089 38.2033 83.8089 36.9534C83.808 36.325 83.5477 35.725 83.0906 35.2982C82.6338 34.8721 82.0217 34.6569 81.4014 34.7056ZM41.7216 38.4004C40.4118 38.4942 39.3987 39.5987 39.4055 40.9254C39.4061 41.876 39.9362 42.7454 40.777 43.173L33.8892 80.9529C33.8898 80.9221 33.8898 80.8917 33.8892 80.8606C33.9697 80.0064 33.5642 79.18 32.8425 78.7279C32.1208 78.2758 31.208 78.2758 30.4863 78.7279C29.7649 79.18 29.3591 80.0064 29.4397 80.8606C29.4289 81.9414 30.1767 82.8783 31.2243 83.0959C32.2717 83.3135 33.3251 82.7507 33.737 81.7541L32.9144 86.3107L36.9369 86.403C40.3433 54.9258 41.4984 43.8112 41.5387 43.4193C41.5692 43.4198 41.6 43.4198 41.6301 43.4193C41.6875 43.8857 43.3289 57.1373 46.75 86.5264L50.4991 86.2799L49.9501 83.3548C50.6358 83.5909 51.3917 83.4769 51.9794 83.0484C52.5667 82.6205 52.9123 81.9309 52.9065 81.1992C52.9097 80.3163 52.403 79.5126 51.6098 79.1415C50.817 78.7708 49.883 78.9012 49.2186 79.4754L42.4835 43.3581C43.5898 43.0789 44.368 42.0774 44.3732 40.9254C44.3764 40.2276 44.0926 39.5595 43.5901 39.081C43.0876 38.6021 42.4111 38.3557 41.7216 38.4004ZM2.07235 41.8184C0.905838 41.9039 0.00218064 42.8844 0 44.0662C-7.10543e-14 45.3154 1.00287 46.3292 2.23998 46.3292C3.4771 46.3292 4.47998 45.3154 4.47998 44.0662C4.47903 43.4376 4.21876 42.8377 3.76186 42.4109C3.30493 41.9844 2.69266 41.7695 2.07235 41.8184ZM81.5537 42.5263C80.3872 42.6124 79.4834 43.5926 79.4812 44.7742C79.4812 46.0239 80.4843 47.0373 81.7211 47.0373C82.9586 47.0373 83.9611 46.0239 83.9611 44.7742C83.9601 44.1454 83.7 43.5458 83.243 43.1194C82.7863 42.6928 82.1739 42.4777 81.5537 42.5263ZM3.35235 49.5776C2.17382 49.6478 1.25276 50.6325 1.24951 51.8253C1.24951 53.075 2.25239 54.0885 3.48951 54.0885C4.72661 54.0885 5.72949 53.075 5.72949 51.8253C5.72796 51.2024 5.47186 50.6077 5.02175 50.1825C4.57166 49.7566 3.96758 49.5378 3.35235 49.5776ZM80.2434 50.0703C79.0768 50.1559 78.1732 51.1362 78.1709 52.3178C78.1709 53.5678 79.1738 54.5807 80.4109 54.5807C81.6479 54.5807 82.6507 53.5678 82.6507 52.3178C82.6498 51.6891 82.3894 51.0897 81.9325 50.6627C81.4763 50.2363 80.8636 50.0214 80.2434 50.0703ZM5.75997 56.8131C4.59343 56.8991 3.68978 57.879 3.68761 59.0611C3.79692 60.2197 4.76021 61.1047 5.91232 61.1047C7.06446 61.1047 8.02778 60.2197 8.13709 59.0611C8.13554 58.4382 7.87944 57.8436 7.42937 57.4182C6.97927 56.9924 6.37516 56.7737 5.75997 56.8131ZM77.5614 57.6138C76.3951 57.6997 75.4909 58.68 75.4887 59.8613C75.4887 61.1113 76.4922 62.1248 77.7291 62.1248C78.9661 62.1248 79.9691 61.1113 79.9691 59.8613C79.968 59.233 79.7078 58.6331 79.2507 58.2065C78.7938 57.7801 78.1819 57.5652 77.5614 57.6138ZM9.81326 63.9259C8.63499 64.0123 7.72699 65.0108 7.74091 66.2045C7.85017 67.3632 8.81352 68.2478 9.96564 68.2478C11.1175 68.2478 12.0808 67.3632 12.1904 66.2045C12.1972 65.5764 11.9451 64.9734 11.494 64.5412C11.0428 64.1086 10.4338 63.8855 9.81326 63.9259ZM73.2945 64.4801C72.128 64.5659 71.2248 65.546 71.2226 66.7276C71.2226 67.9775 72.2251 68.9909 73.4627 68.9909C74.6994 68.9909 75.7023 67.9775 75.7023 66.7276C75.7014 66.099 75.441 65.4996 74.9843 65.073C74.5272 64.6459 73.915 64.4314 73.2945 64.4801ZM16.0914 70.2997C15.4812 70.2769 14.8885 70.5079 14.4508 70.9383C14.013 71.3685 13.7692 71.9609 13.7751 72.5779C13.7751 73.8277 14.7781 74.8412 16.0151 74.8412C17.2523 74.8412 18.2551 73.8277 18.2551 72.5779C18.2667 71.3508 17.3056 70.3386 16.0914 70.2997ZM67.5349 70.6692C66.3441 70.74 65.4192 71.7427 65.4322 72.9474C65.4322 74.1974 66.4349 75.2107 67.672 75.2107C68.9089 75.2107 69.912 74.1974 69.912 72.9474C69.9238 71.7201 68.9623 70.7076 67.7479 70.6692C67.677 70.6659 67.6058 70.6659 67.5349 70.6692ZM22.8571 75.1337C22.252 75.1197 21.6676 75.3541 21.2363 75.7836C20.8055 76.2131 20.5654 76.8009 20.5712 77.4118C20.5712 78.662 21.5741 79.6751 22.8111 79.6751C24.0482 79.6751 25.0511 78.662 25.0511 77.4118C25.0626 76.1731 24.0834 75.1563 22.8571 75.1337ZM59.794 75.8419C58.6272 75.9278 57.7238 76.9079 57.7213 78.0896C57.8309 79.2484 58.7942 80.1333 59.9462 80.1333C61.0984 80.1333 62.0619 79.2484 62.1709 78.0896C62.1693 77.4665 61.9134 76.8721 61.4633 76.4466C61.0133 76.0209 60.4089 75.802 59.794 75.8419ZM41.6609 79.4445C40.4942 79.5305 39.5904 80.5102 39.5882 81.6919C39.5882 82.9419 40.5912 83.9549 41.8283 83.9549C43.0653 83.9549 44.0683 82.9419 44.0683 81.6919C44.0672 81.0635 43.8073 80.4636 43.3502 80.0371C42.8933 79.6107 42.2812 79.3958 41.6609 79.4445Z" calligra:nodeTypes="ccccccccccccccccccccccccccccccccccccccccccccccccccccccccccccccccccccccccccccccccccccccccccccccccccccccccccccccccccccccccccccccccccccccccccccccccccccccccccccccccccccccccccccccccccccccccccccccccccccccc"/>
        <draw:path draw:style-name="gr4" xml:id="shape-12" draw:id="shape-12" draw:name="path2898" draw:layer="" svg:width="64.93118889890pt" svg:height="64.93118889890pt" svg:x="45.35510000000pt" svg:y="424.19600000000pt" svg:viewBox="0 0 65 65" svg:d="M64.9312 32.4654C64.9312 50.3957 50.3957 64.9312 32.4654 64.9312C14.5352 64.9312 0 50.3957 0 32.4654C0 14.5352 14.5352 0 32.4654 0C50.3957 0 64.9312 14.5352 64.9312 32.4654Z" calligra:nodeTypes="ccccc"/>
        <draw:path draw:style-name="gr5" xml:id="shape-13" draw:id="shape-13" draw:name="path2900" draw:layer="" svg:width="74.55548678759pt" svg:height="74.55548678759pt" svg:x="41.09770000000pt" svg:y="419.66000000000pt" svg:viewBox="0 0 75 75" svg:d="M74.5555 37.2776C74.5555 57.8657 57.8657 74.5555 37.2776 74.5555C16.6897 74.5555 0 57.8657 0 37.2776C0 16.6897 16.6897 0 37.2776 0C57.8657 0 74.5555 16.6897 74.5555 37.2776Z" calligra:nodeTypes="ccccc"/>
        <draw:path draw:style-name="gr6" xml:id="shape-14" draw:id="shape-14" draw:name="path2902" draw:layer="" svg:width="74.46350144501pt" svg:height="74.56922763761pt" svg:x="41.32970000000pt" svg:y="419.59500000000pt" svg:viewBox="0 0 74 75" svg:d="M24.9716 6.78059L21.5818 3.90311L21.8454 8.27533L18.5688 5.58476L18.8323 9.77018L15.7817 7.22901L16.4217 11.4516L13.1449 9.54588L14.2373 13.2829L10.0943 12.1992L11.9022 15.5998L8.02261 14.815L9.98125 18.2907L5.6874 17.6925L8.24858 20.9807L4.18081 20.9807L6.81732 23.223L2.8625 23.9332L5.5744 26.1381L1.50663 27.3711L4.48213 29.7257L1.01696 31.482L4.21844 33.0516L0.150663 35.219L3.3145 35.8166L0 38.6941L3.69116 39.1425L0.376648 42.2819L4.44445 42.4686L0.94163 45.6452L5.00939 45.5704L1.80794 48.5596L6.29007 48.6348L3.3145 51.699L7.3823 51.2506L4.5951 55.2864L9.03953 53.8662L6.47834 58.5002L10.7723 56.6317L9.19019 62.0504L13.4465 59.5837L12.2032 65.0397L16.61 62.312L15.8192 67.693L19.6982 64.6289L19.3597 70.2717L23.2013 66.4596L23.9171 71.9533L27.4576 68.0668L28.4747 73.5601L31.5254 69.1132L33.0697 74.2702L35.3671 69.4122L37.8534 74.5692L39.4349 69.4493L41.9586 74.2327L43.3898 68.8141L46.6289 73.2985L47.3071 67.9549L50.9982 72.0279L51.1487 66.5344L55.0661 70.2717L54.7645 64.4421L58.8698 67.7306L58.0038 62.3866L61.8458 65.3014L60.791 59.6585L65.2352 61.8262L63.6532 56.333L68.2111 58.1262L65.8002 53.1938L70.5837 54.6884L67.3446 49.8303L72.3539 50.2789L68.7008 46.4673L73.1826 46.2425L69.4163 42.8797L74.1623 41.6466L69.9061 38.7692L74.426 37.6107L70.2824 35.4803L74.4635 34.3219L69.8303 32.715L73.9358 30.1737L68.889 29.763L72.6932 26.96L68.5124 26.96L72.6177 24.1201L67.3446 24.2693L70.7344 20.6818L65.8378 21.878L69.1524 18.1782L64.3689 18.6266L66.5537 14.3292L62.0339 16.0855L63.7664 11.1899L59.8115 13.5447L60.9416 8.53693L57.0245 11.4516L57.2881 5.99579L53.955 9.30303L53.3183 3.80509L49.4301 6.8175L48.6309 1.90254L45.6482 5.65479L45.0087 1.05696L42.239 5.12631L40.801 0.475643L39.1495 4.49217L37.0722 0L35.6873 4.49217L32.9174 0.528488L32.5446 4.75638L28.9757 1.21551L28.7627 5.65479L25.4601 2.43104Z" calligra:nodeTypes="ccccccccccccccccccccccccccccccccccccccccccccccccccccccccccccccccccccccccccccccccccccccccccccccccccccccccccccccccccccc"/>
      </draw:g>
      <draw:frame draw:style-name="gr7" xml:id="shape-15" draw:id="shape-15" draw:layer="" svg:width="612.00000000000pt" svg:height="81.60000000000pt" svg:x="34.00000000000pt" svg:y="22.19169916372pt" presentation:class="title">
        <draw:text-box>
          <text:p text:style-name="P1"/>
        </draw:text-box>
      </draw:frame>
      <draw:frame draw:style-name="gr7" xml:id="shape-16" draw:id="shape-16" draw:layer="" svg:width="544.00000000000pt" svg:height="311.10000000000pt" svg:x="65.53754874558pt" svg:y="125.68326833922pt" presentation:class="outline">
        <draw:text-box>
          <text:p text:style-name="P2"/>
        </draw:text-box>
      </draw:frame>
    </style:master-page>
    <style:master-page style:name="Default3" draw:style-name="dp1" style:display-name="London" style:page-layout-name="pm1">
      <draw:layer-set>
        <draw:layer draw:name=""/>
      </draw:layer-set>
      <draw:path draw:style-name="gr1" xml:id="shape-17" draw:id="shape-17" draw:name="path4607" draw:layer="" svg:width="680.45612333914pt" svg:height="113.54218104518pt" svg:x="0.00000000000pt" svg:y="396.70200000000pt" svg:viewBox="0 0 680 114" svg:d="M579.714 62.3378L582.77 62.3378L582.77 85.6653L584.476 85.6653L584.476 60.1232L591.68 60.1232L591.68 64.2792C592.968 63.8241 594.623 63.7382 596.476 64.9465L596.476 64.0363L600.898 56.392L603.098 56.3617L603.098 53.055L606.883 53.055L606.883 51.114L603.62 51.114L603.62 49.7792L604.747 49.7792C603.995 48.7478 604.928 48.0198 604.928 48.0198L605.846 48.0198C606.744 48.6002 606.462 49.387 606.243 49.7792L606.883 49.7792L606.883 47.2918L603.68 47.2918L603.68 45.9264L604.716 45.9264C604.201 44.9446 605.083 44.2886 605.083 44.2886L606.029 44.2886C606.822 44.8102 606.733 45.4707 606.548 45.9264L606.883 45.9264L606.853 43.4397L603.62 43.4397L603.62 42.1045L604.593 42.1045C604.14 41.1846 604.928 40.5578 604.928 40.5578L605.755 40.5578C606.457 41.049 606.378 41.6777 606.213 42.1045L606.853 42.1045L606.853 39.5867L603.741 39.5867L603.741 38.3732L603.497 38.3732L603.343 37.6451L603.343 36.8869L603.465 36.4015L604.292 36.3714L604.471 36.6138L604.471 37.7364L605.355 37.7667L605.386 38.1913L605.083 38.2215L605.083 37.9791L604.382 37.9791L604.322 38.2519L606.853 38.2519L606.853 35.7041L603.62 35.7041L603.62 34.3387L606.853 34.3387L606.853 34.0054L606.792 34.0054C606.792 34.0054 603.694 33.8947 603.098 33.4894C603.116 32.5312 603.098 32.5191 603.098 32.5191C603.098 32.5191 603.305 32.3077 603.864 32.2153C603.919 32.2338 603.895 32.0028 603.895 32.0028L603.374 32.0028L603.128 31.7605L603.128 27.8473L602.796 27.8473C602.796 27.8473 602.593 27.7326 602.521 27.5439L602.521 22.4778C602.521 22.4778 602.801 22.1338 603.159 22.023C603.139 22.0034 603.159 18.5645 603.159 18.5645C603.556 17.9215 605.322 17.6922 606.517 17.5333L606.517 17.2606C606.517 17.2606 605.478 17.2089 605.296 16.9872C605.276 16.9872 604.917 16.6628 604.898 16.5322C604.884 16.5062 604.898 14.1661 604.898 14.1661C605.038 13.927 606.09 13.5032 607.066 13.4382L608.348 13.4382L608.103 10.7688L608.103 10.7382L607.618 5.09622L607.527 5.09622L607.557 4.33786L607.496 3.79185L607.557 3.79185L607.557 3.73118L611.158 3.79185L611.158 3.85249L611.217 3.85249L610.881 7.40164L610.881 7.82632L610.85 7.82632L610.64 10.1624L610.64 10.7688L610.578 10.7688L610.335 13.4382L611.617 13.4382C612.589 13.5032 613.675 13.8965 613.814 14.1358C613.814 14.1358 613.828 16.5062 613.814 16.5322C613.795 16.6628 613.435 16.9872 613.415 16.9872C613.233 17.2088 612.197 17.2606 612.197 17.2606L612.197 17.5333C613.387 17.6922 615.155 17.9216 615.549 18.5645C615.549 18.5645 615.569 22.0034 615.549 22.023C615.912 22.1338 616.194 22.4778 616.194 22.4778L616.194 27.5439C616.122 27.7326 615.918 27.8473 615.918 27.8473L615.581 27.8473L615.581 31.7605L615.337 31.9727L614.82 31.9727C614.82 31.9727 614.795 32.2338 614.849 32.2153C615.403 32.3077 615.581 32.4884 615.581 32.4884C615.581 32.4884 615.593 32.5312 615.611 33.4894C615.019 33.8947 611.892 34.0054 611.892 34.0054L611.8 34.0054L611.8 34.3387L615.092 34.3387L615.092 35.7041L611.8 35.7041L611.8 38.2519L612.227 38.2519C612.089 37.5033 612.559 37.0083 612.559 37.0083L613.234 37.0083C613.669 37.3823 613.744 37.8618 613.692 38.2519L615.185 38.2519L615.185 39.5867L611.8 39.5867L611.8 42.0741L613.476 42.0741C612.779 41.0134 613.601 40.2536 613.601 40.2536L614.362 40.2536C615.143 40.8541 614.885 41.6938 614.699 42.0741L615.063 42.0741L615.063 43.4397L611.8 43.4397L611.83 45.9264L615.154 45.9264L615.154 47.2918L611.83 47.2918L611.83 49.749L613.354 49.749C612.39 48.6594 613.446 47.8984 613.446 47.8984L614.393 47.8984C615.445 48.5455 614.979 49.4281 614.76 49.749L615.092 49.749L615.092 51.114L611.83 51.114L611.83 53.055L615.581 53.055L615.581 66.2204L615.98 68.9812L617.417 69.0718L617.417 79.4464L618.576 79.4464L619.186 77.0501L620.039 79.2037L620.039 64.5521L622.484 64.5521L622.484 61.5185L623.522 61.5185L623.522 41.2856L635.242 33.9749L635.181 63.187L638.784 61.1243L638.784 85.089L639.794 85.089L639.794 70.801C640.166 69.5783 640.535 68.6241 640.92 67.8888L640.92 63.5205L644.034 63.5205L644.034 56.1491L645.897 50.7195L648.245 46.9274L650.505 50.5374L652.429 56.483L652.429 62.793L656.827 62.793L656.827 74.4108L658.014 74.4108L658.014 85.6653L658.535 85.6653L658.535 72.0448L662.686 72.0448L662.686 85.6653L663.08 85.6653L663.08 71.3771L665.557 71.3771L665.557 67.4947L670.29 67.4947L670.29 85.6653L673.006 85.6653L673.006 75.0173L675.02 75.0173L675.02 63.2177L680.456 63.2177L680.18 94.9781L680.18 113.542L1.04116e-13 113.542L0 63.0354L0.221907 63.0354L0.221907 73.7134L1.443 73.7134L1.443 60.5173L6.02204 60.5173L6.02204 58.8795L5.35042 58.8795L5.35042 50.4465L6.63252 50.4465L6.63252 49.0511L7.24308 49.0511L8.98312 46.1998L8.98312 43.5608L11.0284 37.6146L11.0284 36.523L11.059 37.6146L12.9515 43.5608L12.9515 46.1998L14.6917 49.0814L15.3023 49.0814L15.3023 50.4465L16.5843 50.4465L16.5843 58.8795L15.9129 58.8795L15.9129 60.0324L18.5687 60.0324L18.5687 71.7113L20.7969 71.7113L20.7969 71.8022L21.4379 71.8022L21.4379 64.8557L21.5909 64.8557L21.5909 59.9108L27.6962 59.9108L27.6962 47.3829C27.6962 45.5801 30.1945 41.24 33.3131 41.164C36.5791 41.0846 39.1364 45.6862 39.2047 47.3829C39.2094 47.5016 39.2063 62.1271 39.2047 73.4095L39.9373 73.4095L39.9373 63.1568L41.7689 63.1568L41.7689 62.2468L44.1502 62.2468L44.1502 55.8461L48.3629 55.8461L48.3629 62.2468L51.4461 62.2468L51.4461 85.6653L51.5377 85.6653L51.5377 64.37L53.4605 61.0335L55.323 64.2491L55.323 85.6653L55.4451 85.6653L55.4451 70.1037L55.5368 70.1037L55.5368 64.5826L60.9704 64.5826L60.9094 70.1037L61.245 70.1037L61.245 68.4956L66.5873 67.0696L66.5873 85.6653L67.3811 85.6653L67.3811 64.37L68.6327 64.37L68.6327 64.2491C68.6327 64.2491 71.1969 61.151 74.7685 62.3984L74.7685 62.1558L81.9731 62.1558L81.9731 67.1611L83.5298 67.1611L86.7351 79.0825L86.7351 66.0385L91.1924 57.211L94.9163 57.1502L98.9767 65.3712L98.9767 75.412L99.8312 77.5658L99.8312 85.3616L101.113 85.3616L101.113 71.1043L103.125 71.1043L104.745 60.4264L106.275 71.0135L107.676 71.1043L107.676 73.2883L107.828 73.2883L107.828 85.089L109.871 85.089L109.871 64.6126L112.743 64.6126L112.743 63.551L117.72 63.551L117.72 67.1611L119.338 67.1611L119.338 79.8711L120.62 79.8711L120.62 61.6093L121.416 61.6093L121.416 35.0062L124.681 25.4203L128.801 18.7771L132.802 25.117L136.19 35.5827L136.19 60.912L136.528 60.912L136.528 70.2855C137.288 71.5414 137.777 72.8033 137.777 72.8033L137.777 76.9592C137.927 76.9478 138.084 76.9389 138.232 76.9288L138.232 70.1641L140.675 70.1641L140.706 68.0709L141.043 65.462L141.349 66.8575L141.349 33.4894L144.432 33.4894L144.432 36.4015L151.697 36.4015L151.697 33.4593L154.566 33.4593L154.566 70.649C154.614 70.6447 154.668 70.6486 154.719 70.649L154.719 61.3366L160.152 61.3366L160.122 66.4627L162.348 67.7678L162.932 66.0995L162.807 68.0405L166.045 69.8907L166.045 77.0501L166.504 77.0501L168.639 70.0731L169.888 67.4639L169.675 70.012L170.592 70.012L170.592 66.3722L174.776 66.3722C174.833 66.0658 174.885 65.7921 174.927 65.7656C175.305 65.2967 174.941 65.8752 174.715 65.1891C174.689 65.0383 175.027 62.931 175.446 62.732C175.658 62.6737 178.627 62.132 180.241 62.0953C180.193 62.1133 184.023 62.0953 184.023 62.0953C184.023 62.0953 189.506 62.6965 192.512 63.9762L194.31 61.1849L197.119 61.2458L200.322 65.4927L200.476 68.9812C202.167 70.467 204.448 72.6102 205.606 74.6231L206.343 74.4415L206.343 64.9769L213.514 64.9769L213.514 72.6514L215.254 72.2271L215.254 67.1916L220.931 67.1916L220.931 70.801L221.727 70.5889L221.727 69.8907L223.099 70.255L223.589 70.1336L223.589 61.3973L224.41 56.3314L224.167 56.3617L224.197 56.2102L224.441 56.18L224.716 54.8146L224.869 53.6921L224.961 54.8453L225.203 56.1192L225.449 56.1192L225.449 56.2707L225.235 56.3012L225.48 57.3324L226.275 59.6989L226.793 59.6989L229.052 51.7205L231.465 59.6989L231.952 59.6989L232.382 57.3324L232.595 56.4528L232.32 56.4227L232.29 56.2403L232.626 56.2403L232.93 54.5112L233.052 53.571L233.174 54.5419L233.445 56.2403L233.722 56.2403L233.752 56.4528L233.476 56.4227L234.272 61.3973L234.272 64.8557L234.852 63.8846L236.529 66.7969L242.302 66.7969L242.302 65.9779L248.378 65.9779L248.378 66.7969L249.596 66.7969L249.596 63.4601L259.398 63.4601L259.398 66.7969L259.946 66.7969C259.767 65.4556 260.524 65.6444 260.524 65.6444C260.877 65.6433 260.831 66.4329 260.831 66.4329L262.111 66.4329C262.111 66.1806 262.207 65.8155 262.051 65.5835C261.719 65.0937 261.721 64.5407 262.297 64.3095C263.431 64.6633 262.57 65.6444 262.57 65.6444L262.57 66.4025L263.822 66.4329C263.77 65.541 264.363 65.6061 264.341 65.6137C264.955 65.5624 264.798 66.5544 264.798 66.5544L264.798 67.0394L269.745 67.0394L269.745 62.8534L276.309 62.8534L276.309 67.0394L278.14 67.0394L278.14 64.9769L286.14 64.9769L286.14 67.0394L289.891 67.0394L289.891 65.1891L290.258 65.1891L290.258 61.3366L291.083 56.2707L290.837 56.3012L290.867 56.1192L291.114 56.0893L291.357 54.754L291.541 53.6011L291.632 54.754L291.876 56.0282L292.12 56.0586L292.12 56.2102L291.907 56.2102L292.151 57.2414L292.58 58.7885L293.708 58.7885L295.695 51.6294L297.953 59.6682L298.624 59.6682L299.049 57.2414L299.263 56.392L298.988 56.3617L298.958 56.18L299.293 56.18L299.568 54.4506L299.722 53.4797L299.813 54.4506L300.118 56.18L300.394 56.18L300.424 56.3617L300.15 56.3617L300.941 61.3366L300.972 70.2855L302.073 70.5585L302.073 64.2792L308.88 68.1926L308.88 72.2573L311.78 72.9853L311.78 68.3134L313.398 68.3134L313.398 64.7037L318.372 64.7037L318.372 65.8563C319.896 64.9291 322.365 64.2329 325.209 66.6756C325.199 67.0544 325.186 68.4846 325.181 69.7394L326.373 61.5794L327.653 70.1037L331.652 70.1037L332.14 71.8932L332.14 66.4935L336.234 59.4861L339.924 59.5468L344.383 67.1916L344.383 80.508L346.43 80.508L347.008 78.1117L347.956 80.4782L347.956 81.9945L349.144 82.298L349.144 63.2779L356.349 63.2779L356.349 84.1181L358.026 84.5121L358.026 67.555L358.056 67.555L358.056 65.4927L363.737 65.4927L363.737 67.555L364.318 67.555L364.318 85.6653L364.563 85.6653L364.563 68.2226L368.744 69.3142L368.744 64.5521L375.765 64.5521L375.765 69.5273L375.795 69.5273L375.795 65.4016L377.566 62.368L377.566 58.9707L376.864 58.9707L376.864 57.6359L377.536 57.6359C377.536 57.6359 377.693 55.2425 380.253 54.8146C380.282 54.8096 380.545 52.943 380.497 52.4787C380.22 52.3816 380.037 52.1548 380.037 51.9026C380.025 51.5841 380.302 51.31 380.681 51.2655L380.742 49.4453L380.802 51.2655C381.213 51.2713 381.541 51.5563 381.533 51.9026C381.528 52.1609 381.334 52.3899 381.045 52.4787C381.006 53.0092 381.169 54.7467 381.198 54.754C383.761 55.4022 384.099 57.6359 384.099 57.6359L384.8 57.6359L384.8 58.9098L384.069 58.9098L384.038 63.8546L384.647 63.8546L384.647 67.0696L385.105 67.0696L385.105 64.2792L388.159 64.2792L388.159 62.4592L387.456 62.4592L387.456 61.1243L388.128 61.1243C388.128 61.1243 388.289 58.7309 390.844 58.303C390.875 58.2982 391.136 56.4317 391.088 55.9673C390.811 55.8702 390.631 55.6432 390.631 55.3908C390.623 55.0636 390.912 54.7859 391.304 54.754L391.335 52.9341L391.425 54.754C391.825 54.7736 392.134 55.0545 392.127 55.3908C392.12 55.6493 391.926 55.8785 391.639 55.9673C391.6 56.4973 391.761 58.2352 391.791 58.2425C392.731 58.4807 393.37 58.948 393.806 59.4254L395.177 59.4254L395.177 61.1243L395.39 61.1243L395.39 61.7611L402.233 61.7611L402.233 63.6724L404.613 63.6724L404.613 64.2792L407.758 64.2792L407.758 61.6705L407.085 61.6705L407.085 60.4264L407.728 60.4264C407.728 60.4264 407.887 58.2412 410.352 57.8485C410.38 57.8436 410.626 56.1921 410.593 55.7247C410.314 55.6376 410.131 55.42 410.136 55.1787C410.133 54.8832 410.412 54.6337 410.777 54.6023L410.807 52.9341L410.901 54.6023C411.278 54.6219 411.576 54.8745 411.575 55.1787C411.575 55.4262 411.375 55.6458 411.084 55.7247C411.05 56.2207 411.238 57.7808 411.266 57.7875C412.318 58.0411 412.958 58.5497 413.374 59.0617L413.374 59.0007L416.244 59.0007L416.244 57.6968L416.884 57.6968C416.884 57.6968 417.043 55.3035 419.601 54.8755C419.633 54.8699 419.96 52.7867 419.877 52.4485C419.574 52.3558 419.376 52.1116 419.387 51.8421C419.397 51.5261 419.686 51.2661 420.06 51.2352L420.089 49.3847L420.181 51.2046C420.58 51.2243 420.89 51.5055 420.882 51.8421C420.876 52.1004 420.682 52.3295 420.396 52.4181C420.323 52.8005 420.546 54.8072 420.578 54.8146C423.135 55.4634 423.476 57.6968 423.476 57.6968L424.181 57.6968L424.181 58.9707L423.446 58.9707L423.446 59.6989L429.248 59.6989L429.248 67.3431C429.538 67.3783 429.854 67.4274 429.95 67.4947C429.951 67.4904 429.95 68.89 429.95 68.89C429.95 68.9095 429.952 76.3386 429.95 82.9049L432.698 82.9049L432.698 63.4905L433.704 63.4905L433.704 62.7016L435.109 62.7016L435.109 57.0898L439.321 57.0898L439.321 62.7016L439.991 62.7016L439.991 63.4905L442.405 63.4905L442.405 71.3771L446.403 71.3771L446.403 71.3167L453.211 71.3167L453.211 75.6546L456.904 75.6546L457.822 73.0155L458.922 75.6546L458.922 81.5394L459.593 81.5394L459.593 65.4927C459.593 65.4927 463.32 60.9509 468.048 65.0072C468.047 65.0369 468.048 65.2134 468.048 65.2499L469.542 65.2499L469.542 62.9442L469.118 62.6103L469.118 62.0953L469.573 62.0953L469.573 61.9129L469.759 61.9129L469.728 61.7918L469.573 61.7918L469.39 61.6093L469.39 61.4277L469.881 61.1548L469.881 60.5173L470.093 60.5173C470.441 57.622 472.176 52.0522 477.36 50.2342L477.36 49.8396L477.572 49.8396L477.572 49.5671C477.572 49.5671 477.171 49.6239 477.115 49.3544C477.115 49.2839 477.099 49.0639 477.36 48.9602L477.512 48.9299L477.512 48.1106L477.634 48.1106L477.634 47.6558L477.784 47.6558L477.784 48.0502L478.119 48.0502L478.119 47.3223L477.934 47.3223L477.934 46.8974L478.303 46.8974L478.303 43.7425L477.904 43.4091L477.904 43.1661L478.333 43.1661L478.333 42.1958L478.732 42.59L478.732 43.0752L479.038 43.0752L479.038 41.2552L478.64 41.2552L478.64 40.9519L478.854 40.9519L478.854 39.9809C478.854 39.9809 479.389 39.1621 479.71 39.1621L479.71 38.8586L479.434 38.7072L479.434 38.5859L479.741 38.5859L479.741 37.827L479.953 37.827C479.953 37.827 479.763 37.6818 479.741 37.5544L479.741 37.2509C479.741 37.2509 479.829 37.136 479.921 37.1297C480.028 37.1224 480.044 37.0993 480.044 37.0993L480.044 36.9475C479.143 36.5071 479.857 35.6773 480.044 35.7646L480.075 34.1871L480.225 33.3678L480.348 34.1871L480.378 35.7646C480.567 35.6773 481.284 36.5071 480.378 36.9475L480.378 37.0993C480.378 37.0993 480.394 37.1224 480.5 37.1297C480.596 37.136 480.684 37.2509 480.684 37.2509L480.684 37.5544C480.662 37.6818 480.47 37.827 480.47 37.827L480.684 37.827L480.684 38.5859L480.991 38.5859L480.991 38.7072L480.715 38.8586L480.715 39.1621C481.034 39.1621 481.571 39.9809 481.571 39.9809L481.571 40.9519L481.784 40.9519L481.784 41.2552L481.388 41.2552L481.388 43.0752L481.693 43.0752L481.693 42.59L482.09 42.1958L482.09 43.1661L482.517 43.1661L482.517 43.4091L482.121 43.7425L482.121 46.8974L482.487 46.8974L482.487 47.3223L482.303 47.3223L482.303 48.0502L482.64 48.0502L482.64 47.6558L482.795 47.6558L482.795 48.1106L482.916 48.1106L482.916 48.9299L483.067 48.9602C483.326 49.0639 483.312 49.2839 483.312 49.3544C483.254 49.6239 482.856 49.5671 482.856 49.5671L482.856 49.8396L483.067 49.8396L483.067 50.2342C488.25 52.0522 489.988 57.622 490.331 60.5173L490.544 60.5173L490.544 61.1548L491.034 61.4277L491.034 61.6093L490.85 61.7918L490.726 61.7918L490.665 61.9129L490.85 61.9129L490.85 62.0953L491.309 62.0953L491.309 62.6103L490.881 62.9442L490.881 65.7956L491.981 65.7956L493.017 66.0995L493.689 66.5239L493.689 66.7666L493.539 66.8273L493.539 67.7982L494.119 68.0103L494.119 68.162L494.422 68.162L494.422 69.0113L498.454 70.0731L498.454 60.3357L501.504 60.3357L501.504 53.9353L505.747 53.9353L505.747 60.3357L508.129 60.3357L508.129 64.7644L508.955 66.16L508.955 81.4789L510.355 81.4789L510.355 81.1147L511.581 81.1147L511.581 62.8534L511.883 62.8534L511.883 60.1232L519.883 60.1232L519.883 64.9465L520.521 64.9465L520.521 67.8585L521.165 67.8585L521.165 62.1558L521.684 62.1558L521.684 57.9994L528.277 57.9994L528.277 62.4288L531.575 62.4288L531.575 65.341L531.728 65.341L531.728 64.9161L531.971 64.9161L531.971 64.6126L531.758 64.6126L531.758 64.2792L531.94 64.2792L531.94 63.9454L532.094 63.9454L532.063 63.8241L532.246 63.8241L532.246 63.2779L532.523 62.8837L532.523 62.1558L533.009 61.3366L533.13 61.3366C533.13 61.3366 533.18 60.8884 533.403 60.8514C533.403 60.8326 533.403 60.548 533.403 60.548C533.206 60.5214 533.126 60.1502 533.403 60.0324C533.404 60.033 533.4 59.7299 533.403 59.7289C533.084 59.629 533.085 59.1064 533.526 59.0922C533.967 59.1072 533.939 59.629 533.617 59.7289C533.618 59.7299 533.614 60.033 533.617 60.0324C533.894 60.1502 533.814 60.5213 533.617 60.548C533.617 60.548 533.617 60.8326 533.617 60.8514C533.84 60.8884 533.891 61.3366 533.891 61.3366L534.016 61.3366L534.503 62.1558L534.503 62.8837L534.778 63.2779L534.778 63.8241L534.96 63.8241L534.932 63.9454L535.084 63.9454L535.084 64.2792L535.266 64.2792L535.266 64.6126L535.053 64.6126L535.053 64.9161L535.296 64.9161L535.296 65.3712L535.573 65.3712L535.573 65.7956L535.389 65.7956L535.389 67.1001L535.634 67.5248L535.877 67.5248L535.877 67.1001L535.726 67.1001L535.726 66.8273L535.877 66.8273L535.877 66.4935L536.153 66.4935L536.153 66.8273L536.335 66.8273L536.335 66.8575L538.626 66.8575L538.626 58.6066L547.481 58.6066C547.93 37.0858 551.234 13.2837 562.162 0.151671C562.01 -0.000320326 564.453 5.64376e-09 564.453 5.64376e-09C576.035 11.598 579.362 38.7535 579.714 62.3378M603.925 41.8314L603.251 41.8314L603.128 42.2259L602.337 42.2259L602.185 41.4977L602.185 40.7698L602.337 40.2536L603.128 40.2234L603.313 40.4967L603.313 41.5889L604.201 41.6191L604.232 42.0438L603.925 42.1045L603.925 41.8314M614.331 43.8942C615.627 44.6889 614.577 45.8962 614.577 45.8962C614.577 45.8962 613.349 45.7965 613.325 45.836C612.225 44.7023 613.385 43.8942 613.385 43.8942L614.331 43.8942M603.159 44.2582L603.159 45.3806L604.049 45.411L604.079 45.836L603.773 45.8658L603.773 45.6235L603.067 45.6235L602.946 46.0175L602.185 46.0175L602.031 45.2898L602.031 44.5313L602.154 44.0461L602.946 44.0157L603.159 44.2582M603.374 48.1412L603.374 49.2636L604.292 49.2636L604.292 49.7185L603.987 49.749L603.987 49.4758L603.313 49.4758L603.189 49.8703L602.399 49.9006L602.246 49.1725L602.246 48.4142L602.399 47.8984L603.189 47.868L603.374 48.1412M531.575 67.1916L531.637 67.1001L531.637 65.7956L531.575 65.7956L531.575 67.1916M536.153 67.8585L536.214 67.8585L536.214 67.1001L536.153 67.1001L536.153 67.8585M236.775 85.6653L242.302 85.6653L242.302 70.5585L236.775 70.5585L236.775 85.6653M248.378 85.6653L249.596 85.6653L249.596 70.5585L248.378 70.5585L248.378 85.6653M259.398 85.6653L261.076 85.6653L261.137 78.1725L263.365 78.1725L263.365 74.6231L268.921 74.6231L268.921 85.6653L269.745 85.6653L269.745 70.5585L259.398 70.5585L259.398 85.6653M276.309 74.5627L277.741 74.5627L277.741 85.6653L278.14 85.6653L278.14 70.5585L276.309 70.5585L276.309 74.5627M286.14 77.5658L288.277 77.5658L288.277 85.6653L289.891 85.6653L289.891 70.5585L286.14 70.5585L286.14 77.5658M300.972 71.1956L301.648 71.3771C301.356 71.1274 301.173 70.978 300.972 70.801L300.972 71.1956M300.972 73.8043C300.989 73.8615 301.016 73.8971 301.034 73.956L301.034 85.6653L302.073 85.6653L302.073 73.0464C301.701 72.6778 301.355 72.3314 300.972 71.954L300.972 73.8043M167.907 77.0501L168.974 77.0501L168.974 73.076L167.907 77.0501M220.931 74.2593L220.931 85.6653L221.727 85.6653L221.727 73.5008C221.468 73.7576 221.19 74.0073 220.931 74.2593M213.514 81.2363L213.514 85.6653L215.254 85.6653L215.254 79.6589C214.668 80.1935 214.085 80.7307 213.514 81.2363M310.403 85.6653L311.78 85.6653L311.78 82.1766C311.33 81.7861 310.863 81.4023 310.403 80.9934L310.403 85.6653M177.982 81.5394L178.195 81.4789C178.195 81.3458 178.195 81.0916 178.195 81.0846C178.191 81.0865 178.057 81.0806 177.982 81.0845L177.982 81.5394M178.195 81.0846C178.195 81.0845 178.195 81.0845 178.195 81.0845C178.195 81.0846 178.195 81.0846 178.195 81.0846M38.7163 85.6653L39.052 85.6653L39.052 85.6348L38.7163 85.6348L38.7163 85.665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8" draw:id="shape-18" draw:name="g7576" svg:y="414.72900000000pt">
        <draw:path draw:style-name="gr3" xml:id="shape-19" draw:id="shape-19" draw:name="path2836" draw:layer="" svg:width="83.92226237423pt" svg:height="86.05539169594pt" svg:x="36.26410000000pt" svg:y="415.22900000000pt" svg:viewBox="0 0 84 86" svg:d="M38.8389 0.00456202C37.6732 0.0899951 36.7698 1.06477 36.7678 2.24002C36.8767 3.39248 37.8393 4.27261 38.9913 4.27261C40.1427 4.27261 41.1056 3.39248 41.2149 2.24002C41.2134 1.62061 40.9576 1.02935 40.5076 0.606046C40.0576 0.182777 39.4539 -0.0348818 38.8389 0.00456202ZM46.4544 0.157679C45.2886 0.243111 44.3852 1.21791 44.383 2.39312C44.383 3.63625 45.3855 4.64396 46.6217 4.64396C47.8585 4.64396 48.861 3.63625 48.861 2.39312C48.86 1.768 48.5996 1.17156 48.1429 0.747281C47.6863 0.323016 47.0741 0.109346 46.4544 0.157679ZM53.5218 1.56635C52.3318 1.637 51.4067 2.6343 51.4197 3.83241C51.4197 5.07551 52.4221 6.08318 53.6588 6.08318C54.895 6.08318 55.8974 5.07551 55.8974 3.83241C55.9095 2.61162 54.9488 1.60506 53.7347 1.56635C53.6636 1.56291 53.5926 1.56291 53.5218 1.56635ZM30.2488 1.68883C29.0826 1.77424 28.1795 2.74904 28.1772 3.9243C28.1772 5.16741 29.18 6.17509 30.4164 6.17509C31.6528 6.17509 32.6554 5.16741 32.6554 3.9243C32.6542 3.29919 32.3937 2.70269 31.9374 2.27844C31.4806 1.85414 30.8687 1.6405 30.2488 1.68883ZM23.3643 4.38365C22.1983 4.4691 21.2952 5.44384 21.2931 6.6191C21.2931 7.8622 22.2953 8.86991 23.5318 8.86991C24.7683 8.86991 25.7707 7.8622 25.7707 6.6191C25.7698 5.99401 25.5098 5.39752 25.0529 4.97325C24.5964 4.54902 23.9842 4.33533 23.3643 4.38365ZM60.436 4.44489C59.2706 4.5303 58.3674 5.5051 58.3651 6.68037C58.3651 7.92346 59.3674 8.93117 60.6039 8.93117C61.8404 8.93117 62.8428 7.92346 62.8428 6.68037C62.8418 6.05523 62.5818 5.45876 62.1251 5.03449C61.6682 4.6102 61.056 4.39657 60.436 4.44489ZM16.9671 8.51774C15.7891 8.58781 14.8686 9.56694 14.8651 10.7532C14.8651 11.9962 15.8681 13.0039 17.1043 13.0039C18.341 13.0039 19.3432 11.9962 19.3432 10.7532C19.3418 10.1335 19.086 9.54253 18.636 9.11922C18.1861 8.69594 17.5823 8.47832 16.9671 8.51774ZM66.8637 8.60958C65.6979 8.69501 64.7946 9.66978 64.7923 10.8452C64.9022 11.9973 65.8644 12.8778 67.0166 12.8778C68.1677 12.8778 69.1306 11.9973 69.2398 10.8452C69.2383 10.2254 68.9825 9.63434 68.5323 9.21105C68.0828 8.78779 67.4791 8.57011 66.8637 8.60958ZM11.6975 13.6319C10.5315 13.7171 9.62814 14.6924 9.62597 15.8673C9.62597 17.1103 10.6285 18.118 11.8646 18.118C13.1014 18.118 14.1038 17.1103 14.1038 15.8673C14.1028 15.2418 13.8427 14.6456 13.3858 14.2213C12.9295 13.7971 12.3174 13.5835 11.6975 13.6319ZM72.0121 13.6929C70.8462 13.7783 69.9427 14.7533 69.9402 15.9286C69.9402 17.1716 70.9431 18.1791 72.1795 18.1791C73.4156 18.1791 74.4187 17.1716 74.4187 15.9286C74.4178 15.3033 74.1569 14.7068 73.7005 14.2824C73.2444 13.8585 72.6321 13.6446 72.0121 13.6929ZM7.64595 19.6947C7.04117 19.6814 6.45666 19.9148 6.0261 20.3418C5.59546 20.7689 5.35562 21.353 5.36127 21.9615C5.36127 23.2044 6.36371 24.2122 7.60024 24.2122C8.83677 24.2122 9.8392 23.2044 9.8392 21.9615C9.85058 20.729 8.87176 19.7173 7.64595 19.6947ZM76.5812 20.1239C75.4035 20.2102 74.4956 21.2029 74.5099 22.3904C74.5099 23.6328 75.512 24.6405 76.7485 24.6405C77.9852 24.6405 78.9875 23.6328 78.9875 22.3904C78.9954 21.7593 78.7388 21.1552 78.2817 20.7239C77.8233 20.2925 77.2068 20.075 76.5812 20.1239ZM4.29512 26.6772C3.10531 26.7481 2.18027 27.7448 2.19326 28.9434C2.19326 30.1862 3.1957 31.1943 4.43222 31.1943C5.66873 31.1943 6.67117 30.1862 6.67117 28.9434C6.67809 28.3187 6.42578 27.7192 5.97491 27.2891C5.52402 26.8589 4.91535 26.6374 4.29512 26.6772ZM79.536 26.6772C78.3582 26.7634 77.4509 27.7563 77.4647 28.9434C77.5738 30.0958 78.5368 30.976 79.6882 30.976C80.8399 30.976 81.8027 30.0958 81.9119 28.9434C81.9186 28.3187 81.6665 27.7192 81.2157 27.2891C80.7649 26.8589 80.1561 26.6374 79.536 26.6772ZM2.58927 34.0878C1.42325 34.1734 0.52003 35.1481 0.517853 36.3234C0.517853 37.5666 1.52026 38.5745 2.75679 38.5745C3.99335 38.5745 4.99574 37.5666 4.99574 36.3234C4.99482 35.6984 4.73468 35.1018 4.27795 34.6778C3.82125 34.253 3.20927 34.0397 2.58927 34.0878ZM81.3637 34.5167C80.1979 34.6022 79.2947 35.5769 79.2925 36.7522C79.2925 37.9953 80.2942 39.003 81.531 39.003C82.7678 39.003 83.7701 37.9953 83.7701 36.7522C83.7692 36.1273 83.5091 35.5305 83.0522 35.1061C82.5956 34.6823 81.9838 34.4682 81.3637 34.5167ZM41.7023 38.1914C40.3931 38.2847 39.3805 39.3831 39.3873 40.7026C39.3879 41.648 39.9177 42.5127 40.7581 42.938L33.8735 80.5122C33.8741 80.4816 33.8741 80.4514 33.8735 80.4204C33.954 79.5709 33.5487 78.749 32.8273 78.2993C32.1059 77.8497 31.1936 77.8497 30.4722 78.2993C29.7511 78.749 29.3455 79.5709 29.4261 80.4204C29.4153 81.4954 30.1627 82.4272 31.2099 82.6436C32.2568 82.86 33.3097 82.3002 33.7214 81.3091L32.8992 85.8409L36.9198 85.9327C40.3246 54.6268 41.4792 43.5727 41.5195 43.1829C41.55 43.1834 41.5808 43.1834 41.6108 43.1829C41.6682 43.6468 43.3089 56.8263 46.7284 86.0554L50.4757 85.8102L49.927 82.9011C50.6124 83.1359 51.3679 83.0225 51.9554 82.5963C52.5424 82.1708 52.8878 81.4849 52.882 80.7572C52.8852 79.8791 52.3788 79.0798 51.5859 78.7107C50.7935 78.342 49.8599 78.4717 49.1958 79.0428L42.4638 43.1221C43.5696 42.8444 44.3475 41.8484 44.3527 40.7026C44.3559 40.0086 44.0722 39.3442 43.5699 38.8683C43.0677 38.392 42.3915 38.1469 41.7023 38.1914ZM2.07139 41.5908C0.905419 41.6758 0.00217963 42.651 0 43.8263C-7.10543e-14 45.0687 1.00241 46.077 2.23894 46.077C3.47549 46.077 4.47791 45.0687 4.47791 43.8263C4.47696 43.2011 4.21681 42.6045 3.76012 42.18C3.3034 41.7559 2.69141 41.5421 2.07139 41.5908ZM81.516 42.2948C80.35 42.3804 79.4466 43.3553 79.4444 44.5305C79.4444 45.7734 80.4471 46.7813 81.6833 46.7813C82.9202 46.7813 83.9223 45.7734 83.9223 44.5305C83.9213 43.9051 83.6613 43.3088 83.2045 42.8847C82.748 42.4604 82.1359 42.2465 81.516 42.2948ZM3.3508 49.3077C2.17281 49.3775 1.25218 50.3569 1.24893 51.5432C1.24893 52.7861 2.25135 53.7941 3.4879 53.7941C4.72442 53.7941 5.72684 52.7861 5.72684 51.5432C5.72531 50.9237 5.46933 50.3322 5.01943 49.9093C4.56955 49.4857 3.96574 49.2681 3.3508 49.3077ZM80.2063 49.7977C79.0402 49.8829 78.137 50.8578 78.1347 52.033C78.1347 53.2762 79.1372 54.2836 80.3737 54.2836C81.6101 54.2836 82.6125 53.2762 82.6125 52.033C82.6116 51.4077 82.3513 50.8116 81.8946 50.3869C81.4386 49.9628 80.8262 49.7491 80.2063 49.7977ZM5.75731 56.5038C4.59131 56.5894 3.68807 57.5639 3.6859 58.7396C3.79516 59.8919 4.75801 60.7721 5.90959 60.7721C7.06119 60.7721 8.02407 59.8919 8.13333 58.7396C8.13178 58.1201 7.8758 57.5287 7.42593 57.1056C6.97604 56.6822 6.37221 56.4647 5.75731 56.5038ZM77.5255 57.3002C76.3598 57.3856 75.456 58.3606 75.4538 59.5354C75.4538 60.7786 76.4568 61.7866 77.6931 61.7866C78.9296 61.7866 79.9321 60.7786 79.9321 59.5354C79.931 58.9106 79.6709 58.3139 79.214 57.8897C78.7574 57.4656 78.1457 57.2518 77.5255 57.3002ZM9.80872 63.5779C8.631 63.6638 7.72342 64.6569 7.73733 65.8441C7.84654 66.9965 8.80944 67.8763 9.96103 67.8763C11.1124 67.8763 12.0752 66.9965 12.1848 65.8441C12.1916 65.2194 11.9396 64.6197 11.4887 64.1899C11.0377 63.7596 10.429 63.5377 9.80872 63.5779ZM73.2606 64.1291C72.0946 64.2144 71.1919 65.1892 71.1897 66.3644C71.1897 67.6075 72.1917 68.6153 73.4287 68.6153C74.6648 68.6153 75.6673 67.6075 75.6673 66.3644C75.6664 65.7392 75.4061 65.1431 74.9496 64.7188C74.4927 64.294 73.8808 64.0807 73.2606 64.1291ZM16.084 69.917C15.474 69.8943 14.8816 70.1241 14.4441 70.5521C14.0065 70.98 13.7628 71.5692 13.7687 72.1828C13.7687 73.4258 14.7713 74.4338 16.0077 74.4338C17.2443 74.4338 18.2467 73.4258 18.2467 72.1828C18.2583 70.9624 17.2976 69.9557 16.084 69.917ZM67.5037 70.2845C66.3134 70.3549 65.3889 71.3522 65.4019 72.5503C65.4019 73.7935 66.4042 74.8013 67.6407 74.8013C68.877 74.8013 69.8797 73.7935 69.8797 72.5503C69.8915 71.3297 68.9304 70.3227 67.7166 70.2845C67.6457 70.2812 67.5745 70.2812 67.5037 70.2845ZM22.8465 74.7247C22.2417 74.7108 21.6576 74.9439 21.2265 75.3711C20.7959 75.7982 20.5559 76.3828 20.5617 76.9904C20.5617 78.2338 21.5641 79.2414 22.8005 79.2414C24.0371 79.2414 25.0395 78.2338 25.0395 76.9904C25.051 75.7585 24.0723 74.7472 22.8465 74.7247ZM59.7663 75.4291C58.6001 75.5145 57.6971 76.4893 57.6946 77.6645C57.8041 78.817 58.767 79.6971 59.9185 79.6971C61.0701 79.6971 62.0332 78.817 62.1421 77.6645C62.1405 77.0448 61.8848 76.4536 61.4349 76.0305C60.9851 75.6071 60.381 75.3894 59.7663 75.4291ZM41.6416 79.012C40.4755 79.0976 39.5721 80.0719 39.5699 81.2472C39.5699 82.4904 40.5724 83.4979 41.809 83.4979C43.0454 83.4979 44.0479 82.4904 44.0479 81.2472C44.0468 80.6222 43.787 80.0256 43.3301 79.6014C42.8735 79.1773 42.2616 78.9636 41.6416 79.012Z" calligra:nodeTypes="ccccccccccccccccccccccccccccccccccccccccccccccccccccccccccccccccccccccccccccccccccccccccccccccccccccccccccccccccccccccccccccccccccccccccccccccccccccccccccccccccccccccccccccccccccccccccccccccccccccccc"/>
        <draw:path draw:style-name="gr4" xml:id="shape-20" draw:id="shape-20" draw:name="path2898" draw:layer="" svg:width="64.86246173280pt" svg:height="64.86246173280pt" svg:x="45.35510000000pt" svg:y="424.19600000000pt" svg:viewBox="0 0 65 65" svg:d="M64.8625 32.431C64.8625 50.3423 50.3423 64.8625 32.431 64.8625C14.5198 64.8625 0 50.3423 0 32.431C0 14.5198 14.5198 0 32.431 0C50.3423 0 64.8625 14.5198 64.8625 32.431Z" calligra:nodeTypes="ccccc"/>
        <draw:path draw:style-name="gr5" xml:id="shape-21" draw:id="shape-21" draw:name="path2900" draw:layer="" svg:width="74.11362126923pt" svg:height="74.11362126923pt" svg:x="41.09770000000pt" svg:y="419.66000000000pt" svg:viewBox="0 0 74 74" svg:d="M74.1136 37.0567C74.1136 57.5227 57.5227 74.1136 37.0567 74.1136C16.5908 74.1136 0 57.5227 0 37.0567C0 16.5908 16.5908 0 37.0567 0C57.5227 0 74.1136 16.5908 74.1136 37.0567Z" calligra:nodeTypes="ccccc"/>
        <draw:path draw:style-name="gr6" xml:id="shape-22" draw:id="shape-22" draw:name="path2902" draw:layer="" svg:width="74.92990459257pt" svg:height="74.14090199406pt" svg:x="41.32970000000pt" svg:y="419.59500000000pt" svg:viewBox="0 0 75 74" svg:d="M25.128 6.74164L21.717 3.88069L21.9822 8.2278L18.6851 5.55268L18.9503 9.71406L15.8805 7.18749L16.5246 11.3858L13.2272 9.49105L14.3265 13.2066L10.1575 12.1291L11.9767 15.5102L8.07286 14.7299L10.0438 18.1856L5.72302 17.5909L8.30025 20.8602L4.207 20.8602L6.86002 23.0896L2.88043 23.7957L5.60932 25.988L1.51607 27.2139L4.5102 29.555L1.02333 31.3012L4.24486 32.8618L0.151607 35.0167L3.33526 35.6109L0 38.4719L3.71428 38.9177L0.379007 42.039L4.47229 42.2247L0.947528 45.383L5.04077 45.3087L1.81926 48.2807L6.32947 48.3555L3.33526 51.4021L7.42854 50.9562L4.62388 54.9689L9.09615 53.5568L6.51892 58.1642L10.8398 56.3064L9.24775 61.694L13.5307 59.2415L12.2796 64.6661L16.714 61.9541L15.9183 67.3042L19.8216 64.2577L19.481 69.8681L23.3466 66.0779L24.0669 71.54L27.6296 67.6758L28.6531 73.1376L31.7229 68.7162L33.2768 73.8436L35.5886 69.0135L38.0905 74.1409L39.6819 69.0504L42.2214 73.8063L43.6616 68.4189L46.921 72.8775L47.6034 67.5646L51.3176 71.6142L51.4691 66.1523L55.411 69.8681L55.1075 64.072L59.2385 67.3416L58.3671 62.0283L62.2332 64.9263L61.1718 59.3158L65.6438 61.4711L64.0519 56.0094L68.6383 57.7923L66.2123 52.8883L71.0258 54.3743L67.7664 49.5441L72.8071 49.9901L69.1311 46.2004L73.641 45.9769L69.8511 42.6334L74.6268 41.4074L70.344 38.5465L74.8922 37.3947L70.7226 35.2765L74.9299 34.1248L70.2677 32.5271L74.3989 30.0004L69.3205 29.5921L73.1485 26.8052L68.9415 26.8052L73.0725 23.9816L67.7664 24.1299L71.1774 20.563L66.2502 21.7523L69.5855 18.0738L64.7721 18.5196L66.9706 14.2469L62.4225 15.9931L64.1658 11.1256L60.1861 13.4669L61.3233 8.4879L57.3817 11.3858L57.6469 5.96135L54.2929 9.2496L53.6523 3.78323L49.7397 6.77834L48.9355 1.89161L45.9341 5.62231L45.2906 1.05089L42.5036 5.09687L41.0566 0.472911L39.3947 4.46637L37.3044 0L35.9108 4.46637L33.1236 0.525453L32.7484 4.72906L29.1572 1.20853L28.9429 5.62231L25.6196 2.41708Z" calligra:nodeTypes="ccccccccccccccccccccccccccccccccccccccccccccccccccccccccccccccccccccccccccccccccccccccccccccccccccccccccccccccccccccc"/>
      </draw:g>
      <draw:frame draw:style-name="gr7" xml:id="shape-23" draw:id="shape-23" draw:layer="" svg:width="612.00000000000pt" svg:height="81.60000000000pt" svg:x="34.00000000000pt" svg:y="22.19169916372pt" presentation:class="title">
        <draw:text-box>
          <text:p text:style-name="P1"/>
        </draw:text-box>
      </draw:frame>
      <draw:frame draw:style-name="gr7" xml:id="shape-24" draw:id="shape-24" draw:layer="" svg:width="544.00000000000pt" svg:height="311.10000000000pt" svg:x="65.53754874558pt" svg:y="125.68326833922pt" presentation:class="outline">
        <draw:text-box>
          <text:p text:style-name="P2"/>
        </draw:text-box>
      </draw:frame>
    </style:master-page>
    <style:master-page style:name="Default4" draw:style-name="dp1" style:display-name="London" style:page-layout-name="pm1">
      <draw:layer-set>
        <draw:layer draw:name=""/>
      </draw:layer-set>
      <draw:path draw:style-name="gr1" xml:id="shape-25" draw:id="shape-25" draw:name="path4607" draw:layer="" svg:width="680.91242921009pt" svg:height="113.08602035291pt" svg:x="0.00000000000pt" svg:y="396.70200000000pt" svg:viewBox="0 0 681 113" svg:d="M580.103 62.0875L583.161 62.0875L583.161 85.3213L584.868 85.3213L584.868 59.8817L592.077 59.8817L592.077 64.0211C593.366 63.5678 595.022 63.4822 596.876 64.6857L596.876 63.7791L601.301 56.1655L603.503 56.1354L603.503 52.8419L607.29 52.8419L607.29 50.9087L604.025 50.9087L604.025 49.5793L605.153 49.5793C604.4 48.552 605.334 47.827 605.334 47.827L606.252 47.827C607.151 48.405 606.869 49.1887 606.65 49.5793L607.29 49.5793L607.29 47.1019L604.085 47.1019L604.085 45.742L605.122 45.742C604.606 44.7641 605.489 44.1107 605.489 44.1107L606.436 44.1107C607.229 44.6302 607.14 45.2881 606.955 45.742L607.29 45.742L607.26 43.2652L604.025 43.2652L604.025 41.9354L604.999 41.9354C604.545 41.0192 605.334 40.3949 605.334 40.3949L606.161 40.3949C606.864 40.8841 606.785 41.5103 606.62 41.9354L607.26 41.9354L607.26 39.4277L604.146 39.4277L604.146 38.2191L603.902 38.2191L603.748 37.4939L603.748 36.7388L603.87 36.2553L604.697 36.2253L604.876 36.4668L604.876 37.5849L605.761 37.615L605.792 38.0379L605.489 38.068L605.489 37.8266L604.787 37.8266L604.727 38.0983L607.26 38.0983L607.26 35.5607L604.025 35.5607L604.025 34.2008L607.26 34.2008L607.26 33.8688L607.199 33.8688C607.199 33.8688 604.099 33.7586 603.503 33.3549C603.521 32.4006 603.503 32.3885 603.503 32.3885C603.503 32.3885 603.71 32.178 604.269 32.0859C604.324 32.1044 604.3 31.8743 604.3 31.8743L603.779 31.8743L603.533 31.633L603.533 27.7355L603.2 27.7355C603.2 27.7355 602.997 27.6212 602.925 27.4333L602.925 22.3875C602.925 22.3875 603.205 22.0449 603.564 21.9346C603.544 21.915 603.564 18.4899 603.564 18.4899C603.961 17.8495 605.728 17.6211 606.924 17.4629L606.924 17.1913C606.924 17.1913 605.884 17.1398 605.702 16.919C605.682 16.919 605.323 16.5959 605.304 16.4658C605.29 16.4399 605.304 14.1092 605.304 14.1092C605.444 13.8711 606.497 13.449 607.473 13.3842L608.756 13.3842L608.511 10.7256L608.511 10.6951L608.026 5.07575L607.935 5.07575L607.965 4.32044L607.903 3.77662L607.965 3.77662L607.965 3.7162L611.568 3.77662L611.568 3.83702L611.627 3.83702L611.291 7.37192L611.291 7.79489L611.26 7.79489L611.05 10.1216L611.05 10.7256L610.988 10.7256L610.744 13.3842L612.027 13.3842C613 13.449 614.087 13.8407 614.226 14.079C614.226 14.079 614.24 16.4399 614.226 16.4658C614.207 16.5959 613.846 16.919 613.826 16.919C613.644 17.1397 612.608 17.1913 612.608 17.1913L612.608 17.4629C613.798 17.6211 615.568 17.8496 615.962 18.4899C615.962 18.4899 615.982 21.915 615.962 21.9346C616.325 22.0449 616.607 22.3875 616.607 22.3875L616.607 27.4333C616.535 27.6212 616.331 27.7355 616.331 27.7355L615.994 27.7355L615.994 31.633L615.75 31.8443L615.232 31.8443C615.232 31.8443 615.207 32.1044 615.261 32.0859C615.816 32.178 615.994 32.3579 615.994 32.3579C615.994 32.3579 616.006 32.4006 616.024 33.3549C615.432 33.7586 612.302 33.8688 612.302 33.8688L612.21 33.8688L612.21 34.2008L615.505 34.2008L615.505 35.5607L612.21 35.5607L612.21 38.0983L612.638 38.0983C612.5 37.3527 612.97 36.8597 612.97 36.8597L613.645 36.8597C614.081 37.2322 614.156 37.7097 614.104 38.0983L615.598 38.0983L615.598 39.4277L612.21 39.4277L612.21 41.9051L613.888 41.9051C613.19 40.8487 614.013 40.0919 614.013 40.0919L614.774 40.0919C615.556 40.69 615.297 41.5264 615.111 41.9051L615.476 41.9051L615.476 43.2652L612.21 43.2652L612.24 45.742L615.567 45.742L615.567 47.1019L612.24 47.1019L612.24 49.5492L613.765 49.5492C612.801 48.464 613.857 47.706 613.857 47.706L614.805 47.706C615.858 48.3505 615.392 49.2296 615.172 49.5492L615.505 49.5492L615.505 50.9087L612.24 50.9087L612.24 52.8419L615.994 52.8419L615.994 65.9545L616.393 68.7042L617.831 68.7944L617.831 79.1273L618.991 79.1273L619.601 76.7407L620.455 78.8856L620.455 64.2929L622.902 64.2929L622.902 61.2714L623.94 61.2714L623.94 41.1198L635.668 33.8385L635.607 62.9332L639.212 60.8788L639.212 84.7473L640.223 84.7473L640.223 70.5167C640.595 69.2989 640.965 68.3485 641.35 67.6162L641.35 63.2654L644.466 63.2654L644.466 55.9236L646.33 50.5158L648.68 46.7389L650.941 50.3344L652.867 56.2562L652.867 62.5408L657.268 62.5408L657.268 74.112L658.455 74.112L658.455 85.3213L658.977 85.3213L658.977 71.7555L663.131 71.7555L663.131 85.3213L663.525 85.3213L663.525 71.0905L666.003 71.0905L666.003 67.2236L670.74 67.2236L670.74 85.3213L673.457 85.3213L673.457 74.716L675.473 74.716L675.473 62.9638L680.912 62.9638L680.636 94.5967L680.636 113.086L1.04186e-13 113.086L0 62.7823L0.222056 62.7823L0.222056 73.4174L1.44397 73.4174L1.44397 60.2743L6.02608 60.2743L6.02608 58.643L5.35401 58.643L5.35401 50.2439L6.63697 50.2439L6.63697 48.8541L7.24794 48.8541L8.98915 46.0143L8.98915 43.3859L11.0358 37.4635L11.0358 36.3763L11.0664 37.4635L12.9602 43.3859L12.9602 46.0143L14.7016 48.8843L15.3126 48.8843L15.3126 50.2439L16.5954 50.2439L16.5954 58.643L15.9236 58.643L15.9236 59.7913L18.5812 59.7913L18.5812 71.4233L20.8108 71.4233L20.8108 71.5138L21.4523 71.5138L21.4523 64.5952L21.6054 64.5952L21.6054 59.6702L27.7148 59.6702L27.7148 47.1926C27.7148 45.3971 30.2148 41.0744 33.3354 40.9987C36.6036 40.9196 39.1627 45.5027 39.231 47.1926C39.2357 47.3108 39.2326 61.8776 39.231 73.1147L39.9641 73.1147L39.9641 62.9032L41.7969 62.9032L41.7969 61.9968L44.1798 61.9968L44.1798 55.6218L48.3953 55.6218L48.3953 61.9968L51.4806 61.9968L51.4806 85.3213L51.5723 85.3213L51.5723 64.1115L53.4964 60.7884L55.3601 63.9911L55.3601 85.3213L55.4823 85.3213L55.4823 69.8222L55.5741 69.8222L55.5741 64.3232L61.0113 64.3232L60.9503 69.8222L61.2861 69.8222L61.2861 68.2205L66.632 66.8003L66.632 85.3213L67.4263 85.3213L67.4263 64.1115L68.6787 64.1115L68.6787 63.9911C68.6787 63.9911 71.2447 60.9054 74.8187 62.1478L74.8187 61.9062L82.0281 61.9062L82.0281 66.8914L83.5858 66.8914L86.7933 78.7649L86.7933 65.7733L91.2536 56.9812L94.98 56.9207L99.0431 65.1087L99.0431 75.1091L99.8982 77.2543L99.8982 85.0188L101.181 85.0188L101.181 70.8187L103.194 70.8187L104.815 60.1837L106.346 70.7283L107.748 70.8187L107.748 72.994L107.9 72.994L107.9 84.7473L109.945 84.7473L109.945 64.3531L112.819 64.3531L112.819 63.2958L117.799 63.2958L117.799 66.8914L119.418 66.8914L119.418 79.5503L120.701 79.5503L120.701 61.3619L121.497 61.3619L121.497 34.8656L124.765 25.3182L128.887 18.7017L132.891 25.0161L136.281 35.4398L136.281 60.6674L136.62 60.6674L136.62 70.0032C137.38 71.2541 137.869 72.5109 137.869 72.5109L137.869 76.6501C138.02 76.6388 138.177 76.6299 138.325 76.6199L138.325 69.8823L140.769 69.8823L140.8 67.7975L141.138 65.1991L141.444 66.589L141.444 33.3549L144.529 33.3549L144.529 36.2553L151.799 36.2553L151.799 33.3249L154.67 33.3249L154.67 70.3653C154.718 70.361 154.772 70.3649 154.823 70.3653L154.823 61.0903L160.259 61.0903L160.229 66.1958L162.457 67.4956L163.041 65.834L162.916 67.7673L166.156 69.61L166.156 76.7407L166.616 76.7407L168.752 69.7917L170.002 67.193L169.789 69.7308L170.706 69.7308L170.706 66.1057L174.893 66.1057C174.95 65.8005 175.002 65.5279 175.044 65.5015C175.423 65.0345 175.058 65.6106 174.832 64.9273C174.806 64.7771 175.144 62.6783 175.564 62.4801C175.776 62.422 178.747 61.8825 180.362 61.8459C180.314 61.8639 184.146 61.8459 184.146 61.8459C184.146 61.8459 189.633 62.4447 192.641 63.7193L194.44 60.9392L197.251 60.9998L200.456 65.2297L200.61 68.7042C202.303 70.184 204.585 72.3186 205.744 74.3234L206.481 74.1425L206.481 64.716L213.657 64.716L213.657 72.3596L215.398 71.937L215.398 66.9218L221.079 66.9218L221.079 70.5167L221.876 70.3054L221.876 69.61L223.249 69.9729L223.739 69.8519L223.739 61.1507L224.561 56.1052L224.317 56.1354L224.347 55.9845L224.592 55.9544L224.867 54.5945L225.02 53.4765L225.112 54.625L225.354 55.8938L225.6 55.8938L225.6 56.0447L225.386 56.0751L225.631 57.1022L226.427 59.4592L226.945 59.4592L229.206 51.5128L231.62 59.4592L232.108 59.4592L232.538 57.1022L232.751 56.2261L232.476 56.1961L232.446 56.0144L232.782 56.0144L233.086 54.2923L233.208 53.3559L233.33 54.3229L233.602 56.0144L233.879 56.0144L233.909 56.2261L233.633 56.1961L234.429 61.1507L234.429 64.5952L235.01 63.628L236.688 66.5286L242.465 66.5286L242.465 65.7129L248.545 65.7129L248.545 66.5286L249.763 66.5286L249.763 63.2052L259.572 63.2052L259.572 66.5286L260.12 66.5286C259.941 65.1927 260.699 65.3808 260.699 65.3808C261.052 65.3797 261.006 66.1661 261.006 66.1661L262.287 66.1661C262.287 65.9148 262.383 65.5512 262.227 65.3201C261.895 64.8323 261.897 64.2815 262.473 64.0512C263.608 64.4036 262.746 65.3808 262.746 65.3808L262.746 66.1358L263.999 66.1661C263.947 65.2778 264.54 65.3426 264.518 65.3502C265.133 65.2991 264.976 66.2871 264.976 66.2871L264.976 66.7702L269.926 66.7702L269.926 62.601L276.494 62.601L276.494 66.7702L278.327 66.7702L278.327 64.716L286.332 64.716L286.332 66.7702L290.085 66.7702L290.085 64.9273L290.453 64.9273L290.453 61.0903L291.278 56.0447L291.032 56.0751L291.062 55.8938L291.309 55.864L291.552 54.5341L291.737 53.3858L291.828 54.5341L292.072 55.8032L292.316 55.8335L292.316 55.9845L292.103 55.9845L292.347 57.0115L292.776 58.5524L293.905 58.5524L295.893 51.4221L298.153 59.4286L298.824 59.4286L299.25 57.0115L299.464 56.1655L299.189 56.1354L299.159 55.9544L299.494 55.9544L299.769 54.2319L299.923 53.2649L300.014 54.2319L300.319 55.9544L300.595 55.9544L300.626 56.1354L300.351 56.1354L301.143 61.0903L301.174 70.0032L302.276 70.2751L302.276 64.0211L309.087 67.9187L309.087 71.9671L311.989 72.6922L311.989 68.0391L313.608 68.0391L313.608 64.4439L318.586 64.4439L318.586 65.5918C320.111 64.6683 322.581 63.9749 325.427 66.4078C325.417 66.7851 325.404 68.2096 325.399 69.4593L326.592 61.3321L327.873 69.8222L331.874 69.8222L332.363 71.6045L332.363 66.2265L336.46 59.2472L340.152 59.3077L344.614 66.9218L344.614 80.1847L346.662 80.1847L347.241 77.798L348.189 80.155L348.189 81.6652L349.378 81.9675L349.378 63.0238L356.588 63.0238L356.588 83.7803L358.266 84.1727L358.266 67.2837L358.296 67.2837L358.296 65.2297L363.981 65.2297L363.981 67.2837L364.562 67.2837L364.562 85.3213L364.808 85.3213L364.808 67.9486L368.991 69.0358L368.991 64.2929L376.017 64.2929L376.017 69.2481L376.047 69.2481L376.047 65.139L377.819 62.1175L377.819 58.7339L377.117 58.7339L377.117 57.4044L377.789 57.4044C377.789 57.4044 377.946 55.0206 380.508 54.5945C380.537 54.5895 380.8 52.7304 380.752 52.2679C380.475 52.1712 380.292 51.9453 380.292 51.6942C380.28 51.3769 380.557 51.1039 380.936 51.0596L380.997 49.2467L381.057 51.0596C381.469 51.0654 381.797 51.3493 381.789 51.6942C381.784 51.9514 381.59 52.1795 381.301 52.2679C381.262 52.7963 381.425 54.5268 381.454 54.5341C384.018 55.1797 384.357 57.4044 384.357 57.4044L385.058 57.4044L385.058 58.6732L384.327 58.6732L384.296 63.5982L384.905 63.5982L384.905 66.8003L385.363 66.8003L385.363 64.0211L388.419 64.0211L388.419 62.2084L387.716 62.2084L387.716 60.8788L388.388 60.8788C388.388 60.8788 388.549 58.495 391.106 58.0689C391.137 58.0641 391.398 56.2051 391.35 55.7425C391.073 55.6458 390.893 55.4197 390.893 55.1684C390.885 54.8425 391.174 54.5659 391.566 54.5341L391.597 52.7215L391.688 54.5341C392.088 54.5536 392.397 54.8334 392.39 55.1684C392.383 55.4258 392.189 55.6541 391.902 55.7425C391.863 56.2704 392.024 58.0013 392.054 58.0086C392.994 58.2458 393.634 58.7113 394.07 59.1868L395.442 59.1868L395.442 60.8788L395.655 60.8788L395.655 61.5131L402.503 61.5131L402.503 63.4167L404.884 63.4167L404.884 64.0211L408.032 64.0211L408.032 61.4228L407.358 61.4228L407.358 60.1837L408.001 60.1837C408.001 60.1837 408.161 58.0073 410.627 57.6162C410.655 57.6113 410.901 55.9664 410.868 55.5009C410.589 55.4142 410.406 55.1974 410.411 54.9571C410.408 54.6628 410.687 54.4143 411.053 54.383L411.083 52.7215L411.177 54.383C411.554 54.4025 411.852 54.6541 411.851 54.9571C411.851 55.2036 411.651 55.4223 411.36 55.5009C411.326 55.9949 411.514 57.5488 411.542 57.5554C412.595 57.808 413.235 58.3146 413.651 58.8245L413.651 58.7638L416.523 58.7638L416.523 57.4651L417.164 57.4651C417.164 57.4651 417.323 55.0814 419.882 54.6551C419.914 54.6495 420.242 52.5747 420.159 52.2379C419.855 52.1455 419.657 51.9023 419.668 51.6339C419.678 51.3192 419.968 51.0602 420.342 51.0294L420.371 49.1864L420.463 50.999C420.862 51.0186 421.172 51.2987 421.164 51.6339C421.158 51.8912 420.964 52.1193 420.678 52.2076C420.605 52.5885 420.828 54.5871 420.86 54.5945C423.419 55.2407 423.76 57.4651 423.76 57.4651L424.466 57.4651L424.466 58.7339L423.73 58.7339L423.73 59.4592L429.536 59.4592L429.536 67.0727C429.826 67.1077 430.142 67.1566 430.238 67.2236C430.239 67.2194 430.238 68.6133 430.238 68.6133C430.238 68.6328 430.24 76.032 430.238 82.572L432.988 82.572L432.988 63.2355L433.995 63.2355L433.995 62.4498L435.401 62.4498L435.401 56.8605L439.616 56.8605L439.616 62.4498L440.286 62.4498L440.286 63.2355L442.702 63.2355L442.702 71.0905L446.702 71.0905L446.702 71.0303L453.515 71.0303L453.515 75.3508L457.21 75.3508L458.129 72.7223L459.23 75.3508L459.23 81.2119L459.901 81.2119L459.901 65.2297C459.901 65.2297 463.631 60.7061 468.362 64.7461C468.361 64.7757 468.362 64.9515 468.362 64.9879L469.857 64.9879L469.857 62.6914L469.433 62.3589L469.433 61.8459L469.888 61.8459L469.888 61.6643L470.074 61.6643L470.043 61.5436L469.888 61.5436L469.705 61.3619L469.705 61.181L470.196 60.9092L470.196 60.2743L470.408 60.2743C470.757 57.3906 472.493 51.8432 477.68 50.0325L477.68 49.6394L477.892 49.6394L477.892 49.368C477.892 49.368 477.491 49.4246 477.435 49.1562C477.435 49.086 477.419 48.8669 477.68 48.7636L477.832 48.7334L477.832 47.9174L477.954 47.9174L477.954 47.4644L478.104 47.4644L478.104 47.8572L478.44 47.8572L478.44 47.1323L478.255 47.1323L478.255 46.7091L478.624 46.7091L478.624 43.5668L478.225 43.2348L478.225 42.9927L478.654 42.9927L478.654 42.0263L479.053 42.419L479.053 42.9022L479.359 42.9022L479.359 41.0895L478.961 41.0895L478.961 40.7874L479.175 40.7874L479.175 39.8203C479.175 39.8203 479.711 39.0048 480.032 39.0048L480.032 38.7025L479.756 38.5518L479.756 38.4309L480.063 38.4309L480.063 37.6751L480.275 37.6751C480.275 37.6751 480.085 37.5305 480.063 37.4036L480.063 37.1013C480.063 37.1013 480.151 36.9869 480.243 36.9806C480.35 36.9733 480.366 36.9503 480.366 36.9503L480.366 36.7991C479.464 36.3605 480.179 35.534 480.366 35.621L480.397 34.0498L480.547 33.2338L480.67 34.0498L480.7 35.621C480.889 35.534 481.607 36.3605 480.7 36.7991L480.7 36.9503C480.7 36.9503 480.716 36.9733 480.822 36.9806C480.918 36.9869 481.006 37.1013 481.006 37.1013L481.006 37.4036C480.984 37.5305 480.792 37.6751 480.792 37.6751L481.006 37.6751L481.006 38.4309L481.314 38.4309L481.314 38.5518L481.037 38.7025L481.037 39.0048C481.357 39.0048 481.894 39.8203 481.894 39.8203L481.894 40.7874L482.107 40.7874L482.107 41.0895L481.711 41.0895L481.711 42.9022L482.016 42.9022L482.016 42.419L482.413 42.0263L482.413 42.9927L482.841 42.9927L482.841 43.2348L482.444 43.5668L482.444 46.7091L482.811 46.7091L482.811 47.1323L482.627 47.1323L482.627 47.8572L482.964 47.8572L482.964 47.4644L483.119 47.4644L483.119 47.9174L483.24 47.9174L483.24 48.7334L483.391 48.7636C483.65 48.8669 483.636 49.086 483.636 49.1562C483.578 49.4246 483.18 49.368 483.18 49.368L483.18 49.6394L483.391 49.6394L483.391 50.0325C488.578 51.8432 490.317 57.3906 490.66 60.2743L490.873 60.2743L490.873 60.9092L491.363 61.181L491.363 61.3619L491.179 61.5436L491.055 61.5436L490.994 61.6643L491.179 61.6643L491.179 61.8459L491.639 61.8459L491.639 62.3589L491.21 62.6914L491.21 65.5314L492.311 65.5314L493.348 65.834L494.02 66.2567L494.02 66.4985L493.87 66.5589L493.87 67.5259L494.45 67.7372L494.45 67.8883L494.754 67.8883L494.754 68.7342L498.788 69.7917L498.788 60.0934L501.84 60.0934L501.84 53.7187L506.086 53.7187L506.086 60.0934L508.47 60.0934L508.47 64.5043L509.296 65.8943L509.296 81.1517L510.697 81.1517L510.697 80.7889L511.924 80.7889L511.924 62.601L512.226 62.601L512.226 59.8817L520.232 59.8817L520.232 64.6857L520.87 64.6857L520.87 67.586L521.515 67.586L521.515 61.9062L522.034 61.9062L522.034 57.7665L528.631 57.7665L528.631 62.1781L531.932 62.1781L531.932 65.0786L532.085 65.0786L532.085 64.6554L532.328 64.6554L532.328 64.3531L532.115 64.3531L532.115 64.0211L532.297 64.0211L532.297 63.6886L532.451 63.6886L532.42 63.5678L532.603 63.5678L532.603 63.0238L532.88 62.6312L532.88 61.9062L533.367 61.0903L533.488 61.0903C533.488 61.0903 533.538 60.6439 533.761 60.607C533.761 60.5883 533.761 60.3048 533.761 60.3048C533.564 60.2783 533.484 59.9086 533.761 59.7913C533.762 59.7919 533.758 59.49 533.761 59.489C533.442 59.3895 533.443 58.869 533.884 58.8549C534.325 58.8698 534.297 59.3895 533.975 59.489C533.976 59.49 533.972 59.7919 533.975 59.7913C534.252 59.9086 534.172 60.2782 533.975 60.3048C533.975 60.3048 533.975 60.5883 533.975 60.607C534.198 60.6439 534.249 61.0903 534.249 61.0903L534.374 61.0903L534.862 61.9062L534.862 62.6312L535.137 63.0238L535.137 63.5678L535.319 63.5678L535.291 63.6886L535.443 63.6886L535.443 64.0211L535.625 64.0211L535.625 64.3531L535.412 64.3531L535.412 64.6554L535.655 64.6554L535.655 65.1087L535.932 65.1087L535.932 65.5314L535.748 65.5314L535.748 66.8306L535.993 67.2536L536.236 67.2536L536.236 66.8306L536.085 66.8306L536.085 66.5589L536.236 66.5589L536.236 66.2265L536.513 66.2265L536.513 66.5589L536.695 66.5589L536.695 66.589L538.987 66.589L538.987 58.3712L547.848 58.3712C548.298 36.9369 551.604 13.2304 562.539 0.151062C562.387 -0.00031904 564.832 5.62108e-09 564.832 5.62108e-09C576.421 11.5514 579.751 38.5979 580.103 62.0875M604.33 41.6634L603.656 41.6634L603.533 42.0563L602.741 42.0563L602.589 41.331L602.589 40.6061L602.741 40.0919L603.533 40.0619L603.718 40.3341L603.718 41.4219L604.606 41.452L604.637 41.875L604.33 41.9354L604.33 41.6634M614.743 43.7179C616.04 44.5094 614.989 45.7119 614.989 45.7119C614.989 45.7119 613.76 45.6126 613.736 45.6519C612.636 44.5228 613.796 43.7179 613.796 43.7179L614.743 43.7179M603.564 44.0805L603.564 45.1984L604.454 45.2286L604.484 45.6519L604.178 45.6816L604.178 45.4403L603.472 45.4403L603.35 45.8327L602.589 45.8327L602.435 45.1079L602.435 44.3525L602.558 43.8692L603.35 43.8389L603.564 44.0805M603.779 47.9479L603.779 49.0658L604.697 49.0658L604.697 49.5188L604.392 49.5492L604.392 49.2771L603.718 49.2771L603.594 49.67L602.803 49.7002L602.65 48.975L602.65 48.2198L602.803 47.706L603.594 47.6758L603.779 47.9479M531.932 66.9218L531.994 66.8306L531.994 65.5314L531.932 65.5314L531.932 66.9218M536.513 67.586L536.574 67.586L536.574 66.8306L536.513 66.8306L536.513 67.586M236.934 85.3213L242.465 85.3213L242.465 70.2751L236.934 70.2751L236.934 85.3213M248.545 85.3213L249.763 85.3213L249.763 70.2751L248.545 70.2751L248.545 85.3213M259.572 85.3213L261.251 85.3213L261.312 77.8586L263.542 77.8586L263.542 74.3234L269.101 74.3234L269.101 85.3213L269.926 85.3213L269.926 70.2751L259.572 70.2751L259.572 85.3213M276.494 74.2633L277.927 74.2633L277.927 85.3213L278.327 85.3213L278.327 70.2751L276.494 70.2751L276.494 74.2633M286.332 77.2543L288.47 77.2543L288.47 85.3213L290.085 85.3213L290.085 70.2751L286.332 70.2751L286.332 77.2543M301.174 70.9097L301.85 71.0905C301.558 70.8418 301.375 70.693 301.174 70.5167L301.174 70.9097M301.174 73.5079C301.191 73.5649 301.218 73.6003 301.236 73.659L301.236 85.3213L302.276 85.3213L302.276 72.753C301.903 72.3859 301.557 72.0409 301.174 71.665L301.174 73.5079M168.02 76.7407L169.087 76.7407L169.087 72.7825L168.02 76.7407M221.079 73.9611L221.079 85.3213L221.876 85.3213L221.876 73.2056C221.617 73.4614 221.338 73.7101 221.079 73.9611M213.657 80.9101L213.657 85.3213L215.398 85.3213L215.398 79.339C214.812 79.8714 214.229 80.4065 213.657 80.9101M310.611 85.3213L311.989 85.3213L311.989 81.8466C311.539 81.4577 311.072 81.0754 310.611 80.6681L310.611 85.3213M178.101 81.2119L178.315 81.1517C178.315 81.0191 178.315 80.7659 178.315 80.759C178.311 80.7609 178.176 80.755 178.101 80.7589L178.101 81.2119M178.315 80.759C178.315 80.7589 178.315 80.7589 178.315 80.7589C178.315 80.759 178.315 80.759 178.315 80.759M38.7423 85.3213L39.0782 85.3213L39.0782 85.2909L38.7423 85.2909L38.7423 85.321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6" draw:id="shape-26" draw:name="g7576" svg:y="414.72900000000pt">
        <draw:path draw:style-name="gr3" xml:id="shape-27" draw:id="shape-27" draw:name="path2836" draw:layer="" svg:width="83.84463428153pt" svg:height="86.11082737608pt" svg:x="36.26410000000pt" svg:y="415.22900000000pt" svg:viewBox="0 0 84 86" svg:d="M38.803 0.00456496C37.6383 0.0900531 36.7358 1.06546 36.7338 2.24146C36.8426 3.39467 37.8043 4.27536 38.9552 4.27536C40.1056 4.27536 41.0676 3.39467 41.1768 2.24146C41.1753 1.62165 40.9197 1.03001 40.4701 0.606436C40.0205 0.182895 39.4174 -0.0349043 38.803 0.00456496ZM46.4114 0.157781C45.2467 0.243268 44.3441 1.21869 44.3419 2.39466C44.3419 3.63859 45.3435 4.64695 46.5786 4.64695C47.8142 4.64695 48.8158 3.63859 48.8158 2.39466C48.8148 1.76914 48.5546 1.17231 48.0983 0.747762C47.6422 0.323224 47.0305 0.109416 46.4114 0.157781ZM53.4723 1.56736C52.2834 1.63805 51.3591 2.636 51.3721 3.83488C51.3721 5.07878 52.3736 6.0871 53.6091 6.0871C54.8442 6.0871 55.8457 5.07878 55.8457 3.83488C55.8578 2.6133 54.8979 1.60609 53.685 1.56736C53.6139 1.56392 53.543 1.56392 53.4723 1.56736ZM30.2208 1.68992C29.0557 1.77538 28.1534 2.75081 28.1511 3.92683C28.1511 5.17074 29.153 6.17907 30.3883 6.17907C31.6235 6.17907 32.6252 5.17074 32.6252 3.92683C32.624 3.30131 32.3637 2.70443 31.9078 2.27991C31.4515 1.85533 30.8401 1.64156 30.2208 1.68992ZM23.3427 4.38647C22.1778 4.47198 21.2755 5.44735 21.2734 6.62336C21.2734 7.86726 22.2747 8.87562 23.51 8.87562C24.7454 8.87562 25.7469 7.86726 25.7469 6.62336C25.746 5.99787 25.4862 5.401 25.0297 4.97645C24.5736 4.55195 23.962 4.33812 23.3427 4.38647ZM60.3801 4.44775C59.2157 4.53322 58.3134 5.50865 58.3111 6.68467C58.3111 7.92856 59.3125 8.93692 60.5478 8.93692C61.7832 8.93692 62.7846 7.92856 62.7846 6.68467C62.7836 6.05913 62.5239 5.46228 62.0676 5.03773C61.6111 4.61317 60.9995 4.3994 60.3801 4.44775ZM16.9514 8.52323C15.7745 8.59334 14.8548 9.5731 14.8513 10.7601C14.8513 12.0039 15.8534 13.0123 17.0885 13.0123C18.324 13.0123 19.3253 12.0039 19.3253 10.7601C19.3239 10.14 19.0683 9.54868 18.6188 9.12509C18.1693 8.70154 17.566 8.48378 16.9514 8.52323ZM66.8018 8.61513C65.6371 8.70061 64.7346 9.67601 64.7323 10.8522C64.8421 12.005 65.8034 12.8861 66.9546 12.8861C68.1046 12.8861 69.0666 12.005 69.1757 10.8522C69.1742 10.232 68.9187 9.64055 68.4689 9.21698C68.0198 8.79345 67.4167 8.57563 66.8018 8.61513ZM11.6867 13.6407C10.5218 13.7259 9.61923 14.7019 9.61706 15.8775C9.61706 17.1213 10.6187 18.1297 11.8536 18.1297C13.0893 18.1297 14.0907 17.1213 14.0907 15.8775C14.0897 15.2516 13.8299 14.655 13.3734 14.2305C12.9175 13.806 12.306 13.5922 11.6867 13.6407ZM71.9455 13.7017C70.7806 13.7872 69.878 14.7628 69.8755 15.9389C69.8755 17.1827 70.8774 18.1908 72.1127 18.1908C73.3477 18.1908 74.3498 17.1827 74.3498 15.9389C74.3489 15.3132 74.0883 14.7163 73.6323 14.2916C73.1766 13.8674 72.5649 13.6534 71.9455 13.7017ZM7.63887 19.7074C7.03465 19.6941 6.45068 19.9276 6.02052 20.3549C5.59028 20.7823 5.35066 21.3668 5.35631 21.9756C5.35631 23.2193 6.35782 24.2278 7.59321 24.2278C8.82859 24.2278 9.83009 23.2193 9.83009 21.9756C9.84146 20.7424 8.86355 19.73 7.63887 19.7074ZM76.5103 20.1369C75.3337 20.2232 74.4267 21.2166 74.4409 22.4048C74.4409 23.648 75.4421 24.6564 76.6775 24.6564C77.913 24.6564 78.9144 23.648 78.9144 22.4048C78.9223 21.7733 78.6659 21.1688 78.2093 20.7372C77.7513 20.3056 77.1353 20.0879 76.5103 20.1369ZM4.29115 26.6944C3.10244 26.7653 2.17825 27.7627 2.19123 28.962C2.19123 30.2056 3.19274 31.2144 4.42812 31.2144C5.66348 31.2144 6.665 30.2056 6.665 28.962C6.67191 28.3369 6.41983 27.7371 5.96938 27.3067C5.51891 26.8762 4.9108 26.6546 4.29115 26.6944ZM79.4624 26.6944C78.2857 26.7806 77.3792 27.7742 77.393 28.962C77.502 30.1152 78.4641 30.996 79.6145 30.996C80.7651 30.996 81.727 30.1152 81.8361 28.962C81.8428 28.3369 81.5909 27.7371 81.1405 27.3067C80.6902 26.8762 80.0819 26.6546 79.4624 26.6944ZM2.58687 34.1098C1.42193 34.1954 0.519549 35.1707 0.517374 36.3468C0.517374 37.5908 1.51885 38.5993 2.75424 38.5993C3.98965 38.5993 4.99112 37.5908 4.99112 36.3468C4.9902 35.7214 4.7303 35.1244 4.27399 34.7001C3.81771 34.2751 3.2063 34.0616 2.58687 34.1098ZM81.2884 34.5389C80.1237 34.6245 79.2213 35.5998 79.2191 36.7759C79.2191 38.0198 80.2199 39.0281 81.4555 39.0281C82.6912 39.0281 83.6926 38.0198 83.6926 36.7759C83.6917 36.1506 83.4318 35.5534 82.9753 35.1287C82.5192 34.7046 81.9079 34.4904 81.2884 34.5389ZM41.6637 38.216C40.3557 38.3094 39.3441 39.4085 39.3508 40.7288C39.3514 41.6748 39.8808 42.5401 40.7204 42.9657L33.8422 80.5641C33.8428 80.5334 33.8428 80.5032 33.8422 80.4722C33.9226 79.6222 33.5177 78.7997 32.7969 78.3497C32.0762 77.8998 31.1647 77.8998 30.444 78.3497C29.7236 78.7997 29.3183 79.6222 29.3989 80.4722C29.3881 81.5479 30.1348 82.4803 31.181 82.6968C32.2269 82.9134 33.2789 82.3532 33.6902 81.3615L32.8688 85.8962L36.8856 85.988C40.2873 54.662 41.4408 43.6008 41.4811 43.2107C41.5115 43.2112 41.5423 43.2112 41.5723 43.2107C41.6296 43.6749 43.2688 56.8629 46.6852 86.1108L50.429 85.8655L49.8808 82.9545C50.5656 83.1894 51.3204 83.076 51.9073 82.6495C52.4938 82.2237 52.8389 81.5374 52.8331 80.8092C52.8363 79.9305 52.3303 79.1307 51.5382 78.7614C50.7465 78.3925 49.8138 78.5222 49.1503 79.0937L42.4245 43.1499C43.5293 42.872 44.3065 41.8754 44.3117 40.7288C44.3149 40.0344 44.0314 39.3695 43.5296 38.8933C43.0278 38.4167 42.3523 38.1715 41.6637 38.216ZM2.06947 41.6176C0.904581 41.7026 0.00217761 42.6785 0 43.8545C-7.10543e-14 45.0977 1.00148 46.1067 2.23687 46.1067C3.47227 46.1067 4.47377 45.0977 4.47377 43.8545C4.47282 43.2289 4.21291 42.6319 3.75664 42.2072C3.30034 41.7828 2.68892 41.5689 2.06947 41.6176ZM81.4406 42.322C80.2756 42.4077 79.3731 43.3832 79.3709 44.5592C79.3709 45.8029 80.3727 46.8114 81.6077 46.8114C82.8435 46.8114 83.8446 45.8029 83.8446 44.5592C83.8436 43.9334 83.5839 43.3367 83.1275 42.9123C82.6714 42.4877 82.0599 42.2737 81.4406 42.322ZM3.3477 49.3395C2.1708 49.4093 1.25102 50.3893 1.24777 51.5764C1.24777 52.8201 2.24927 53.8287 3.48467 53.8287C4.72005 53.8287 5.72154 52.8201 5.72154 51.5764C5.72001 50.9565 5.46427 50.3646 5.01478 49.9414C4.56532 49.5176 3.96207 49.2998 3.3477 49.3395ZM80.1321 49.8298C78.9671 49.915 78.0647 50.8906 78.0624 52.0665C78.0624 53.3105 79.064 54.3186 80.2993 54.3186C81.5346 54.3186 82.536 53.3105 82.536 52.0665C82.5351 51.4408 82.2751 50.8443 81.8188 50.4194C81.3632 49.995 80.7514 49.7811 80.1321 49.8298ZM5.75198 56.5402C4.58706 56.6258 3.68466 57.601 3.68249 58.7774C3.79165 59.9305 4.75361 60.8112 5.90412 60.8112C7.05466 60.8112 8.01664 59.9305 8.1258 58.7774C8.12425 58.1575 7.86851 57.5658 7.41906 57.1424C6.96958 56.7187 6.36631 56.5011 5.75198 56.5402ZM77.4538 57.3371C76.2891 57.4226 75.3862 58.3982 75.384 59.5737C75.384 60.8177 76.386 61.8264 77.6212 61.8264C78.8566 61.8264 79.8581 60.8177 79.8581 59.5737C79.857 58.9485 79.5972 58.3515 79.1407 57.927C78.6845 57.5026 78.0734 57.2887 77.4538 57.3371ZM9.79964 63.6188C8.62301 63.7048 7.71627 64.6985 7.73017 65.8865C7.83928 67.0397 8.80129 67.92 9.95181 67.92C11.1021 67.92 12.064 67.0397 12.1735 65.8865C12.1803 65.2614 11.9286 64.6613 11.4781 64.2312C11.0275 63.8007 10.4193 63.5786 9.79964 63.6188ZM73.1928 64.1704C72.0279 64.2558 71.126 65.2312 71.1238 66.4071C71.1238 67.651 72.1249 68.6595 73.3607 68.6595C74.5957 68.6595 75.5973 67.651 75.5973 66.4071C75.5964 65.7815 75.3363 65.1851 74.8802 64.7605C74.4238 64.3354 73.8124 64.122 73.1928 64.1704ZM16.0691 69.962C15.4597 69.9393 14.8678 70.1693 14.4307 70.5975C13.9935 71.0257 13.7501 71.6153 13.756 72.2293C13.756 73.4731 14.7576 74.4817 15.9929 74.4817C17.2283 74.4817 18.2298 73.4731 18.2298 72.2293C18.2414 71.0081 17.2816 70.0008 16.0691 69.962ZM67.4412 70.3298C66.252 70.4002 65.3284 71.3982 65.3414 72.597C65.3414 73.841 66.3427 74.8495 67.5781 74.8495C68.8133 74.8495 69.815 73.841 69.815 72.597C69.8268 71.3756 68.8666 70.368 67.6539 70.3298C67.5831 70.3265 67.512 70.3265 67.4412 70.3298ZM22.8254 74.7728C22.2211 74.7589 21.6376 74.9922 21.2069 75.4196C20.7767 75.847 20.5369 76.432 20.5427 77.04C20.5427 78.2842 21.5441 79.2924 22.7794 79.2924C24.0149 79.2924 25.0163 78.2842 25.0163 77.04C25.0278 75.8073 24.05 74.7953 22.8254 74.7728ZM59.711 75.4777C58.5459 75.5631 57.6437 76.5386 57.6412 77.7145C57.7506 78.8678 58.7126 79.7484 59.863 79.7484C61.0136 79.7484 61.9758 78.8678 62.0846 77.7145C62.083 77.0944 61.8275 76.5028 61.378 76.0795C60.9287 75.6558 60.3251 75.438 59.711 75.4777ZM41.6031 79.0629C40.438 79.1485 39.5355 80.1235 39.5333 81.2995C39.5333 82.5435 40.5349 83.5517 41.7703 83.5517C43.0056 83.5517 44.0071 82.5435 44.0071 81.2995C44.006 80.6741 43.7465 80.0771 43.29 79.6527C42.8338 79.2283 42.2225 79.0145 41.6031 79.0629Z" calligra:nodeTypes="ccccccccccccccccccccccccccccccccccccccccccccccccccccccccccccccccccccccccccccccccccccccccccccccccccccccccccccccccccccccccccccccccccccccccccccccccccccccccccccccccccccccccccccccccccccccccccccccccccccccc"/>
        <draw:path draw:style-name="gr4" xml:id="shape-28" draw:id="shape-28" draw:name="path2898" draw:layer="" svg:width="64.72525267913pt" svg:height="64.72525267913pt" svg:x="45.35510000000pt" svg:y="424.19600000000pt" svg:viewBox="0 0 65 65" svg:d="M64.7253 32.3624C64.7253 50.2358 50.2358 64.7253 32.3624 64.7253C14.4891 64.7253 0 50.2358 0 32.3624C0 14.4891 14.4891 0 32.3624 0C50.2358 0 64.7253 14.4891 64.7253 32.3624Z" calligra:nodeTypes="ccccc"/>
        <draw:path draw:style-name="gr5" xml:id="shape-29" draw:id="shape-29" draw:name="path2900" draw:layer="" svg:width="74.22739569323pt" svg:height="74.22739569323pt" svg:x="41.09770000000pt" svg:y="419.66000000000pt" svg:viewBox="0 0 74 74" svg:d="M74.2274 37.1136C74.2274 57.611 57.611 74.2274 37.1136 74.2274C16.6163 74.2274 0 57.611 0 37.1136C0 16.6163 16.6163 0 37.1136 0C57.611 0 74.2274 16.6163 74.2274 37.1136Z" calligra:nodeTypes="ccccc"/>
        <draw:path draw:style-name="gr6" xml:id="shape-30" draw:id="shape-30" draw:name="path2902" draw:layer="" svg:width="74.85987010841pt" svg:height="74.28207027907pt" svg:x="41.32970000000pt" svg:y="419.59500000000pt" svg:viewBox="0 0 75 74" svg:d="M25.1045 6.75448L21.6967 3.88808L21.9617 8.24347L18.6676 5.56325L18.9326 9.73256L15.8657 7.20118L16.5092 11.4075L13.2148 9.50912L14.3131 13.2317L10.148 12.1522L11.9655 15.5397L8.06532 14.7579L10.0344 18.2202L5.71767 17.6244L8.29249 20.8999L4.20307 20.8999L6.85361 23.1336L2.87774 23.841L5.60408 26.0375L1.51465 27.2657L4.50598 29.6113L1.02237 31.3608L4.24089 32.9244L0.151465 35.0834L3.33214 35.6787L0 38.5452L3.71081 38.9918L0.378653 42.119L4.46811 42.3051L0.946642 45.4694L5.03606 45.395L1.81756 48.3726L6.32355 48.4476L3.33214 51.5L7.4216 51.0532L4.61956 55.0736L9.08765 53.6588L6.51283 58.2749L10.8297 56.4136L9.23911 61.8115L13.5181 59.3543L12.2681 64.7892L16.6984 62.0721L15.9034 67.4324L19.8031 64.3801L19.4628 70.0011L23.3248 66.2037L24.0444 71.6762L27.6038 67.8047L28.6263 73.2769L31.6933 68.847L33.2457 73.9842L35.5553 69.1449L38.0549 74.2821L39.6448 69.1819L42.1819 73.9468L43.6208 68.5492L46.8771 73.0163L47.5589 67.6932L51.2696 71.7506L51.421 66.2783L55.3592 70.0011L55.056 64.194L59.1831 67.4698L58.3125 62.1464L62.175 65.0499L61.1146 59.4287L65.5824 61.5881L63.992 56.116L68.5742 57.9023L66.1504 52.989L70.9594 54.4778L67.7031 49.6384L72.7391 50.0853L69.0665 46.2884L73.5722 46.0644L69.7858 42.7146L74.5571 41.4862L70.2783 38.6199L74.8222 37.4659L70.6565 35.3437L74.8599 34.1898L70.202 32.589L74.3294 30.0575L69.2557 29.6484L73.0801 26.8562L68.8771 26.8562L73.0042 24.0273L67.7031 24.1758L71.1109 20.6022L66.1883 21.7937L69.5205 18.1082L64.7116 18.5549L66.908 14.274L62.3642 16.0236L64.1058 11.1468L60.1298 13.4925L61.266 8.50406L57.3281 11.4075L57.593 5.9727L54.2422 9.26721L53.6022 3.79043L49.6932 6.79125L48.8898 1.89521L45.8912 5.63302L45.2483 1.05289L42.4639 5.10657L41.0182 0.473811L39.3579 4.47487L37.2695 0L35.8772 4.47487L33.0926 0.526454L32.7178 4.73806L29.1299 1.21083L28.9158 5.63302L25.5957 2.42168Z" calligra:nodeTypes="ccccccccccccccccccccccccccccccccccccccccccccccccccccccccccccccccccccccccccccccccccccccccccccccccccccccccccccccccccccc"/>
      </draw:g>
      <draw:frame draw:style-name="gr7" xml:id="shape-31" draw:id="shape-31" draw:layer="" svg:width="612.00000000000pt" svg:height="81.60000000000pt" svg:x="34.00000000000pt" svg:y="22.19169916372pt" presentation:class="title">
        <draw:text-box>
          <text:p text:style-name="P1"/>
        </draw:text-box>
      </draw:frame>
      <draw:frame draw:style-name="gr7" xml:id="shape-32" draw:id="shape-32" draw:layer="" svg:width="544.00000000000pt" svg:height="311.10000000000pt" svg:x="65.53754874558pt" svg:y="125.68326833922pt" presentation:class="outline">
        <draw:text-box>
          <text:p text:style-name="P2"/>
        </draw:text-box>
      </draw:frame>
    </style:master-page>
    <style:master-page style:name="Default5" draw:style-name="dp1" style:display-name="London" style:page-layout-name="pm1">
      <draw:layer-set>
        <draw:layer draw:name=""/>
      </draw:layer-set>
      <draw:path draw:style-name="gr1" xml:id="shape-33" draw:id="shape-33" draw:name="path4607" draw:layer="" svg:width="680.82444052614pt" svg:height="113.17208581973pt" svg:x="0.00000000000pt" svg:y="396.70200000000pt" svg:viewBox="0 0 681 113" svg:d="M580.028 62.1348L583.086 62.1348L583.086 85.3863L584.793 85.3863L584.793 59.9273L592.001 59.9273L592.001 64.0698C593.29 63.6162 594.945 63.5305 596.799 64.7349L596.799 63.8277L601.224 56.2083L603.425 56.1781L603.425 52.8821L607.212 52.8821L607.212 50.9475L603.947 50.9475L603.947 49.617L605.075 49.617C604.322 48.589 605.256 47.8634 605.256 47.8634L606.174 47.8634C607.073 48.4418 606.791 49.2261 606.572 49.617L607.212 49.617L607.212 47.1378L604.007 47.1378L604.007 45.7768L605.044 45.7768C604.528 44.7982 605.411 44.1443 605.411 44.1443L606.358 44.1443C607.151 44.6642 607.062 45.3226 606.877 45.7768L607.212 45.7768L607.182 43.2981L603.947 43.2981L603.947 41.9673L604.921 41.9673C604.467 41.0504 605.256 40.4257 605.256 40.4257L606.083 40.4257C606.786 40.9152 606.707 41.5419 606.542 41.9673L607.182 41.9673L607.182 39.4577L604.068 39.4577L604.068 38.2482L603.824 38.2482L603.67 37.5224L603.67 36.7668L603.792 36.2829L604.619 36.2529L604.798 36.4946L604.798 37.6135L605.683 37.6436L605.714 38.0669L605.411 38.097L605.411 37.8554L604.709 37.8554L604.649 38.1273L607.182 38.1273L607.182 35.5878L603.947 35.5878L603.947 34.2268L607.182 34.2268L607.182 33.8946L607.121 33.8946C607.121 33.8946 604.021 33.7843 603.425 33.3803C603.443 32.4253 603.425 32.4132 603.425 32.4132C603.425 32.4132 603.632 32.2025 604.191 32.1103C604.246 32.1288 604.222 31.8986 604.222 31.8986L603.701 31.8986L603.455 31.6571L603.455 27.7566L603.122 27.7566C603.122 27.7566 602.919 27.6422 602.847 27.4542L602.847 22.4045C602.847 22.4045 603.127 22.0617 603.486 21.9513C603.466 21.9317 603.486 18.504 603.486 18.504C603.883 17.8631 605.65 17.6345 606.846 17.4762L606.846 17.2044C606.846 17.2044 605.806 17.1528 605.624 16.9319C605.604 16.9319 605.245 16.6085 605.226 16.4783C605.212 16.4524 605.226 14.1199 605.226 14.1199C605.366 13.8817 606.419 13.4592 607.395 13.3944L608.678 13.3944L608.433 10.7338L608.433 10.7032L607.948 5.07961L607.857 5.07961L607.887 4.32373L607.825 3.77949L607.887 3.77949L607.887 3.71903L611.489 3.77949L611.489 3.83994L611.548 3.83994L611.212 7.37753L611.212 7.80082L611.181 7.80082L610.971 10.1293L610.971 10.7338L610.909 10.7338L610.665 13.3944L611.948 13.3944C612.921 13.4592 614.008 13.8512 614.147 14.0897C614.147 14.0897 614.161 16.4524 614.147 16.4783C614.128 16.6085 613.767 16.9319 613.747 16.9319C613.565 17.1527 612.529 17.2044 612.529 17.2044L612.529 17.4762C613.719 17.6345 615.489 17.8632 615.883 18.504C615.883 18.504 615.903 21.9317 615.883 21.9513C616.246 22.0617 616.528 22.4045 616.528 22.4045L616.528 27.4542C616.456 27.6422 616.252 27.7566 616.252 27.7566L615.915 27.7566L615.915 31.6571L615.671 31.8685L615.153 31.8685C615.153 31.8685 615.128 32.1288 615.182 32.1103C615.737 32.2025 615.915 32.3825 615.915 32.3825C615.915 32.3825 615.927 32.4253 615.945 33.3803C615.353 33.7843 612.223 33.8946 612.223 33.8946L612.131 33.8946L612.131 34.2268L615.426 34.2268L615.426 35.5878L612.131 35.5878L612.131 38.1273L612.559 38.1273C612.421 37.3811 612.891 36.8878 612.891 36.8878L613.566 36.8878C614.002 37.2605 614.077 37.7384 614.025 38.1273L615.519 38.1273L615.519 39.4577L612.131 39.4577L612.131 41.937L613.809 41.937C613.111 40.8798 613.934 40.1224 613.934 40.1224L614.695 40.1224C615.477 40.721 615.218 41.558 615.032 41.937L615.397 41.937L615.397 43.2981L612.131 43.2981L612.161 45.7768L615.488 45.7768L615.488 47.1378L612.161 47.1378L612.161 49.5869L613.686 49.5869C612.722 48.5009 613.778 47.7423 613.778 47.7423L614.726 47.7423C615.779 48.3873 615.313 49.2671 615.093 49.5869L615.426 49.5869L615.426 50.9475L612.161 50.9475L612.161 52.8821L615.915 52.8821L615.915 66.0047L616.314 68.7565L617.752 68.8468L617.752 79.1875L618.911 79.1875L619.521 76.7991L620.375 78.9457L620.375 64.3418L622.822 64.3418L622.822 61.318L623.86 61.318L623.86 41.1511L635.586 33.8643L635.525 62.9811L639.13 60.9251L639.13 84.8118L640.141 84.8118L640.141 70.5704C640.513 69.3517 640.883 68.4005 641.268 67.6677L641.268 63.3136L644.383 63.3136L644.383 55.9662L646.247 50.5543L648.597 46.7745L650.857 50.3727L652.783 56.299L652.783 62.5884L657.183 62.5884L657.183 74.1684L658.37 74.1684L658.37 85.3863L658.892 85.3863L658.892 71.8101L663.046 71.8101L663.046 85.3863L663.44 85.3863L663.44 71.1446L665.917 71.1446L665.917 67.2748L670.654 67.2748L670.654 85.3863L673.37 85.3863L673.37 74.7729L675.386 74.7729L675.386 63.0117L680.824 63.0117L680.548 94.6687L680.548 113.172L1.04173e-13 113.172L0 62.8301L0.222027 62.8301L0.222027 73.4733L1.44378 73.4733L1.44378 60.3202L6.02531 60.3202L6.02531 58.6876L5.35332 58.6876L5.35332 50.2821L6.63612 50.2821L6.63612 48.8913L7.24701 48.8913L8.98799 46.0493L8.98799 43.4189L11.0344 37.492L11.0344 36.404L11.065 37.492L12.9585 43.4189L12.9585 46.0493L14.6997 48.9215L15.3106 48.9215L15.3106 50.2821L16.5933 50.2821L16.5933 58.6876L15.9216 58.6876L15.9216 59.8368L18.5788 59.8368L18.5788 71.4777L20.8081 71.4777L20.8081 71.5682L21.4495 71.5682L21.4495 64.6444L21.6026 64.6444L21.6026 59.7156L27.7112 59.7156L27.7112 47.2285C27.7112 45.4317 30.2109 41.1057 33.3311 41.0299C36.5989 40.9507 39.1577 45.5373 39.226 47.2285C39.2307 47.3468 39.2276 61.9247 39.226 73.1704L39.959 73.1704L39.959 62.9511L41.7915 62.9511L41.7915 62.044L44.1741 62.044L44.1741 55.6641L48.3891 55.6641L48.3891 62.044L51.474 62.044L51.474 85.3863L51.5657 85.3863L51.5657 64.1603L53.4895 60.8347L55.353 64.0398L55.353 85.3863L55.4752 85.3863L55.4752 69.8754L55.567 69.8754L55.567 64.3722L61.0035 64.3722L60.9425 69.8754L61.2782 69.8754L61.2782 68.2724L66.6234 66.8512L66.6234 85.3863L67.4176 85.3863L67.4176 64.1603L68.6699 64.1603L68.6699 64.0398C68.6699 64.0398 71.2355 60.9518 74.8091 62.1951L74.8091 61.9533L82.0176 61.9533L82.0176 66.9423L83.5751 66.9423L86.7821 78.8249L86.7821 65.8234L91.2419 57.0246L94.9678 56.964L99.0304 65.1583L99.0304 75.1663L99.8854 77.3131L99.8854 85.0835L101.168 85.0835L101.168 70.8726L103.181 70.8726L104.802 60.2295L106.332 70.7821L107.734 70.8726L107.734 73.0496L107.886 73.0496L107.886 84.8118L109.931 84.8118L109.931 64.4021L112.804 64.4021L112.804 63.344L117.784 63.344L117.784 66.9423L119.403 66.9423L119.403 79.6109L120.685 79.6109L120.685 61.4086L121.481 61.4086L121.481 34.8921L124.749 25.3375L128.87 18.7159L132.874 25.0351L136.263 35.4668L136.263 60.7136L136.602 60.7136L136.602 70.0565C137.362 71.3083 137.851 72.5661 137.851 72.5661L137.851 76.7084C138.002 76.6971 138.159 76.6882 138.307 76.6782L138.307 69.9355L140.751 69.9355L140.782 67.8491L141.12 65.2487L141.426 66.6397L141.426 33.3803L144.51 33.3803L144.51 36.2829L151.779 36.2829L151.779 33.3503L154.65 33.3503L154.65 70.4189C154.698 70.4146 154.752 70.4185 154.803 70.4189L154.803 61.1368L160.238 61.1368L160.208 66.2462L162.436 67.547L163.02 65.8841L162.895 67.8189L166.135 69.663L166.135 76.7991L166.595 76.7991L168.73 69.8448L169.98 67.2442L169.767 69.7839L170.684 69.7839L170.684 66.156L174.871 66.156C174.928 65.8506 174.979 65.5778 175.021 65.5514C175.4 65.084 175.035 65.6605 174.81 64.9767C174.784 64.8264 175.121 62.726 175.541 62.5277C175.753 62.4695 178.724 61.9296 180.339 61.893C180.291 61.911 184.122 61.893 184.122 61.893C184.122 61.893 189.609 62.4922 192.616 63.7678L194.415 60.9856L197.226 61.0462L200.43 65.2794L200.584 68.7565C202.277 70.2374 204.559 72.3737 205.718 74.38L206.454 74.1989L206.454 64.7653L213.63 64.7653L213.63 72.4147L215.37 71.9918L215.37 66.9727L221.051 66.9727L221.051 70.5704L221.847 70.3589L221.847 69.663L223.22 70.0262L223.71 69.9051L223.71 61.1973L224.532 56.1479L224.288 56.1781L224.318 56.0271L224.563 55.997L224.838 54.6361L224.991 53.5172L225.083 54.6666L225.325 55.9363L225.571 55.9363L225.571 56.0874L225.357 56.1178L225.602 57.1457L226.398 59.5045L226.916 59.5045L229.177 51.552L231.59 59.5045L232.078 59.5045L232.508 57.1457L232.721 56.2689L232.446 56.2389L232.416 56.057L232.752 56.057L233.056 54.3336L233.178 53.3965L233.3 54.3643L233.572 56.057L233.849 56.057L233.879 56.2689L233.603 56.2389L234.399 61.1973L234.399 64.6444L234.98 63.6764L236.658 66.5792L242.434 66.5792L242.434 65.7629L248.513 65.7629L248.513 66.5792L249.731 66.5792L249.731 63.2533L259.539 63.2533L259.539 66.5792L260.087 66.5792C259.908 65.2423 260.665 65.4306 260.665 65.4306C261.018 65.4295 260.972 66.2165 260.972 66.2165L262.253 66.2165C262.253 65.965 262.349 65.6011 262.193 65.3698C261.861 64.8817 261.863 64.3304 262.439 64.1C263.574 64.4526 262.712 65.4306 262.712 65.4306L262.712 66.1861L263.965 66.2165C263.913 65.3275 264.506 65.3923 264.484 65.3999C265.099 65.3488 264.942 66.3376 264.942 66.3376L264.942 66.821L269.891 66.821L269.891 62.6487L276.458 62.6487L276.458 66.821L278.291 66.821L278.291 64.7653L286.295 64.7653L286.295 66.821L290.048 66.821L290.048 64.9767L290.416 64.9767L290.416 61.1368L291.241 56.0874L290.995 56.1178L291.025 55.9363L291.272 55.9065L291.515 54.5756L291.699 53.4264L291.79 54.5756L292.034 55.8457L292.278 55.876L292.278 56.0271L292.065 56.0271L292.309 57.0549L292.738 58.597L293.867 58.597L295.855 51.4612L298.115 59.4738L298.786 59.4738L299.212 57.0549L299.425 56.2083L299.151 56.1781L299.121 55.997L299.455 55.997L299.73 54.2732L299.884 53.3054L299.975 54.2732L300.28 55.997L300.556 55.997L300.587 56.1781L300.312 56.1781L301.104 61.1368L301.135 70.0565L302.237 70.3286L302.237 64.0698L309.047 67.9704L309.047 72.0219L311.949 72.7475L311.949 68.0909L313.568 68.0909L313.568 64.493L318.545 64.493L318.545 65.6417C320.07 64.7175 322.54 64.0236 325.385 66.4584C325.375 66.8359 325.362 68.2615 325.357 69.5122L326.55 61.3788L327.831 69.8754L331.831 69.8754L332.32 71.659L332.32 66.2769L336.417 59.2923L340.108 59.3528L344.57 66.9727L344.57 80.2457L346.617 80.2457L347.196 77.8572L348.144 80.216L348.144 81.7274L349.333 82.0299L349.333 63.0718L356.542 63.0718L356.542 83.8441L358.22 84.2368L358.22 67.3349L358.25 67.3349L358.25 65.2794L363.934 65.2794L363.934 67.3349L364.515 67.3349L364.515 85.3863L364.761 85.3863L364.761 68.0003L368.944 69.0884L368.944 64.3418L375.969 64.3418L375.969 69.3008L375.999 69.3008L375.999 65.1886L377.77 62.1648L377.77 58.7786L377.069 58.7786L377.069 57.4481L377.74 57.4481C377.74 57.4481 377.897 55.0625 380.459 54.6361C380.488 54.6311 380.751 52.7705 380.703 52.3077C380.426 52.2109 380.243 51.9848 380.243 51.7336C380.231 51.416 380.508 51.1428 380.887 51.0985L380.948 49.2842L381.008 51.0985C381.42 51.1043 381.748 51.3884 381.74 51.7336C381.735 51.9909 381.541 52.2192 381.252 52.3077C381.213 52.8365 381.376 54.5683 381.405 54.5756C383.969 55.2217 384.308 57.4481 384.308 57.4481L385.008 57.4481L385.008 58.7179L384.278 58.7179L384.247 63.6466L384.856 63.6466L384.856 66.8512L385.313 66.8512L385.313 64.0698L388.369 64.0698L388.369 62.2558L387.666 62.2558L387.666 60.9251L388.338 60.9251C388.338 60.9251 388.499 58.5395 391.056 58.1131C391.087 58.1083 391.348 56.2479 391.3 55.7849C391.023 55.6882 390.843 55.4619 390.843 55.2104C390.835 54.8842 391.124 54.6074 391.516 54.5756L391.547 52.7616L391.638 54.5756C392.038 54.5951 392.347 54.8751 392.34 55.2104C392.333 55.468 392.139 55.6965 391.852 55.7849C391.813 56.3132 391.974 58.0455 392.004 58.0528C392.943 58.2901 393.583 58.756 394.019 59.2319L395.391 59.2319L395.391 60.9251L395.604 60.9251L395.604 61.5599L402.451 61.5599L402.451 63.465L404.832 63.465L404.832 64.0698L407.98 64.0698L407.98 61.4696L407.306 61.4696L407.306 60.2295L407.949 60.2295C407.949 60.2295 408.109 58.0515 410.574 57.6601C410.602 57.6552 410.848 56.009 410.815 55.5431C410.536 55.4564 410.353 55.2394 410.358 54.9989C410.355 54.7044 410.634 54.4557 411 54.4244L411.03 52.7616L411.124 54.4244C411.501 54.4439 411.799 54.6957 411.798 54.9989C411.798 55.2456 411.598 55.4645 411.307 55.5431C411.273 56.0375 411.461 57.5926 411.489 57.5992C412.542 57.852 413.182 58.359 413.598 58.8693L413.598 58.8085L416.469 58.8085L416.469 57.5088L417.11 57.5088C417.11 57.5088 417.269 55.1233 419.828 54.6967C419.86 54.6911 420.188 52.6147 420.105 52.2777C419.801 52.1852 419.603 51.9418 419.614 51.6732C419.624 51.3583 419.914 51.0991 420.288 51.0682L420.317 49.2238L420.409 51.0378C420.808 51.0574 421.118 51.3378 421.11 51.6732C421.104 51.9307 420.91 52.159 420.624 52.2473C420.551 52.6285 420.774 54.6287 420.806 54.6361C423.365 55.2828 423.706 57.5088 423.706 57.5088L424.411 57.5088L424.411 58.7786L423.676 58.7786L423.676 59.5045L429.481 59.5045L429.481 67.1238C429.771 67.1588 430.087 67.2077 430.183 67.2748C430.184 67.2706 430.183 68.6655 430.183 68.6655C430.183 68.685 430.185 76.0899 430.183 82.6349L432.932 82.6349L432.932 63.2836L433.939 63.2836L433.939 62.4973L435.345 62.4973L435.345 56.9038L439.559 56.9038L439.559 62.4973L440.229 62.4973L440.229 63.2836L442.645 63.2836L442.645 71.1446L446.645 71.1446L446.645 71.0844L453.457 71.0844L453.457 75.4082L457.151 75.4082L458.07 72.7777L459.171 75.4082L459.171 81.2737L459.842 81.2737L459.842 65.2794C459.842 65.2794 463.571 60.7523 468.302 64.7954C468.301 64.825 468.302 65.0009 468.302 65.0374L469.797 65.0374L469.797 62.7391L469.373 62.4064L469.373 61.893L469.828 61.893L469.828 61.7112L470.014 61.7112L469.983 61.5904L469.828 61.5904L469.645 61.4086L469.645 61.2276L470.136 60.9556L470.136 60.3202L470.348 60.3202C470.696 57.4343 472.432 51.8827 477.619 50.0706L477.619 49.6772L477.831 49.6772L477.831 49.4056C477.831 49.4056 477.43 49.4622 477.374 49.1936C477.374 49.1234 477.358 48.9041 477.619 48.8007L477.771 48.7705L477.771 47.9539L477.893 47.9539L477.893 47.5005L478.043 47.5005L478.043 47.8936L478.378 47.8936L478.378 47.1682L478.194 47.1682L478.194 46.7447L478.562 46.7447L478.562 43.6L478.164 43.2677L478.164 43.0254L478.592 43.0254L478.592 42.0583L478.991 42.4513L478.991 42.9349L479.297 42.9349L479.297 41.1208L478.899 41.1208L478.899 40.8184L479.113 40.8184L479.113 39.8506C479.113 39.8506 479.649 39.0345 479.97 39.0345L479.97 38.732L479.694 38.5811L479.694 38.4602L480.001 38.4602L480.001 37.7038L480.213 37.7038C480.213 37.7038 480.023 37.5591 480.001 37.4321L480.001 37.1295C480.001 37.1295 480.089 37.0151 480.181 37.0088C480.288 37.0014 480.304 36.9784 480.304 36.9784L480.304 36.8271C479.402 36.3882 480.117 35.561 480.304 35.6481L480.335 34.0757L480.485 33.2591L480.608 34.0757L480.638 35.6481C480.827 35.561 481.545 36.3882 480.638 36.8271L480.638 36.9784C480.638 36.9784 480.654 37.0014 480.76 37.0088C480.856 37.0151 480.944 37.1295 480.944 37.1295L480.944 37.4321C480.922 37.5591 480.73 37.7038 480.73 37.7038L480.944 37.7038L480.944 38.4602L481.252 38.4602L481.252 38.5811L480.975 38.732L480.975 39.0345C481.295 39.0345 481.832 39.8506 481.832 39.8506L481.832 40.8184L482.045 40.8184L482.045 41.1208L481.649 41.1208L481.649 42.9349L481.954 42.9349L481.954 42.4513L482.351 42.0583L482.351 43.0254L482.779 43.0254L482.779 43.2677L482.382 43.6L482.382 46.7447L482.749 46.7447L482.749 47.1682L482.565 47.1682L482.565 47.8936L482.902 47.8936L482.902 47.5005L483.057 47.5005L483.057 47.9539L483.178 47.9539L483.178 48.7705L483.329 48.8007C483.588 48.9041 483.574 49.1234 483.574 49.1936C483.516 49.4622 483.118 49.4056 483.118 49.4056L483.118 49.6772L483.329 49.6772L483.329 50.0706C488.515 51.8827 490.254 57.4343 490.597 60.3202L490.81 60.3202L490.81 60.9556L491.3 61.2276L491.3 61.4086L491.116 61.5904L490.992 61.5904L490.931 61.7112L491.116 61.7112L491.116 61.893L491.576 61.893L491.576 62.4064L491.147 62.7391L491.147 65.5813L492.248 65.5813L493.285 65.8841L493.956 66.3071L493.956 66.5491L493.806 66.6096L493.806 67.5773L494.386 67.7888L494.386 67.94L494.69 67.94L494.69 68.7865L498.724 69.8448L498.724 60.1391L501.775 60.1391L501.775 53.7596L506.021 53.7596L506.021 60.1391L508.405 60.1391L508.405 64.5534L509.231 65.9445L509.231 81.2135L510.631 81.2135L510.631 80.8504L511.858 80.8504L511.858 62.6487L512.16 62.6487L512.16 59.9273L520.165 59.9273L520.165 64.7349L520.803 64.7349L520.803 67.6374L521.448 67.6374L521.448 61.9533L521.967 61.9533L521.967 57.8105L528.563 57.8105L528.563 62.2254L531.864 62.2254L531.864 65.1281L532.017 65.1281L532.017 64.7046L532.26 64.7046L532.26 64.4021L532.047 64.4021L532.047 64.0698L532.229 64.0698L532.229 63.7371L532.383 63.7371L532.352 63.6162L532.535 63.6162L532.535 63.0718L532.811 62.6789L532.811 61.9533L533.298 61.1368L533.419 61.1368C533.419 61.1368 533.469 60.6901 533.692 60.6531C533.692 60.6344 533.692 60.3507 533.692 60.3507C533.495 60.3242 533.415 59.9542 533.692 59.8368C533.693 59.8374 533.689 59.5353 533.692 59.5343C533.373 59.4347 533.374 58.9138 533.815 58.8997C534.256 58.9146 534.228 59.4347 533.906 59.5343C533.907 59.5353 533.903 59.8374 533.906 59.8368C534.183 59.9542 534.103 60.3241 533.906 60.3507C533.906 60.3507 533.906 60.6344 533.906 60.6531C534.129 60.6901 534.18 61.1368 534.18 61.1368L534.305 61.1368L534.793 61.9533L534.793 62.6789L535.068 63.0718L535.068 63.6162L535.25 63.6162L535.222 63.7371L535.374 63.7371L535.374 64.0698L535.556 64.0698L535.556 64.4021L535.343 64.4021L535.343 64.7046L535.586 64.7046L535.586 65.1583L535.863 65.1583L535.863 65.5813L535.679 65.5813L535.679 66.8815L535.924 67.3048L536.167 67.3048L536.167 66.8815L536.016 66.8815L536.016 66.6096L536.167 66.6096L536.167 66.2769L536.444 66.2769L536.444 66.6096L536.626 66.6096L536.626 66.6397L538.918 66.6397L538.918 58.4156L547.778 58.4156C548.227 36.965 551.533 13.2405 562.467 0.151177C562.315 -0.000319283 564.759 5.6254e-09 564.759 5.6254e-09C576.347 11.5602 579.676 38.6273 580.028 62.1348M604.252 41.6951L603.578 41.6951L603.455 42.0883L602.663 42.0883L602.512 41.3625L602.512 40.637L602.663 40.1224L603.455 40.0924L603.64 40.3648L603.64 41.4534L604.528 41.4836L604.559 41.9069L604.252 41.9673L604.252 41.6951M614.664 43.7512C615.961 44.5433 614.91 45.7467 614.91 45.7467C614.91 45.7467 613.681 45.6473 613.657 45.6867C612.557 44.5567 613.717 43.7512 613.717 43.7512L614.664 43.7512M603.486 44.1141L603.486 45.2328L604.376 45.263L604.406 45.6867L604.1 45.7164L604.1 45.4749L603.394 45.4749L603.272 45.8676L602.512 45.8676L602.358 45.1422L602.358 44.3863L602.481 43.9026L603.272 43.8723L603.486 44.1141M603.701 47.9844L603.701 49.1032L604.619 49.1032L604.619 49.5565L604.314 49.5869L604.314 49.3146L603.64 49.3146L603.516 49.7078L602.725 49.738L602.573 49.0123L602.573 48.2565L602.725 47.7423L603.516 47.7121L603.701 47.9844M531.864 66.9727L531.926 66.8815L531.926 65.5813L531.864 65.5813L531.864 66.9727M536.444 67.6374L536.505 67.6374L536.505 66.8815L536.444 66.8815L536.444 67.6374M236.904 85.3863L242.434 85.3863L242.434 70.3286L236.904 70.3286L236.904 85.3863M248.513 85.3863L249.731 85.3863L249.731 70.3286L248.513 70.3286L248.513 85.3863M259.539 85.3863L261.217 85.3863L261.278 77.9179L263.508 77.9179L263.508 74.38L269.066 74.38L269.066 85.3863L269.891 85.3863L269.891 70.3286L259.539 70.3286L259.539 85.3863M276.458 74.3198L277.891 74.3198L277.891 85.3863L278.291 85.3863L278.291 70.3286L276.458 70.3286L276.458 74.3198M286.295 77.3131L288.433 77.3131L288.433 85.3863L290.048 85.3863L290.048 70.3286L286.295 70.3286L286.295 77.3131M301.135 70.9637L301.811 71.1446C301.519 70.8957 301.336 70.7468 301.135 70.5704L301.135 70.9637M301.135 73.5639C301.152 73.6209 301.179 73.6563 301.197 73.7151L301.197 85.3863L302.237 85.3863L302.237 72.8084C301.864 72.441 301.518 72.0957 301.135 71.7196L301.135 73.5639M167.998 76.7991L169.065 76.7991L169.065 72.8379L167.998 76.7991M221.051 74.0174L221.051 85.3863L221.847 85.3863L221.847 73.2613C221.589 73.5173 221.31 73.7662 221.051 74.0174M213.63 80.9717L213.63 85.3863L215.37 85.3863L215.37 79.3994C214.784 79.9322 214.201 80.4677 213.63 80.9717M310.571 85.3863L311.949 85.3863L311.949 81.9089C311.499 81.5197 311.032 81.1371 310.571 80.7295L310.571 85.3863M178.078 81.2737L178.292 81.2135C178.292 81.0808 178.292 80.8274 178.292 80.8205C178.288 80.8224 178.153 80.8165 178.078 80.8204L178.078 81.2737M178.292 80.8205C178.292 80.8204 178.292 80.8204 178.292 80.8204C178.292 80.8205 178.292 80.8205 178.292 80.8205M38.7373 85.3863L39.0732 85.3863L39.0732 85.3558L38.7373 85.3558L38.7373 85.386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34" draw:id="shape-34" draw:name="g7576" svg:y="414.72900000000pt">
        <draw:path draw:style-name="gr3" xml:id="shape-35" draw:id="shape-35" draw:name="path2836" draw:layer="" svg:width="83.68952170811pt" svg:height="86.22177016138pt" svg:x="36.26410000000pt" svg:y="415.22900000000pt" svg:viewBox="0 0 84 86" svg:d="M38.7312 0.00457084C37.5687 0.0901691 36.6679 1.06683 36.6659 2.24435C36.7745 3.39904 37.7344 4.28087 38.8831 4.28087C40.0314 4.28087 40.9916 3.39904 41.1006 2.24435C41.0991 1.62374 40.844 1.03134 40.3952 0.607218C39.9465 0.183131 39.3445 -0.0349493 38.7312 0.00457084ZM46.3256 0.157984C45.163 0.243581 44.2621 1.22026 44.2599 2.39775C44.2599 3.64328 45.2596 4.65294 46.4924 4.65294C47.7258 4.65294 48.7255 3.64328 48.7255 2.39775C48.7245 1.77142 48.4648 1.17382 48.0093 0.748726C47.5541 0.323641 46.9435 0.109557 46.3256 0.157984ZM53.3734 1.56938C52.1867 1.64016 51.2641 2.6394 51.2771 3.83982C51.2771 5.08532 52.2767 6.09494 53.5099 6.09494C54.7428 6.09494 55.7424 5.08532 55.7424 3.83982C55.7545 2.61667 54.7964 1.60816 53.5857 1.56938C53.5147 1.56594 53.444 1.56594 53.3734 1.56938ZM30.1649 1.6921C29.002 1.77767 28.1013 2.75435 28.099 3.93189C28.099 5.1774 29.0991 6.18703 30.3321 6.18703C31.565 6.18703 32.5649 5.1774 32.5649 3.93189C32.5637 3.30556 32.3038 2.70792 31.8488 2.28285C31.3933 1.85772 30.7831 1.64368 30.1649 1.6921ZM23.2995 4.39212C22.1368 4.47774 21.2361 5.45437 21.2341 6.6319C21.2341 7.8774 22.2335 8.88706 23.4665 8.88706C24.6996 8.88706 25.6993 7.8774 25.6993 6.6319C25.6984 6.0056 25.4391 5.40796 24.9834 4.98286C24.5281 4.55782 23.9177 4.34371 23.2995 4.39212ZM60.2684 4.45348C59.1062 4.53906 58.2055 5.51575 58.2032 6.69328C58.2032 7.93878 59.2028 8.94844 60.4358 8.94844C61.6689 8.94844 62.6685 7.93878 62.6685 6.69328C62.6675 6.06694 62.4083 5.46932 61.9528 5.04422C61.4971 4.61911 60.8867 4.40507 60.2684 4.45348ZM16.92 8.53421C15.7453 8.60441 14.8273 9.58544 14.8238 10.774C14.8238 12.0194 15.8241 13.0291 17.0569 13.0291C18.2901 13.0291 19.2896 12.0194 19.2896 10.774C19.2882 10.1531 19.033 9.56099 18.5844 9.13685C18.1357 8.71275 17.5335 8.49471 16.92 8.53421ZM66.6782 8.62623C65.5157 8.71182 64.6149 9.68848 64.6126 10.8662C64.7222 12.0205 65.6817 12.9027 66.8308 12.9027C67.9786 12.9027 68.9389 12.0205 69.0478 10.8662C69.0463 10.2452 68.7912 9.65297 68.3423 9.22886C67.894 8.80478 67.292 8.58668 66.6782 8.62623ZM11.6651 13.6583C10.5023 13.7436 9.60144 14.7208 9.59927 15.898C9.59927 17.1434 10.5991 18.1531 11.8317 18.1531C13.0651 18.1531 14.0646 17.1434 14.0646 15.898C14.0636 15.2713 13.8043 14.6739 13.3487 14.2488C12.8936 13.8238 12.2832 13.6097 11.6651 13.6583ZM71.8124 13.7194C70.6497 13.805 69.7488 14.7818 69.7463 15.9594C69.7463 17.2048 70.7463 18.2142 71.9793 18.2142C73.212 18.2142 74.2123 17.2048 74.2123 15.9594C74.2114 15.3329 73.9513 14.7353 73.4961 14.31C73.0413 13.8853 72.4307 13.671 71.8124 13.7194ZM7.62474 19.7328C7.02164 19.7195 6.43875 19.9533 6.00938 20.3811C5.57994 20.8091 5.34076 21.3943 5.3464 22.0039C5.3464 23.2492 6.34606 24.259 7.57917 24.259C8.81226 24.259 9.81191 23.2492 9.81191 22.0039C9.82326 20.7691 8.84716 19.7554 7.62474 19.7328ZM76.3688 20.1629C75.1944 20.2493 74.289 21.2439 74.3032 22.4337C74.3032 23.6785 75.3026 24.6882 76.5357 24.6882C77.7689 24.6882 78.7684 23.6785 78.7684 22.4337C78.7763 21.8014 78.5204 21.1961 78.0646 20.7639C77.6075 20.3318 76.9926 20.1138 76.3688 20.1629ZM4.28321 26.7288C3.0967 26.7998 2.17422 27.7985 2.18718 28.9993C2.18718 30.2445 3.18683 31.2546 4.41993 31.2546C5.653 31.2546 6.65267 30.2445 6.65267 28.9993C6.65957 28.3734 6.40796 27.7728 5.95834 27.3419C5.5087 26.9108 4.90172 26.6889 4.28321 26.7288ZM79.3154 26.7288C78.1409 26.8151 77.2361 27.81 77.2499 28.9993C77.3587 30.154 78.319 31.0359 79.4672 31.0359C80.6157 31.0359 81.5758 30.154 81.6847 28.9993C81.6914 28.3734 81.44 27.7728 80.9904 27.3419C80.541 26.9108 79.9338 26.6889 79.3154 26.7288ZM2.58209 34.1538C1.4193 34.2395 0.518588 35.216 0.516417 36.3936C0.516417 37.6392 1.51604 38.649 2.74915 38.649C3.98227 38.649 4.98189 37.6392 4.98189 36.3936C4.98097 35.7674 4.72155 35.1697 4.26608 34.7448C3.81065 34.3193 3.20037 34.1055 2.58209 34.1538ZM81.138 34.5834C79.9755 34.6691 79.0748 35.6457 79.0726 36.8233C79.0726 38.0688 80.0715 39.0784 81.3048 39.0784C82.5383 39.0784 83.5378 38.0688 83.5378 36.8233C83.5369 36.1972 83.2775 35.5992 82.8218 35.174C82.3666 34.7493 81.7564 34.5348 81.138 34.5834ZM41.5866 38.2652C40.2811 38.3588 39.2713 39.4593 39.278 40.7813C39.2786 41.7285 39.807 42.5949 40.6451 43.0211L33.7796 80.6679C33.7802 80.6372 33.7802 80.6069 33.7796 80.5759C33.8599 79.7248 33.4557 78.9012 32.7362 78.4507C32.0169 78.0002 31.1071 78.0002 30.3877 78.4507C29.6686 78.9012 29.2641 79.7248 29.3445 80.5759C29.3337 81.653 30.0791 82.5866 31.1233 82.8034C32.1673 83.0202 33.2173 82.4593 33.6279 81.4663L32.808 86.0069L36.8174 86.0988C40.2128 54.7324 41.3642 43.657 41.4044 43.2664C41.4347 43.2669 41.4655 43.2669 41.4954 43.2664C41.5526 43.7312 43.1888 56.9362 46.5989 86.2218L50.3357 85.9762L49.7885 83.0614C50.4721 83.2966 51.2255 83.1831 51.8113 82.756C52.3967 82.3297 52.7412 81.6425 52.7354 80.9133C52.7386 80.0335 52.2335 79.2327 51.4429 78.8629C50.6526 78.4935 49.7217 78.6234 49.0594 79.1956L42.346 43.2055C43.4488 42.9272 44.2246 41.9294 44.2297 40.7813C44.2329 40.086 43.95 39.4202 43.4491 38.9434C42.9482 38.4662 42.274 38.2207 41.5866 38.2652ZM2.06564 41.6712C0.902908 41.7563 0.00217358 42.7335 0 43.911C-7.10543e-14 45.1558 0.999628 46.1661 2.23273 46.1661C3.46585 46.1661 4.4655 45.1558 4.4655 43.911C4.46455 43.2846 4.20512 42.6868 3.74969 42.2616C3.29424 41.8366 2.68395 41.6225 2.06564 41.6712ZM81.29 42.3765C80.1271 42.4624 79.2263 43.4391 79.2241 44.6166C79.2241 45.8619 80.224 46.8717 81.4568 46.8717C82.6903 46.8717 83.6895 45.8619 83.6895 44.6166C83.6885 43.99 83.4293 43.3925 82.9737 42.9676C82.5185 42.5425 81.9081 42.3282 81.29 42.3765ZM3.34151 49.4031C2.16678 49.473 1.24871 50.4542 1.24546 51.6429C1.24546 52.8882 2.24511 53.8981 3.47822 53.8981C4.71132 53.8981 5.71096 52.8882 5.71096 51.6429C5.70943 51.0222 5.45416 50.4295 5.0055 50.0058C4.55688 49.5814 3.95474 49.3633 3.34151 49.4031ZM79.9839 49.894C78.821 49.9793 77.9203 50.9562 77.918 52.1336C77.918 53.3792 78.9178 54.3886 80.1508 54.3886C81.3838 54.3886 82.3833 53.3792 82.3833 52.1336C82.3824 51.5071 82.1229 50.9098 81.6675 50.4844C81.2127 50.0594 80.602 49.8453 79.9839 49.894ZM5.74134 56.6131C4.57858 56.6988 3.67784 57.6752 3.67568 58.8531C3.78464 60.0077 4.74482 60.8896 5.8932 60.8896C7.04161 60.8896 8.00181 60.0077 8.11077 58.8531C8.10922 58.2324 7.85396 57.64 7.40534 57.216C6.95669 56.7918 6.35453 56.5739 5.74134 56.6131ZM77.3105 57.411C76.148 57.4966 75.2468 58.4735 75.2446 59.6505C75.2446 60.8961 76.2447 61.9061 77.4776 61.9061C78.7107 61.9061 79.7104 60.8961 79.7104 59.6505C79.7093 59.0245 79.45 58.4267 78.9943 58.0016C78.539 57.5767 77.929 57.3625 77.3105 57.411ZM9.78151 63.7008C8.60706 63.7869 7.702 64.7819 7.71587 65.9714C7.82478 67.1261 8.78501 68.0075 9.9334 68.0075C11.0816 68.0075 12.0417 67.1261 12.151 65.9714C12.1578 65.3455 11.9065 64.7446 11.4569 64.314C11.0071 63.8829 10.4 63.6605 9.78151 63.7008ZM73.0574 64.2531C71.8947 64.3386 70.9944 65.3153 70.9922 66.4927C70.9922 67.7382 71.9915 68.748 73.225 68.748C74.4577 68.748 75.4575 67.7382 75.4575 66.4927C75.4566 65.8663 75.197 65.2691 74.7417 64.844C74.2861 64.4183 73.6759 64.2046 73.0574 64.2531ZM16.0394 70.0522C15.4311 70.0294 14.8403 70.2597 14.404 70.6885C13.9676 71.1172 13.7247 71.7076 13.7306 72.3224C13.7306 73.5678 14.7303 74.5777 15.9633 74.5777C17.1964 74.5777 18.1961 73.5678 18.1961 72.3224C18.2077 71.0996 17.2496 70.091 16.0394 70.0522ZM67.3165 70.4204C66.1295 70.4909 65.2076 71.4902 65.2205 72.6906C65.2205 73.9362 66.22 74.946 67.4531 74.946C68.686 74.946 69.6859 73.9362 69.6859 72.6906C69.6976 71.4676 68.7392 70.4587 67.5288 70.4204C67.4581 70.4171 67.3871 70.4171 67.3165 70.4204ZM22.7832 74.8692C22.18 74.8552 21.5976 75.0888 21.1677 75.5168C20.7383 75.9447 20.4989 76.5305 20.5047 77.1393C20.5047 78.3851 21.5043 79.3946 22.7373 79.3946C23.9705 79.3946 24.97 78.3851 24.97 77.1393C24.9815 75.905 24.0055 74.8917 22.7832 74.8692ZM59.6006 75.575C58.4376 75.6605 57.5371 76.6372 57.5346 77.8146C57.6438 78.9694 58.604 79.8512 59.7523 79.8512C60.9007 79.8512 61.8612 78.9694 61.9698 77.8146C61.9682 77.1938 61.7131 76.6014 61.2645 76.1775C60.816 75.7533 60.2135 75.5352 59.6006 75.575ZM41.5262 79.1648C40.3632 79.2505 39.4624 80.2268 39.4602 81.4043C39.4602 82.6499 40.4599 83.6594 41.693 83.6594C42.9261 83.6594 43.9257 82.6499 43.9257 81.4043C43.9246 80.7781 43.6656 80.1803 43.2099 79.7553C42.7546 79.3304 42.1444 79.1163 41.5262 79.1648Z" calligra:nodeTypes="ccccccccccccccccccccccccccccccccccccccccccccccccccccccccccccccccccccccccccccccccccccccccccccccccccccccccccccccccccccccccccccccccccccccccccccccccccccccccccccccccccccccccccccccccccccccccccccccccccccccc"/>
        <draw:path draw:style-name="gr4" xml:id="shape-36" draw:id="shape-36" draw:name="path2898" draw:layer="" svg:width="64.45171380358pt" svg:height="64.45171380358pt" svg:x="45.35510000000pt" svg:y="424.19600000000pt" svg:viewBox="0 0 64 64" svg:d="M64.4517 32.2256C64.4517 50.0235 50.0235 64.4517 32.2256 64.4517C14.4279 64.4517 0 50.0235 0 32.2256C0 14.4279 14.4279 0 32.2256 0C50.0235 0 64.4517 14.4279 64.4517 32.2256Z" calligra:nodeTypes="ccccc"/>
        <draw:path draw:style-name="gr5" xml:id="shape-37" draw:id="shape-37" draw:name="path2900" draw:layer="" svg:width="74.45549447405pt" svg:height="74.45549447405pt" svg:x="41.09770000000pt" svg:y="419.66000000000pt" svg:viewBox="0 0 74 74" svg:d="M74.4555 37.2276C74.4555 57.788 57.788 74.4555 37.2276 74.4555C16.6674 74.4555 0 57.788 0 37.2276C0 16.6674 16.6674 0 37.2276 0C57.788 0 74.4555 16.6674 74.4555 37.2276Z" calligra:nodeTypes="ccccc"/>
        <draw:path draw:style-name="gr6" xml:id="shape-38" draw:id="shape-38" draw:name="path2902" draw:layer="" svg:width="74.72003187105pt" svg:height="74.56524557671pt" svg:x="41.32970000000pt" svg:y="419.59500000000pt" svg:viewBox="0 0 75 75" svg:d="M25.0576 6.78023L21.6562 3.9029L21.9207 8.27489L18.6327 5.58446L18.8972 9.76966L15.8361 7.22863L16.4784 11.451L13.1901 9.54537L14.2864 13.2821L10.129 12.1985L11.9431 15.5989L8.05025 14.8142L10.0157 18.2897L5.70699 17.6916L8.277 20.9796L4.19522 20.9796L6.8408 23.2218L2.87236 23.9319L5.59361 26.1367L1.51182 27.3696L4.49756 29.7242L1.02046 31.4803L4.23297 33.0499L0.151182 35.2171L3.32591 35.8147L0 38.6921L3.70388 39.1404L0.377946 42.2795L4.45976 42.4664L0.944873 45.6427L5.02665 45.568L1.81416 48.557L6.31174 48.6323L3.32591 51.6963L7.40773 51.2478L4.61093 55.2835L9.07067 53.8633L6.50066 58.497L10.8095 56.6286L9.22185 62.0471L13.4928 59.5805L12.2452 65.0362L16.6672 62.3087L15.8737 67.6894L19.7661 64.6255L19.4264 70.2679L23.2812 66.4561L23.9995 71.9494L27.5522 68.0632L28.5728 73.5562L31.6341 69.1094L33.1836 74.2662L35.4889 69.4085L37.9838 74.5652L39.5707 69.4456L42.1031 74.2287L43.5393 68.8105L46.7895 73.2946L47.47 67.9512L51.1738 72.0241L51.3249 66.5309L55.2558 70.2679L54.9531 64.4387L59.0725 67.727L58.2035 62.3833L62.0588 65.2979L61.0004 59.6552L65.4599 61.8229L63.8724 56.3299L68.4461 58.123L66.0268 53.191L70.8268 54.6855L67.5766 49.8276L72.6032 50.2762L68.9375 46.4648L73.4347 46.24L69.6554 42.8774L74.4178 41.6443L70.147 38.7671L74.6824 37.6087L70.5245 35.4784L74.72 34.3201L70.0708 32.7132L74.1905 30.1721L69.1263 29.7614L72.9436 26.9586L68.7484 26.9586L72.8678 24.1189L67.5766 24.268L70.978 20.6807L66.0646 21.8768L69.3906 18.1772L64.5907 18.6256L66.783 14.3284L62.2477 16.0847L63.986 11.1893L60.0175 13.5439L61.1515 8.53648L57.221 11.451L57.4854 5.99547L54.1409 9.30253L53.502 3.80488L49.6004 6.81714L48.7985 1.90243L45.8055 5.65449L45.1638 1.0569L42.3846 5.12604L40.9416 0.475617L39.2844 4.49193L37.1999 0L35.8102 4.49193L33.0308 0.528461L32.6567 4.75612L29.0755 1.21545L28.8618 5.65449L25.5479 2.43091Z" calligra:nodeTypes="ccccccccccccccccccccccccccccccccccccccccccccccccccccccccccccccccccccccccccccccccccccccccccccccccccccccccccccccccccccc"/>
      </draw:g>
      <draw:frame draw:style-name="gr7" xml:id="shape-39" draw:id="shape-39" draw:layer="" svg:width="612.00000000000pt" svg:height="81.60000000000pt" svg:x="34.00000000000pt" svg:y="22.19169916372pt" presentation:class="title">
        <draw:text-box>
          <text:p text:style-name="P1"/>
        </draw:text-box>
      </draw:frame>
      <draw:frame draw:style-name="gr7" xml:id="shape-40" draw:id="shape-40" draw:layer="" svg:width="544.00000000000pt" svg:height="311.10000000000pt" svg:x="65.53754874558pt" svg:y="125.68326833922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23T14:38:53</dc:date>
    <meta:creation-date>2010-08-12T22:22:19</meta:creation-date>
    <dc:creator>Joshua L. Blocher</dc:creator>
    <meta:user-defined meta:name="initial">JLB</meta:user-defined>
  </office:meta>
</office:document-meta>
</file>